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end" style:justify-single-word="false" fo:text-indent="0.1965in" style:auto-text-indent="false"/>
    </style:style>
    <style:style style:name="P8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0"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New" fo:font-size="10pt" fo:font-weight="normal" style:font-size-asian="10pt" style:font-weight-asian="normal" style:font-size-complex="10pt" style:font-weight-complex="normal"/>
    </style:style>
    <style:style style:name="P92" style:family="paragraph" style:parent-style-name="Standard">
      <style:paragraph-properties fo:margin-left="0in" fo:margin-right="0in" fo:text-align="justify" style:justify-single-word="false" fo:text-indent="0.1965in" style:auto-text-indent="false"/>
    </style:style>
    <style:style style:name="P93" style:family="paragraph" style:parent-style-name="Standard">
      <style:paragraph-properties fo:margin-left="0in" fo:margin-right="0in" fo:text-align="justify" style:justify-single-word="false" fo:text-indent="0.1965in" style:auto-text-indent="false"/>
      <style:text-properties fo:language="ru" fo:country="RU"/>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text-properties fo:language="en" fo:country="US"/>
    </style:style>
    <style:style style:name="P109" style:family="paragraph" style:parent-style-name="Text_20_body">
      <loext:graphic-properties draw:fill="solid" draw:fill-color="#eeeeee" draw:opacity="100%"/>
      <style:paragraph-properties fo:background-color="#eeeeee"/>
    </style:style>
    <style:style style:name="P110" style:family="paragraph" style:parent-style-name="First_20_line_20_indent">
      <style:text-properties fo:language="ru" fo:country="RU"/>
    </style:style>
    <style:style style:name="P111" style:family="paragraph" style:parent-style-name="First_20_line_20_indent">
      <style:text-properties fo:font-size="15pt" fo:language="ru" fo:country="RU" style:font-size-asian="15pt" style:font-size-complex="15pt"/>
    </style:style>
    <style:style style:name="P112" style:family="paragraph" style:parent-style-name="First_20_line_20_indent">
      <style:text-properties fo:font-size="12pt" fo:language="ru" fo:country="RU" style:font-size-asian="12pt" style:font-size-complex="12pt"/>
    </style:style>
    <style:style style:name="P113" style:family="paragraph" style:parent-style-name="Text_20_body">
      <style:paragraph-properties fo:margin-left="0in" fo:margin-right="0in" fo:text-align="justify" style:justify-single-word="false" fo:text-indent="0in" style:auto-text-indent="false"/>
    </style:style>
    <style:style style:name="P114"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5" style:family="paragraph" style:parent-style-name="Text_20_body">
      <style:paragraph-properties fo:margin-left="0in" fo:margin-right="0in" fo:text-align="center" style:justify-single-word="false" fo:text-indent="0in" style:auto-text-indent="false"/>
    </style:style>
    <style:style style:name="P11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Footnote">
      <style:paragraph-properties fo:margin-left="0in" fo:margin-right="0in" fo:text-indent="0in" style:auto-text-indent="false"/>
      <style:text-properties fo:language="en" fo:country="US"/>
    </style:style>
    <style:style style:name="P119" style:family="paragraph" style:parent-style-name="Footnote">
      <style:text-properties fo:language="en" fo:country="US"/>
    </style:style>
    <style:style style:name="P120" style:family="paragraph" style:parent-style-name="Footnote">
      <style:text-properties fo:language="ru" fo:country="RU"/>
    </style:style>
    <style:style style:name="P121" style:family="paragraph" style:parent-style-name="Footnote">
      <style:text-properties style:use-window-font-color="true" fo:language="ru" fo:country="RU"/>
    </style:style>
    <style:style style:name="P122" style:family="paragraph" style:parent-style-name="Text_20_body">
      <style:paragraph-properties fo:margin-top="0in" fo:margin-bottom="0.0835in" loext:contextual-spacing="false" fo:text-align="justify" style:justify-single-word="false"/>
      <style:text-properties fo:language="en" fo:country="US"/>
    </style:style>
    <style:style style:name="P123" style:family="paragraph" style:parent-style-name="Standard">
      <style:text-properties fo:font-style="italic" style:font-style-asian="italic" style:font-style-complex="italic"/>
    </style:style>
    <style:style style:name="P124"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2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officeooo:paragraph-rsid="001200de" style:font-weight-asian="bold" style:font-weight-complex="bold"/>
    </style:style>
    <style:style style:name="P126" style:family="paragraph" style:parent-style-name="Standard">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text-properties fo:language="ru" fo:country="RU" officeooo:paragraph-rsid="003284ae"/>
    </style:style>
    <style:style style:name="P127" style:family="paragraph" style:parent-style-name="Standard">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text-properties fo:language="ru" fo:country="RU"/>
    </style:style>
    <style:style style:name="P128" style:family="paragraph" style:parent-style-name="Standard">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text-properties officeooo:paragraph-rsid="003284ae"/>
    </style:style>
    <style:style style:name="P129" style:family="paragraph" style:parent-style-name="Standard">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style>
    <style:style style:name="P130" style:family="paragraph" style:parent-style-name="Text_20_body" style:list-style-name="L1">
      <style:paragraph-properties fo:text-align="justify" style:justify-single-word="false"/>
    </style:style>
    <style:style style:name="P131" style:family="paragraph" style:parent-style-name="Text_20_body" style:list-style-name="L1">
      <style:paragraph-properties fo:text-align="justify" style:justify-single-word="false"/>
      <style:text-properties fo:language="ru" fo:country="RU"/>
    </style:style>
    <style:style style:name="P132" style:family="paragraph" style:parent-style-name="Text_20_body" style:list-style-name="L2">
      <style:paragraph-properties fo:text-align="justify" style:justify-single-word="false"/>
      <style:text-properties fo:language="ru" fo:country="RU"/>
    </style:style>
    <style:style style:name="P133"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4" style:family="paragraph" style:parent-style-name="Text_20_body" style:list-style-name="L3">
      <style:text-properties fo:language="ru" fo:country="RU"/>
    </style:style>
    <style:style style:name="P135" style:family="paragraph" style:parent-style-name="Text_20_body" style:list-style-name="L3">
      <style:text-properties fo:language="ru" fo:country="RU" fo:background-color="#ffff00"/>
    </style:style>
    <style:style style:name="P136" style:family="paragraph" style:parent-style-name="Text_20_body">
      <style:text-properties fo:language="en" fo:country="US"/>
    </style:style>
    <style:style style:name="P137" style:family="paragraph" style:parent-style-name="Text_20_body">
      <loext:graphic-properties draw:fill="solid" draw:fill-color="#eeeeee" draw:opacity="100%"/>
      <style:paragraph-properties fo:background-color="#eeeeee"/>
      <style:text-properties officeooo:paragraph-rsid="00127401"/>
    </style:style>
    <style:style style:name="P138" style:family="paragraph" style:parent-style-name="Text_20_body">
      <style:text-properties officeooo:rsid="001856f5" officeooo:paragraph-rsid="001856f5"/>
    </style:style>
    <style:style style:name="P13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0"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41" style:family="paragraph" style:parent-style-name="Text_20_body">
      <style:paragraph-properties fo:margin-left="0in" fo:margin-right="0in" fo:text-align="justify" style:justify-single-word="false" fo:text-indent="0.1965in" style:auto-text-indent="false"/>
      <style:text-properties fo:language="ru" fo:country="RU" officeooo:paragraph-rsid="0018a3dd"/>
    </style:style>
    <style:style style:name="P1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43"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4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paragraph-rsid="001200de" style:font-style-asian="normal" style:font-style-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856f5" officeooo:paragraph-rsid="001856f5" fo:background-color="transparent"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88d7d" officeooo:paragraph-rsid="00288d7d" fo:background-color="transparent" style:font-style-asian="normal" style:font-weight-asian="normal" style:font-style-complex="normal" style:font-weight-complex="normal"/>
    </style:style>
    <style:style style:name="P1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font-weight="normal" officeooo:paragraph-rsid="003284ae"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1965in" style:auto-text-indent="false"/>
    </style:style>
    <style:style style:name="P15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officeooo:paragraph-rsid="000b9310"/>
    </style:style>
    <style:style style:name="P15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officeooo:paragraph-rsid="001200de"/>
    </style:style>
    <style:style style:name="P15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officeooo:rsid="00288d7d" officeooo:paragraph-rsid="00288d7d"/>
    </style:style>
    <style:style style:name="P15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cb784"/>
    </style:style>
    <style:style style:name="P1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officeooo:paragraph-rsid="001200de"/>
    </style:style>
    <style:style style:name="P1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officeooo:paragraph-rsid="001200de" style:font-weight-asian="bold" style:font-weight-complex="bold"/>
    </style:style>
    <style:style style:name="P15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officeooo:paragraph-rsid="001200de"/>
    </style:style>
    <style:style style:name="P1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officeooo:paragraph-rsid="001200de"/>
    </style:style>
    <style:style style:name="P1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officeooo:paragraph-rsid="003284ae"/>
    </style:style>
    <style:style style:name="P1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officeooo:paragraph-rsid="001200de"/>
    </style:style>
    <style:style style:name="P16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officeooo:paragraph-rsid="001200de" fo:background-color="transparent" style:font-style-asian="italic" style:font-weight-asian="normal" style:font-style-complex="italic" style:font-weight-complex="normal"/>
    </style:style>
    <style:style style:name="P1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font-weight="normal" officeooo:paragraph-rsid="001db7da" fo:background-color="transparent" style:font-style-asian="normal" style:font-weight-asian="normal" style:font-style-complex="normal" style:font-weight-complex="normal"/>
    </style:style>
    <style:style style:name="P162" style:family="paragraph" style:parent-style-name="Text_20_body">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text-properties fo:color="#800000" fo:language="en" fo:country="US" fo:font-style="italic" style:font-style-asian="italic" style:font-style-complex="italic"/>
    </style:style>
    <style:style style:name="P1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officeooo:paragraph-rsid="001200de"/>
    </style:style>
    <style:style style:name="P1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officeooo:paragraph-rsid="001200de" style:font-style-asian="normal" style:font-style-complex="normal"/>
    </style:style>
    <style:style style:name="P1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officeooo:paragraph-rsid="00127401" style:font-style-asian="normal" style:font-style-complex="normal"/>
    </style:style>
    <style:style style:name="P166" style:family="paragraph" style:parent-style-name="Text_20_body" style:list-style-name="L5">
      <loext:graphic-properties draw:fill="solid" draw:fill-color="#eeeeee" draw:opacity="100%"/>
      <style:paragraph-properties fo:margin-top="0in" fo:margin-bottom="0.0835in" loext:contextual-spacing="false" fo:text-align="justify" style:justify-single-word="false" fo:background-color="#eeeeee"/>
      <style:text-properties fo:language="en" fo:country="US" officeooo:paragraph-rsid="001200de"/>
    </style:style>
    <style:style style:name="P167" style:family="paragraph" style:parent-style-name="Text_20_body" style:list-style-name="L5">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officeooo:paragraph-rsid="001200de"/>
    </style:style>
    <style:style style:name="P16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officeooo:paragraph-rsid="001200de"/>
    </style:style>
    <style:style style:name="P16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officeooo:paragraph-rsid="001200de" fo:background-color="transparent"/>
    </style:style>
    <style:style style:name="P17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officeooo:paragraph-rsid="001200de"/>
    </style:style>
    <style:style style:name="P17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officeooo:paragraph-rsid="001200de"/>
    </style:style>
    <style:style style:name="P17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officeooo:paragraph-rsid="001200de" fo:background-color="transparent"/>
    </style:style>
    <style:style style:name="P1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officeooo:paragraph-rsid="001200de"/>
    </style:style>
    <style:style style:name="P1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officeooo:paragraph-rsid="001200de"/>
    </style:style>
    <style:style style:name="P17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officeooo:paragraph-rsid="001200de"/>
    </style:style>
    <style:style style:name="P176" style:family="paragraph" style:parent-style-name="Heading_20_1">
      <style:paragraph-properties fo:margin-left="0in" fo:margin-right="0in" fo:text-align="center" style:justify-single-word="false" fo:text-indent="0.1965in" style:auto-text-indent="false"/>
    </style:style>
    <style:style style:name="P177" style:family="paragraph" style:parent-style-name="Heading_20_2">
      <style:text-properties fo:language="en" fo:country="US"/>
    </style:style>
    <style:style style:name="P178" style:family="paragraph" style:parent-style-name="Heading_20_2">
      <style:text-properties fo:language="ru" fo:country="RU"/>
    </style:style>
    <style:style style:name="P179" style:family="paragraph" style:parent-style-name="Heading_20_2">
      <style:paragraph-properties fo:text-align="justify" style:justify-single-word="false"/>
    </style:style>
    <style:style style:name="P180" style:family="paragraph" style:parent-style-name="Heading_20_2">
      <loext:graphic-properties draw:fill="solid" draw:fill-color="#eeeeee" draw:opacity="100%"/>
      <style:paragraph-properties fo:background-color="#eeeeee"/>
    </style:style>
    <style:style style:name="P181" style:family="paragraph" style:parent-style-name="Heading_20_2">
      <style:text-properties officeooo:paragraph-rsid="001fb70a"/>
    </style:style>
    <style:style style:name="P182" style:family="paragraph" style:parent-style-name="Heading_20_2">
      <loext:graphic-properties draw:fill="none" draw:fill-color="#ffffff" draw:opacity="100%"/>
      <style:paragraph-properties fo:background-color="transparent"/>
    </style:style>
    <style:style style:name="P18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8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46f7c"/>
    </style:style>
    <style:style style:name="P18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61830"/>
    </style:style>
    <style:style style:name="P18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87ce9"/>
    </style:style>
    <style:style style:name="P18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cb784"/>
    </style:style>
    <style:style style:name="P18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d782d"/>
    </style:style>
    <style:style style:name="P18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2b53bf"/>
    </style:style>
    <style:style style:name="P19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rsid="00087ce9" officeooo:paragraph-rsid="00087ce9"/>
    </style:style>
    <style:style style:name="P19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officeooo:paragraph-rsid="00087ce9"/>
    </style:style>
    <style:style style:name="P192" style:family="paragraph" style:parent-style-name="First_20_line_20_indent">
      <style:text-properties officeooo:paragraph-rsid="00221ef1"/>
    </style:style>
    <style:style style:name="P193" style:family="paragraph" style:parent-style-name="First_20_line_20_indent">
      <style:text-properties officeooo:paragraph-rsid="00227f30"/>
    </style:style>
    <style:style style:name="P194" style:family="paragraph" style:parent-style-name="First_20_line_20_indent">
      <style:text-properties officeooo:paragraph-rsid="0024678a"/>
    </style:style>
    <style:style style:name="P195" style:family="paragraph" style:parent-style-name="First_20_line_20_indent">
      <loext:graphic-properties draw:fill="solid" draw:fill-color="#eeeeee" draw:opacity="100%"/>
      <style:paragraph-properties fo:background-color="#eeeeee"/>
      <style:text-properties officeooo:paragraph-rsid="0024678a"/>
    </style:style>
    <style:style style:name="P196" style:family="paragraph" style:parent-style-name="First_20_line_20_indent">
      <style:text-properties officeooo:paragraph-rsid="002b53bf"/>
    </style:style>
    <style:style style:name="P197" style:family="paragraph" style:parent-style-name="First_20_line_20_indent">
      <style:text-properties officeooo:paragraph-rsid="002c61d5"/>
    </style:style>
    <style:style style:name="P198" style:family="paragraph" style:parent-style-name="Heading_20_3">
      <style:text-properties fo:language="ru" fo:country="RU"/>
    </style:style>
    <style:style style:name="P199" style:family="paragraph" style:parent-style-name="Footnote">
      <style:text-properties fo:language="en" fo:country="US"/>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0b3354"/>
    </style:style>
    <style:style style:name="T12" style:family="text">
      <style:text-properties fo:language="ru" fo:country="RU" officeooo:rsid="000b9310"/>
    </style:style>
    <style:style style:name="T13" style:family="text">
      <style:text-properties fo:language="ru" fo:country="RU" officeooo:rsid="00227f30"/>
    </style:style>
    <style:style style:name="T14" style:family="text">
      <style:text-properties fo:language="ru" fo:country="RU" officeooo:rsid="0024678a"/>
    </style:style>
    <style:style style:name="T15" style:family="text">
      <style:text-properties fo:language="ru" fo:country="RU" officeooo:rsid="00247af2"/>
    </style:style>
    <style:style style:name="T16" style:family="text">
      <style:text-properties fo:language="ru" fo:country="RU" officeooo:rsid="00270a29"/>
    </style:style>
    <style:style style:name="T17" style:family="text">
      <style:text-properties fo:language="ru" fo:country="RU" officeooo:rsid="002a4dc2"/>
    </style:style>
    <style:style style:name="T18" style:family="text">
      <style:text-properties fo:language="ru" fo:country="RU" officeooo:rsid="002b53bf"/>
    </style:style>
    <style:style style:name="T19" style:family="text">
      <style:text-properties fo:language="ru" fo:country="RU" officeooo:rsid="00288d7d"/>
    </style:style>
    <style:style style:name="T20" style:family="text">
      <style:text-properties fo:language="ru" fo:country="RU" officeooo:rsid="002c61d5"/>
    </style:style>
    <style:style style:name="T21" style:family="text">
      <style:text-properties fo:language="ru" fo:country="RU" officeooo:rsid="0030be9f"/>
    </style:style>
    <style:style style:name="T22" style:family="text">
      <style:text-properties fo:language="ru" fo:country="RU" officeooo:rsid="003284ae"/>
    </style:style>
    <style:style style:name="T23" style:family="text">
      <style:text-properties fo:language="ru" fo:country="RU" officeooo:rsid="0034b893"/>
    </style:style>
    <style:style style:name="T24" style:family="text">
      <style:text-properties fo:language="en" fo:country="US"/>
    </style:style>
    <style:style style:name="T25" style:family="text">
      <style:text-properties fo:language="en" fo:country="US" fo:font-style="normal" style:font-style-asian="normal" style:font-style-complex="normal"/>
    </style:style>
    <style:style style:name="T26" style:family="text">
      <style:text-properties fo:language="en" fo:country="US" fo:font-style="italic" style:font-style-asian="italic" style:font-style-complex="italic"/>
    </style:style>
    <style:style style:name="T27" style:family="text">
      <style:text-properties fo:language="en" fo:country="US" fo:font-weight="bold" style:font-weight-asian="bold" style:font-weight-complex="bold"/>
    </style:style>
    <style:style style:name="T28" style:family="text">
      <style:text-properties fo:language="en" fo:country="US" fo:font-weight="normal" style:font-weight-asian="normal" style:font-weight-complex="normal"/>
    </style:style>
    <style:style style:name="T29" style:family="text">
      <style:text-properties fo:language="en" fo:country="US" fo:font-weight="normal" fo:background-color="transparent" loext:char-shading-value="0" style:font-weight-asian="normal" style:font-weight-complex="normal"/>
    </style:style>
    <style:style style:name="T30" style:family="text">
      <style:text-properties fo:language="en" fo:country="US" fo:background-color="transparent" loext:char-shading-value="0"/>
    </style:style>
    <style:style style:name="T31" style:family="text">
      <style:text-properties fo:language="en" fo:country="US" officeooo:rsid="000b3354"/>
    </style:style>
    <style:style style:name="T32" style:family="text">
      <style:text-properties fo:language="en" fo:country="US" officeooo:rsid="000cb784"/>
    </style:style>
    <style:style style:name="T33" style:family="text">
      <style:text-properties fo:color="#ff3333"/>
    </style:style>
    <style:style style:name="T34" style:family="text">
      <style:text-properties fo:color="#ff3333" fo:language="ru" fo:country="RU"/>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color="#800000"/>
    </style:style>
    <style:style style:name="T39" style:family="text">
      <style:text-properties fo:color="#800000" fo:language="ru" fo:country="RU"/>
    </style:style>
    <style:style style:name="T40" style:family="text">
      <style:text-properties fo:color="#800000" fo:language="ru" fo:country="RU" fo:font-style="normal" style:font-style-asian="normal" style:font-style-complex="normal"/>
    </style:style>
    <style:style style:name="T41"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42" style:family="text">
      <style:text-properties fo:color="#800000" fo:language="en" fo:country="US"/>
    </style:style>
    <style:style style:name="T43"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44" style:family="text">
      <style:text-properties fo:color="#ff6600"/>
    </style:style>
    <style:style style:name="T45" style:family="text">
      <style:text-properties fo:color="#ff6600" fo:language="ru" fo:country="RU"/>
    </style:style>
    <style:style style:name="T46" style:family="text">
      <style:text-properties fo:font-weight="bold" style:font-weight-asian="bold" style:font-weight-complex="bold"/>
    </style:style>
    <style:style style:name="T47" style:family="text">
      <style:text-properties fo:font-weight="bold" fo:background-color="transparent" loext:char-shading-value="0" style:font-weight-asian="bold" style:font-weight-complex="bold"/>
    </style:style>
    <style:style style:name="T48" style:family="text">
      <style:text-properties style:use-window-font-color="true"/>
    </style:style>
    <style:style style:name="T49" style:family="text">
      <style:text-properties style:use-window-font-color="true" fo:language="ru" fo:country="RU"/>
    </style:style>
    <style:style style:name="T50" style:family="text">
      <style:text-properties style:use-window-font-color="true" fo:language="ru" fo:country="RU" fo:font-style="normal" style:font-style-asian="normal" style:font-style-complex="normal"/>
    </style:style>
    <style:style style:name="T51" style:family="text">
      <style:text-properties style:use-window-font-color="true" fo:language="ru" fo:country="RU" fo:font-style="normal" fo:font-weight="normal" style:font-style-asian="normal" style:font-weight-asian="normal" style:font-style-complex="normal" style:font-weight-complex="normal"/>
    </style:style>
    <style:style style:name="T52"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53" style:family="text">
      <style:text-properties style:use-window-font-color="true" fo:language="ru" fo:country="RU" fo:font-style="normal" fo:background-color="transparent" loext:char-shading-value="0" style:font-style-asian="normal" style:font-style-complex="normal"/>
    </style:style>
    <style:style style:name="T54" style:family="text">
      <style:text-properties style:use-window-font-color="true" fo:language="ru" fo:country="RU" fo:font-style="italic" style:font-style-asian="italic" style:font-style-complex="italic"/>
    </style:style>
    <style:style style:name="T55" style:family="text">
      <style:text-properties style:use-window-font-color="true" fo:language="ru" fo:country="RU" fo:font-style="italic" fo:font-weight="normal" style:font-style-asian="italic" style:font-weight-asian="normal" style:font-style-complex="italic" style:font-weight-complex="normal"/>
    </style:style>
    <style:style style:name="T56" style:family="text">
      <style:text-properties style:use-window-font-color="true" fo:language="ru" fo:country="RU" fo:font-weight="normal" style:font-weight-asian="normal" style:font-weight-complex="normal"/>
    </style:style>
    <style:style style:name="T57" style:family="text">
      <style:text-properties style:use-window-font-color="true" fo:language="ru" fo:country="RU" fo:background-color="transparent" loext:char-shading-value="0"/>
    </style:style>
    <style:style style:name="T58" style:family="text">
      <style:text-properties style:use-window-font-color="true" fo:language="en" fo:country="US"/>
    </style:style>
    <style:style style:name="T59" style:family="text">
      <style:text-properties style:use-window-font-color="true" fo:language="en" fo:country="US" fo:font-style="normal" style:font-style-asian="normal" style:font-style-complex="normal"/>
    </style:style>
    <style:style style:name="T60" style:family="text">
      <style:text-properties style:use-window-font-color="true" fo:language="en" fo:country="US" fo:font-style="normal" fo:background-color="transparent" loext:char-shading-value="0" style:font-style-asian="normal" style:font-style-complex="normal"/>
    </style:style>
    <style:style style:name="T61" style:family="text">
      <style:text-properties style:use-window-font-color="true" fo:language="en" fo:country="US" fo:font-style="normal" fo:font-weight="normal" style:font-style-asian="normal" style:font-weight-asian="normal" style:font-style-complex="normal" style:font-weight-complex="normal"/>
    </style:style>
    <style:style style:name="T6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63" style:family="text">
      <style:text-properties style:use-window-font-color="true" fo:language="en" fo:country="US" fo:font-weight="normal" style:font-weight-asian="normal" style:font-weight-complex="normal"/>
    </style:style>
    <style:style style:name="T64" style:family="text">
      <style:text-properties style:use-window-font-color="true" fo:font-style="normal" style:font-style-asian="normal" style:font-style-complex="normal"/>
    </style:style>
    <style:style style:name="T65" style:family="text">
      <style:text-properties style:use-window-font-color="true" fo:font-style="normal" fo:font-weight="normal" style:font-style-asian="normal" style:font-weight-asian="normal" style:font-style-complex="normal" style:font-weight-complex="normal"/>
    </style:style>
    <style:style style:name="T66"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67" style:family="text">
      <style:text-properties style:use-window-font-color="true" fo:font-style="italic" fo:font-weight="normal" style:font-style-asian="italic" style:font-weight-asian="normal" style:font-style-complex="italic" style:font-weight-complex="normal"/>
    </style:style>
    <style:style style:name="T68" style:family="text">
      <style:text-properties style:use-window-font-color="true" fo:background-color="transparent" loext:char-shading-value="0"/>
    </style:style>
    <style:style style:name="T69" style:family="text">
      <style:text-properties fo:background-color="transparent" loext:char-shading-value="0"/>
    </style:style>
    <style:style style:name="T70" style:family="text">
      <style:text-properties style:text-position="super 58%"/>
    </style:style>
    <style:style style:name="T71" style:family="text">
      <style:text-properties fo:color="#c5000b"/>
    </style:style>
    <style:style style:name="T72" style:family="text">
      <style:text-properties fo:language="fr" fo:country="FR"/>
    </style:style>
    <style:style style:name="T73" style:family="text">
      <style:text-properties fo:color="#0000ff"/>
    </style:style>
    <style:style style:name="T74" style:family="text">
      <style:text-properties fo:color="#0000ff" fo:language="ru" fo:country="RU"/>
    </style:style>
    <style:style style:name="T75" style:family="text">
      <style:text-properties fo:color="#3333ff"/>
    </style:style>
    <style:style style:name="T76" style:family="text">
      <style:text-properties fo:color="#3333ff" fo:language="en" fo:country="US"/>
    </style:style>
    <style:style style:name="T77" style:family="text">
      <style:text-properties fo:font-style="normal"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color="#0066ff"/>
    </style:style>
    <style:style style:name="T80" style:family="text">
      <style:text-properties fo:color="#0066ff" fo:language="en" fo:country="US" fo:font-style="normal" fo:background-color="transparent" loext:char-shading-value="0" style:font-style-asian="normal" style:font-style-complex="normal"/>
    </style:style>
    <style:style style:name="T81" style:family="text">
      <style:text-properties fo:background-color="#ffff00" loext:char-shading-value="0"/>
    </style:style>
    <style:style style:name="T82" style:family="text">
      <style:text-properties fo:color="#00ccff"/>
    </style:style>
    <style:style style:name="T83" style:family="text">
      <style:text-properties fo:font-weight="normal" style:font-weight-asian="normal" style:font-weight-complex="normal"/>
    </style:style>
    <style:style style:name="T84" style:family="text">
      <style:text-properties fo:font-weight="normal" fo:background-color="transparent" loext:char-shading-value="0" style:font-weight-asian="normal" style:font-weight-complex="normal"/>
    </style:style>
    <style:style style:name="T85" style:family="text">
      <style:text-properties fo:color="#0066cc"/>
    </style:style>
    <style:style style:name="T86" style:family="text">
      <style:text-properties fo:color="#0066cc" fo:language="ru" fo:country="RU"/>
    </style:style>
    <style:style style:name="T87" style:family="text">
      <style:text-properties fo:color="#0000cc"/>
    </style:style>
    <style:style style:name="T88" style:family="text">
      <style:text-properties style:text-line-through-style="solid" style:text-line-through-type="single" fo:font-weight="bold" style:font-weight-asian="bold" style:font-weight-complex="bold"/>
    </style:style>
    <style:style style:name="T89" style:family="text">
      <style:text-properties fo:language="uk" fo:country="UA"/>
    </style:style>
    <style:style style:name="T90" style:family="text">
      <style:text-properties fo:language="uk" fo:country="UA" fo:font-style="italic" style:font-style-asian="italic" style:font-style-complex="italic"/>
    </style:style>
    <style:style style:name="T91" style:family="text">
      <style:text-properties fo:language="uk" fo:country="UA" fo:font-weight="bold" style:font-weight-asian="bold" style:font-weight-complex="bold"/>
    </style:style>
    <style:style style:name="T92" style:family="text">
      <style:text-properties fo:color="#ff0000"/>
    </style:style>
    <style:style style:name="T93" style:family="text">
      <style:text-properties style:text-underline-style="none"/>
    </style:style>
    <style:style style:name="T94" style:family="text">
      <style:text-properties style:text-rotation-angle="90" style:text-rotation-scale="line-height"/>
    </style:style>
    <style:style style:name="T95" style:family="text">
      <style:text-properties style:text-rotation-angle="270" style:text-rotation-scale="line-height"/>
    </style:style>
    <style:style style:name="T96" style:family="text">
      <style:text-properties style:text-position="sub 58%" style:font-size-asian="10.5pt"/>
    </style:style>
    <style:style style:name="T97" style:family="text">
      <style:text-properties style:font-name="Symbol" style:font-name-asian="Symbol" style:font-name-complex="Symbol"/>
    </style:style>
    <style:style style:name="T98" style:family="text">
      <style:text-properties style:font-name="Liberation Serif1" style:font-name-asian="Symbol" style:font-name-complex="Symbol"/>
    </style:style>
    <style:style style:name="T99" style:family="text">
      <style:text-properties style:font-name="Courier New CYR"/>
    </style:style>
    <style:style style:name="T100" style:family="text">
      <style:text-properties style:font-name="Courier New CYR" fo:language="en" fo:country="US"/>
    </style:style>
    <style:style style:name="T101" style:family="text">
      <style:text-properties fo:color="#6666ff"/>
    </style:style>
    <style:style style:name="T102" style:family="text">
      <style:text-properties fo:color="#6666ff" officeooo:rsid="0034b893"/>
    </style:style>
    <style:style style:name="T103" style:family="text">
      <style:text-properties fo:color="#3399ff"/>
    </style:style>
    <style:style style:name="T104" style:family="text">
      <style:text-properties officeooo:rsid="00045c20"/>
    </style:style>
    <style:style style:name="T105" style:family="text">
      <style:text-properties officeooo:rsid="00046f7c"/>
    </style:style>
    <style:style style:name="T106" style:family="text">
      <style:text-properties officeooo:rsid="00061830"/>
    </style:style>
    <style:style style:name="T107" style:family="text">
      <style:text-properties officeooo:rsid="00061e92"/>
    </style:style>
    <style:style style:name="T108" style:family="text">
      <style:text-properties officeooo:rsid="00087ce9"/>
    </style:style>
    <style:style style:name="T109" style:family="text">
      <style:text-properties officeooo:rsid="000a1e00"/>
    </style:style>
    <style:style style:name="T110" style:family="text">
      <style:text-properties officeooo:rsid="000b3354"/>
    </style:style>
    <style:style style:name="T111" style:family="text">
      <style:text-properties officeooo:rsid="000cb784"/>
    </style:style>
    <style:style style:name="T112" style:family="text">
      <style:text-properties officeooo:rsid="000d782d"/>
    </style:style>
    <style:style style:name="T113" style:family="text">
      <style:text-properties officeooo:rsid="0018a3dd"/>
    </style:style>
    <style:style style:name="T114" style:family="text">
      <style:text-properties officeooo:rsid="0019992e"/>
    </style:style>
    <style:style style:name="T115" style:family="text">
      <style:text-properties officeooo:rsid="001b321c"/>
    </style:style>
    <style:style style:name="T116" style:family="text">
      <style:text-properties officeooo:rsid="001c6c18"/>
    </style:style>
    <style:style style:name="T117" style:family="text">
      <style:text-properties officeooo:rsid="0021590e"/>
    </style:style>
    <style:style style:name="T118" style:family="text">
      <style:text-properties officeooo:rsid="00221ef1"/>
    </style:style>
    <style:style style:name="T119" style:family="text">
      <style:text-properties officeooo:rsid="00227f30"/>
    </style:style>
    <style:style style:name="T120" style:family="text">
      <style:text-properties officeooo:rsid="00288d7d"/>
    </style:style>
    <style:style style:name="T121" style:family="text">
      <style:text-properties officeooo:rsid="002b53bf"/>
    </style:style>
    <style:style style:name="T122" style:family="text">
      <style:text-properties officeooo:rsid="0030be9f"/>
    </style:style>
    <style:style style:name="T123" style:family="text">
      <style:text-properties officeooo:rsid="003284ae"/>
    </style:style>
    <style:style style:name="T124" style:family="text">
      <style:text-properties officeooo:rsid="0034073f"/>
    </style:style>
    <style:style style:name="T125" style:family="text">
      <style:text-properties officeooo:rsid="0034b893"/>
    </style:style>
    <style:style style:name="T126" style:family="text">
      <style:text-properties officeooo:rsid="00364aa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6" text:outline-level="1">Последний фанфик</text:h>
      <text:p text:style-name="P1"><text:span text:style-name="T1">&lt;</text:span><text:span text:style-name="T74">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4"><text:span text:style-name="T62">&lt;</text:span><text:span text:style-name="T66">Э</text:span><text:span text:style-name="T43">пизод в Кантерлоте, где Луна составляет невысокое мнение об умственных способностях Макса</text:span><text:span text:style-name="T62">&gt;</text:span></text:p>
      <text:p text:style-name="P43">&lt;<text:span text:style-name="T39">Глава про то, как Селестия пытается определить, чего хочет Макс </text:span>&lt;<text:span text:style-name="T1">и </text:span><text:span text:style-name="T39">ест ванильное мороженное</text:span>&gt;<text:span text:style-name="T39">. В конце-концов, она понимает, что Макс хочет секса и дружбы (на самом деле - любви). Эпизод с Агамемноном-бескланником:</text:span></text:p>
      <text:p text:style-name="P34">-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58">&gt;</text:span></text:p>
      <text:p text:style-name="P43">&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7">&lt;<text:span text:style-name="T39">Селестия лечит Макса в Кантерлоте от болячек и наркозависимости по-настоящему </text:span><text:span text:style-name="T38">(</text:span><text:span text:style-name="T39">перебирает на себя его болячки</text:span><text:span text:style-name="T38">)</text:span><text:span text:style-name="T3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7">&lt;<text:span text:style-name="T1">Сел показывает и даёт прочувствовать Максу корректировку орбиты Эквуса («подъём» Солнца)</text:span>&gt;</text:p>
      <text:p text:style-name="P47">&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7">&lt;Сел пытается научить Макса телепортации, и он телепортирует Агамемнона в пещеру под Кантерлотом <text:span text:style-name="T111">(и учит ругательствам – в т.ч. “заебали”)</text:span>&gt;</text:p>
      <text:p text:style-name="P58"><text:span text:style-name="T24">&lt;Луна - </text:span><text:span text:style-name="T38">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24">&gt;</text:span></text:p>
      <text:p text:style-name="P58">&lt;Добавить эпизод подбора снаряги перед опасным заданием&gt;</text:p>
      <text:p text:style-name="P146">&lt;Сформировать музыкальные темы (Терра — одна тема (Майкл Джексон), Кантерлот — другая (Марк Нофлер), Понивилль — третья (Сеал <text:span text:style-name="T121">и млп-темы</text:span>)&gt;</text:p>
      <text:p text:style-name="P82">Таймлайн <text:span text:style-name="T24">(</text:span>события через 10 лет после Обмена): </text:p>
      <text:p text:style-name="P82">Год 2143 ПВ <text:span text:style-name="T24">(AU -?)</text:span></text:p>
      <text:p text:style-name="P82">22-е мая — вызов Макса в Эквестрию. Гибель Кимеринна</text:p>
      <text:p text:style-name="P82">25-е мая — встреча с Норфом</text:p>
      <text:p text:style-name="P82">27-е мая — первая встреча с Селестией после бегства из замка Сестёр. Сцена с докторами</text:p>
      <text:p text:style-name="P82">29-е мая — встреча с Индиго. Прогулка с Селестией по парку. Муравьи под накрупником</text:p>
      <text:p text:style-name="P82">30-е мая — исчезновение Селестии на неделю</text:p>
      <text:p text:style-name="P82">6-е июня — встреча с Селестией после разлуки. Прогулка по парку. Вид со стены. Землетрясение</text:p>
      <text:p text:style-name="P82"><text:span text:style-name="T24">&lt;</text:span>7<text:span text:style-name="T24">-</text:span>е июня — секс с Селестией. Раздор</text:p>
      <text:p text:style-name="P82">&lt;15-е июня — исчезновение Норфа. Прощание с Селестией.</text:p>
      <text:p text:style-name="P82">17-е июня — отбытие из Кантерлота</text:p>
      <text:p text:style-name="P83"><text:span text:style-name="T1">18</text:span>-<text:span text:style-name="T1">июня — Прибытие в Понивилль. Прочтение дневника эксперимента с заклинанием Индрэ</text:span></text:p>
      <text:p text:style-name="P82"><text:span text:style-name="T24">&lt;</text:span>25-е июня — попойка с Пинки. Бочколёт метконосцев</text:p>
      <text:p text:style-name="P82">27-е июня — получение письма от Селестии. Отказ выдать магический усилитель</text:p>
      <text:p text:style-name="P82"><text:soft-page-break/><text:span text:style-name="T24">&lt;</text:span>28-е июня<text:span text:style-name="T24"> </text:span>- попытка отослать письмо Селестии через Спайка</text:p>
      <text:p text:style-name="P82">30-е июня — выезд из Понивилля</text:p>
      <text:p text:style-name="P82">1-е июля — Прибытие в Фетлок. Захват резонаторных рубинов в павильоне Псинтела</text:p>
      <text:p text:style-name="P82">2-е июля — выезд из Фетлока Макса с Дэш в фургоне</text:p>
      <text:p text:style-name="P82">&lt;4-е июля - Дэш стучит лбом в дерево. Обнимашки</text:p>
      <text:p text:style-name="P82">8-е июля — прибытие в Груммингтон</text:p>
      <text:p text:style-name="P82">9-е июля –<text:span text:style-name="T24"> </text:span>Провал Груммингтона. Отбытие с Груммингтона</text:p>
      <text:p text:style-name="P82"><text:span text:style-name="T24">&lt;</text:span>12-е июля — Прибытие в Филлидельфию. Отбытие. Падение Макса с самоката</text:p>
      <text:p text:style-name="P82">14-е июля — переправа через седловое озеро. Прибытие Макса с Дэш в Понивилль</text:p>
      <text:p text:style-name="P82">15-е июля — эксперимент с усиленным заклинанием Индрэ. Поединок Луны с Твайлайт в Понивилле</text:p>
      <text:p text:style-name="P82">17-е июля — прибытие в Кантерлот Луны, Макса и шестёрки</text:p>
      <text:p text:style-name="P82"><text:span text:style-name="T24">[</text:span>21-е июля<text:span text:style-name="T24">]</text:span> — Гранд Галопин Гала</text:p>
      <text:p text:style-name="P83">[26-<text:span text:style-name="T1">е июля</text:span>]<text:span text:style-name="T1"> — совещание в зале стратегического планирования. Выдача паспорта Максу</text:span></text:p>
      <text:p text:style-name="P83"/>
      <text:h text:style-name="Heading_20_2" text:outline-level="2">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8">I Dream Of Luna</text:p>
      <text:p text:style-name="P107">Розовые глазки</text:p>
      <text:p text:style-name="P108">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soft-page-break/><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13"/>
      <text:h text:style-name="Heading_20_2" text:outline-level="2">Идеи</text:h>
      <text:list xml:id="list6012329877508493371" text:style-name="L1">
        <text:list-item>
          <text:p text:style-name="P130">добавить детектив <text:span text:style-name="T1">(реализовано)</text:span>+ магические уроки/трактаты Старсвирла (реализовано)</text:p>
        </text:list-item>
        <text:list-item>
          <text:p text:style-name="P131">Терра несколько раз пытается убить Макса (один раз — в аквапарке). Несколько раз Макса спасает Селестия (даёт приказы Нексусу)</text:p>
        </text:list-item>
        <text:list-item>
          <text:p text:style-name="P131">Книги:</text:p>
        </text:list-item>
      </text:list>
      <text:list xml:id="list906556699993679683" text:style-name="L2">
        <text:list-item>
          <text:p text:style-name="P132">«Великие грифоны прошлого» - из канона (5<text:span text:style-name="T24">s8e)</text:span></text:p>
        </text:list-item>
        <text:list-item>
          <text:p text:style-name="P132">«Высшие заклинания в повседневном использовании: от песчинки до дворца»</text:p>
        </text:list-item>
        <text:list-item>
          <text:p text:style-name="P133">«Малоизвестные аспекты магии трансформаций»</text:p>
        </text:list-item>
        <text:list-item>
          <text:p text:style-name="P13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2">Дасти Вейфарер «Зебрианская культура, быт и фольклор»</text:p>
        </text:list-item>
        <text:list-item>
          <text:p text:style-name="P132">«Краткая история Эквестрии»</text:p>
        </text:list-item>
        <text:list-item>
          <text:p text:style-name="P132">«Шедевры архитектуры Эквестрии» с разделом о Кантерлотском Королевском Дворце</text:p>
        </text:list-item>
        <text:list-item>
          <text:p text:style-name="P132">«Великие дела и великие чары». Страница 893: …</text:p>
        </text:list-item>
        <text:list-item>
          <text:p text:style-name="P132">«<text:span text:style-name="T81">Природа Проклятий</text:span>» - обмен</text:p>
        </text:list-item>
        <text:list-item>
          <text:p text:style-name="P132"><text:span text:style-name="T81">«Магия для Чайников»</text:span> - обмен</text:p>
        </text:list-item>
        <text:list-item>
          <text:p text:style-name="P132"><text:soft-page-break/><text:span text:style-name="T81">«Энциклопедия Арканум»</text:span> - обмен</text:p>
        </text:list-item>
        <text:list-item>
          <text:p text:style-name="P132">«О Гейсах» - обмен</text:p>
        </text:list-item>
        <text:list-item>
          <text:p text:style-name="P132">«<text:span text:style-name="T81">Тайны Тайных Наук</text:span>» - обмен</text:p>
        </text:list-item>
        <text:list-item>
          <text:p text:style-name="P133">«Основы Заклятий» - обмен</text:p>
        </text:list-item>
        <text:list-item>
          <text:p text:style-name="P132">«Мамочка, А Что Это Истекает Из Моего Рога? - Введение В Магию Для Маленьких Единорогов» - обмен</text:p>
        </text:list-item>
      </text:list>
      <text:p text:style-name="P4"/>
      <text:h text:style-name="Heading_20_2" text:outline-level="2">Факты об Эквестрии <text:span text:style-name="T1">(согласовать с вики)</text:span></text:h>
      <text:list xml:id="list8652652769884761177" text:style-name="L3">
        <text:list-item>
          <text:p text:style-name="P13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5">Селестия — переменчивая пони. В одно время не строгая, а в другое может быть такой, что страшно становится</text:p>
        </text:list-item>
        <text:list-item>
          <text:p text:style-name="P134">У Селестии были такие элементы гармонии: Магия, Доброта, Смех. У Луны — Верность, Честность, Щедрость. (ксенофазия)</text:p>
        </text:list-item>
        <text:list-item>
          <text:p text:style-name="P13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4">Около 820-ти лет назад будущий маг Лайтнинг Стар поступил на обучение к наставнику Тииспоту</text:p>
        </text:list-item>
        <text:list-item>
          <text:p text:style-name="P13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4">У Селестии грива и хвост развеваются и переливаются от магического шампуня</text:p>
        </text:list-item>
        <text:list-item>
          <text:p text:style-name="P134">Тело Селестии очень крепкое — может выдержать несколько тонн земли</text:p>
        </text:list-item>
        <text:list-item>
          <text:p text:style-name="P134">Дискорд намного старше принцесс, его магия сильнее ихней на голову</text:p>
        </text:list-item>
        <text:list-item>
          <text:p text:style-name="P134">Луна младше Селестии на 3 года. Сёстрам около 5000 лет. <text:span text:style-name="T81">По другим данным, Селестии около 2500 лет (Обмен).</text:span></text:p>
        </text:list-item>
        <text:list-item>
          <text:p text:style-name="P134">Принцессы начали войну с Дискордом в возрасте, когда им было около 700 лет — и продолжалась война почти сто лет</text:p>
        </text:list-item>
        <text:list-item>
          <text:p text:style-name="P134">Самый главный враг сестёр и Дискорда — скука</text:p>
        </text:list-item>
        <text:list-item>
          <text:p text:style-name="P134">В Эквестрии на одного жеребца приходится четыре - пять кобыл</text:p>
        </text:list-item>
        <text:list-item>
          <text:p text:style-name="P13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4">Селестия в первые полторы тысячи лет путешествовала — и заварила несколько войн (две — с Эквестрией, в одной была против Луны)</text:p>
        </text:list-item>
        <text:list-item>
          <text:p text:style-name="P134"><text:soft-page-break/>Настоящий цвет гривы Селестии — клубнично-розовая. Радужный цвет гривы и хвоста поддерживается магией</text:p>
        </text:list-item>
        <text:list-item>
          <text:p text:style-name="P134">Кроме Дискорда, старше сестёр ещё старейшина драконов</text:p>
        </text:list-item>
        <text:list-item>
          <text:p text:style-name="P134">Кэйденс не прожила и 60-ти лет и является низкорожденной</text:p>
        </text:list-item>
        <text:list-item>
          <text:p text:style-name="P13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4">Народ тихо фигел от нововведений и с ещё большим ожесточением продолжал делать по-своему</text:p>
        </text:list-item>
        <text:list-item>
          <text:p text:style-name="P13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4">Когда пони женятся, они обмениваются ножными браслетами</text:p>
        </text:list-item>
        <text:list-item>
          <text:p text:style-name="P134">Светилами, кроме сестёр, могут управлять единороги (группы), Дискорд, Твайлайт и Старсвирл</text:p>
        </text:list-item>
        <text:list-item>
          <text:p text:style-name="P134">Королева Кризалис — правительница Зелёной Долины</text:p>
        </text:list-item>
        <text:list-item>
          <text:p text:style-name="P134">Мать Луны и Селестии — аликорн Лорен. Мать Дискорда — Алиса (пони-человек)</text:p>
        </text:list-item>
        <text:list-item>
          <text:p text:style-name="P13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24">2500</text:span>. Страдает о скуки.</text:p>
      <text:h text:style-name="Heading_20_3" text:outline-level="3"><text:soft-page-break/>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3">Единорог. Холост, молод, мечтателен. Живёт в Кантерлоте. В свободное время рисует облака.</text:p>
      <text:h text:style-name="Heading_20_3" text:outline-level="3"><text:soft-page-break/>Алекс</text:h>
      <text:p text:style-name="P113">Менеджер проектов, над одним из которых (Нексус) работает Макс.</text:p>
      <text:h text:style-name="Heading_20_3" text:outline-level="3">Ростик</text:h>
      <text:p text:style-name="P113">Лидер команды тестировщиков</text:p>
      <text:h text:style-name="Heading_20_3" text:outline-level="3">Стас</text:h>
      <text:p text:style-name="P113">Программист-новичок в команде Макса.</text:p>
      <text:h text:style-name="Heading_20_3" text:outline-level="3">Рома</text:h>
      <text:p text:style-name="P113">Программист в команде UI-программистов</text:p>
      <text:h text:style-name="Heading_20_3" text:outline-level="3">Анджела</text:h>
      <text:p text:style-name="P113">Сисадмин. Флиртует с Максом.</text:p>
      <text:p text:style-name="P113"/>
      <text:h text:style-name="Heading_20_2" text:outline-level="2">Положения</text:h>
      <text:p text:style-name="P11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text:soft-page-break/>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77" text:outline-level="2">1. Терра</text:h>
      <text:p text:style-name="P28">музыка - кондовая электронная, холодная и отчаянная (Electronics “Disappointed”)</text:p>
      <text:p text:style-name="P29">или из Донни Дарко</text:p>
      <text:p text:style-name="P30">&lt;Mission Impossible theme ?&gt;</text:p>
      <text:p text:style-name="P30">&lt;Pink Floyd “Another Brick In The Wall”&gt;</text:p>
      <text:p text:style-name="P114">&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4">Я прислонился к стойке с коньяком и закрыл глаза.</text:p>
      <text:p text:style-name="P5">Блядь, как хочется послать его нахуй.</text:p>
      <text:p text:style-name="P4">– Алекс, какого чёрта? Я уволился два дня назад.</text:p>
      <text:p text:style-name="P1"><text:soft-page-break/><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4">Алекс тараторил без умолку, тщательно<text:span text:style-name="T48"> скрывая дрожь в голосе.</text:span></text:p>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7">– Макс, не беспокойся, охрана уже в курсе. Тебе выдадут временный.</text:p>
      <text:p text:style-name="P7">–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7">–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70"><text:note text:id="ftn1" text:note-class="footnote"><text:note-citation>1</text:note-citation><text:note-body><text:p text:style-name="P11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19">Team lead — г<text:span text:style-name="T1">лавный программист команды, работающей над проектом</text:span></text:p></text:note-body></text:note> проекта ушёл в запой, семь лет работы в жопу?</text:p>
      <text:p text:style-name="P5">Блядь!</text:p>
      <text:p text:style-name="P4">– Ладно, <text:span text:style-name="T24">уболтал</text:span>. Загляну на огонёк. Но ничего не обещаю. Честно говоря, мне плевать.</text:p>
      <text:p text:style-name="P4">Треск помех не смог скрыть выдох на той стороне трубки.</text:p>
      <text:p text:style-name="P4">– Спасибо, Анон.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24">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В уголке <text:span text:style-name="T24">RnD-</text:span><text:span text:style-name="T1">зоны</text:span><text:span text:style-name="T1"><text:note text:id="ftn3" text:note-class="footnote"><text:note-citation>3</text:note-citation><text:note-body><text:p text:style-name="P11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24">UI</text:span>-программистов.</text:p>
      <text:p text:style-name="P39">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8"/>
      <text:p text:style-name="P8">– Нэш, привет. Это Анон.</text:p>
      <text:p text:style-name="P8">– Привет, Анон. Рад тебя видеть. Мне говорили, ты ушёл с проекта?</text:p>
      <text:p text:style-name="P8">– Не парься об этом, Нэш. Лучше выдай мне общую диагностику на экран в сжатом формате.</text:p>
      <text:p text:style-name="P39"><text:soft-page-break/></text:p>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Введём-ка парочку <text:span text:style-name="T1">общих</text:span> вопросов <text:span text:style-name="T1">для разминки</text:span>.</text:p>
      <text:p text:style-name="P39"/>
      <text:p text:style-name="P79"><text:span text:style-name="T24">– Нэш, к</text:span>ак называется наш проект?</text:p>
      <text:p text:style-name="P77"><text:span text:style-name="T8">– </text:span><text:span text:style-name="T83">Дайсон.</text:span></text:p>
      <text:p text:style-name="P77"><text:span text:style-name="T8">– </text:span><text:span text:style-name="T83">Сколько тебе лет?</text:span></text:p>
      <text:p text:style-name="P77"><text:span text:style-name="T8">– </text:span><text:span text:style-name="T83">Два года с начала запуска кластера.</text:span></text:p>
      <text:p text:style-name="P77"><text:span text:style-name="T8">– </text:span><text:span text:style-name="T83">Какой сейчас год?</text:span></text:p>
      <text:p text:style-name="P77"><text:span text:style-name="T8">– </text:span><text:span text:style-name="T83">202</text:span><text:span text:style-name="T8">1</text:span><text:span text:style-name="T83">-й.</text:span></text:p>
      <text:p text:style-name="P26"/>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79"><text:span text:style-name="T1">– </text:span>Н<text:span text:style-name="T1">эш тестовая задача номер шестнадцать</text:span>. <text:span text:style-name="T1">Выполни при дефолтных настройках.</text:span></text:p>
      <text:p text:style-name="P79"><text:span text:style-name="T49">– Принял к исполнению. </text:span><text:span text:style-name="T1">«Выживание корпорации в условиях жёсткой конкуренции с ограниченными ресурсами. Случай 16».</text:span></text:p>
      <text:p text:style-name="P13">…</text:p>
      <text:p text:style-name="P13">…</text:p>
      <text:p text:style-name="P13">…</text:p>
      <text:p text:style-name="P13">Решение.</text:p>
      <text:p text:style-name="P13">…</text:p>
      <text:p text:style-name="P13"/>
      <text:p text:style-name="P13">Я вчитался в результат.</text:p>
      <text:p text:style-name="P13">–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3">–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8"/>
      <text:p text:style-name="P39"><text:span text:style-name="T5">–</text:span><text:span text:style-name="T6"> </text:span><text:span text:style-name="T5">Нэш</text:span><text:span text:style-name="T78">, </text:span><text:span text:style-name="T5">в некоем городе живёт брадобрей, который бреет всех людей, которые не бреются сами. Вопрос: кто бреет брадобрея</text:span><text:span text:style-name="T78">?</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46">incompartible interface Analytics v.0.93 beta</text:span>”</text:p>
      <text:p text:style-name="P39">Ага, уже теплее.</text:p>
      <text:p text:style-name="P39"/>
      <text:p text:style-name="P77"><text:span text:style-name="T8">– Нэш</text:span><text:span text:style-name="T83">,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text:soft-page-break/>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24">–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24">–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24">.</text:span></text:p>
      <text:p text:style-name="P52"/>
      <text:p text:style-name="P97">Бип-бип-бип.</text:p>
      <text:p text:style-name="P39"><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15">***</text:p>
      <text:p text:style-name="P115"/>
      <text:p text:style-name="P4">На улице моросил дождь со снегом. Я шарил по карманам в поисках ключей от машины, когда в плечо похлопали.</text:p>
      <text:p text:style-name="P4">Я обернулся. За спиной подслеповато осклабился бородатый зачуханый мужик в рваных джинсах и свитере.</text:p>
      <text:p text:style-name="P4">– Слышь, бро, дай на опохмел? Мочи нет, в глотке пересохло. Спать не могу, глюки всякие снятся.</text:p>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4">Я хотел было ответить, что лечиться опохмелом от белой горячки — плохая идея, но тут на меня накатило.</text:p>
      <text:p text:style-name="P4">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4">– Так чего, дашь на успокоение нервов? Не жлобись, мужик, будь другом? – повторный оклик нищего вернул меня к реальности.</text:p>
      <text:p text:style-name="P4">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4"><text:soft-page-break/>– На. – я протянул ему кулёк с Бакарди.</text:p>
      <text:p text:style-name="P4">– О, – обрадовался мужик. – Ромчик! То, что надо! Спасибо, бро!</text:p>
      <text:p text:style-name="P4">Бродяга пошлёпал в дождь.</text:p>
      <text:p text:style-name="P4">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9">Junior — <text:span text:style-name="T1">младший программист.</text:span></text:p></text:note-body></text:note></text:span><text:span text:style-name="T1">, а оглянуться не успел — и уже лидер проекта, входящего в </text:span><text:span text:style-name="T24">Top 100. </text:span>И жизнь складывается в систему, из которой не выскочишь.</text:p>
      <text:p text:style-name="P4">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24">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4">–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4">Сосущее чувство усилилось.</text:p>
      <text:p text:style-name="P4">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soft-page-break/>***</text:p>
      <text:p text:style-name="P3"/>
      <text:p text:style-name="P1">Грохот улицы не достигал крыши 34-хэтажного корпуса <text:span text:style-name="T38">Bionic-Hill’а</text:span>. <text:span text:style-name="T1">Разноцветное искрение снежинок в мягком свете фонарей</text:span> создавал<text:span text:style-name="T1">о</text:span> атмосферу <text:span text:style-name="T92">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4">Последний эпизод с <text:span text:style-name="T33">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24">&lt;</text:span><text:span text:style-name="T86">мелодия из Донни Дарко</text:span><text:span text:style-name="T24">&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text:span text:style-name="T34">Влада&lt;Юджина&gt;</text:span><text:span text:style-name="T1">,</text:span> <text:span text:style-name="T1">месяц</text:span> назад прыгнувшего с крыши <text:span text:style-name="T1">своей</text:span> <text:span text:style-name="T1">высотки</text:span>.</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69">ворил </text:span><text:span text:style-name="T2">—</text:span><text:span text:style-name="T6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4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9">А у нас получается... </text:span><text:span text:style-name="T2">–</text:span><text:span text:style-name="T6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19">AI <text:span text:style-name="T2">– </text:span><text:span text:style-name="T6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4">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4"><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24">2. </text:span>Дом, любимый дом</text:h>
      <text:p text:style-name="P80">Музыка быстрая, тревожная, надорваная и печальная (Pet Shop Boys “So Hard” ?)</text:p>
      <text:p text:style-name="P31"/>
      <text:p text:style-name="P89"><text:span text:style-name="T24">&lt;</text:span><text:span text:style-name="T1">Описание полёта через Эогипп. Удивлённый взгляд Анакорна</text:span><text:span text:style-name="T24">&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24">–</text:span> Она очнулась.</text:p>
      <text:p text:style-name="P1">Сразу стало ясно три вещи.</text:p>
      <text:p text:style-name="P1">1) Единорог <text:span text:style-name="T2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9">, </text:span><text:span text:style-name="T2">а от валиума таких глюков у меня ни разу не было</text:span><text:span text:style-name="T6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4">– Сколько же в тебе<text:span text:style-name="T48">…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24">облака.&lt;</text:span><text:span text:style-name="T39">Описание получше. Подземелье</text:span><text:span text:style-name="T24">&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58">проводник</text:span>??? А?!! <text:span text:style-name="T1">А-ха-ха-ха-ха-ха-ха</text:span>! <text:span text:style-name="T24">–</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4">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3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24">!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4">&lt;<text:span text:style-name="T7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4"><text:soft-page-break/>– Сестрица, не позорься! – шикнула на Селестию тёмная аликорница. – Не выдавай желаемое за действительное хотя бы при посторонних.</text:p>
      <text:p text:style-name="P4">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9">Именно Селестия нашла пророчество-заклинание Свирла и настояла на его исполнении</text:span><text:span text:style-name="T24">&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24">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4">– Что происходит? Как я тут очутился вообще?</text:p>
      <text:p text:style-name="P141">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text:span text:style-name="T113">худощавой статуры</text:span>,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text:span text:style-name="T114">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span></text:p>
      <text:p text:style-name="P4">Дискорд нахмурился и бросил в сторону, ковыряясь когтем в зубе.</text:p>
      <text:p text:style-name="P4">– Из этой деревенщины даже десять лет Кантерлота не выбьют варварских замашек. Заходя в помещение к высочайшим особам, нужно <text:span text:style-name="T116">по</text:span>стучать <text:span text:style-name="T116">в дверь</text:span>! Словно в гнезде родился...</text:p>
      <text:p text:style-name="P4">– <text:s/>А что, в Винг-Поинте вас не учили, что оставлять пост без приказа <text:s/>— недопустимо? – отпустил он уже пегасу.</text:p>
      <text:p text:style-name="P4">На скулах жеребца <text:span text:style-name="T114">задвигались</text:span> желваки. <text:span text:style-name="T114">Кобальтовые глаза нахмурились. </text:span>Крыло с металлическими протезами <text:span text:style-name="T114">маховых перьев </text:span>начало коротко подёргиваться, <text:span text:style-name="T115">чуть позвякивая</text:span>.</text:p>
      <text:p text:style-name="P1"><text:span text:style-name="T1">– Кимеринн, успокойтесь. Этот заносчивый драконикус никогда не умел выбирать выражения.</text:span><text:span text:style-name="T24"> – </text:span><text:span text:style-name="T1">примирительно сказала Луна, шагнув ему навстречу.</text:span></text:p>
      <text:p text:style-name="P4">– Я абсолютно спокоен, <text:span text:style-name="T115">Ваше Высочество!</text:span>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4">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4">–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text:span text:style-name="T116">нужников</text:span>! А его хвост станет дуплистым поленом, которым будут развлекаться древесные волки в сезон течки! А его...</text:p>
      <text:p text:style-name="P4">–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4"><text:soft-page-break/>– На себя посмотри! – огрызнулся Дискорд. – Призвала какую-то полудохлую обезьяну вместо с<text:span text:style-name="T48">верх</text:span>…</text:p>
      <text:p text:style-name="P4">– Сестра, ты идёшь? – заглянула в зал Луна.</text:p>
      <text:p text:style-name="P4">Тут м<text:span text:style-name="T24">еня, </text:span>наконец,<text:span text:style-name="T24"> стошнило. Буквально вывернуло наизнанку: из носа текло, в глазах стояли слёзы. </text:span></text:p>
      <text:p text:style-name="P4">Тёмная аликорница брезгливо поджала губы. <text:span text:style-name="T24">Д</text:span>искорд сделал шаг в сторону, чтобы не попасть под брызги.</text:p>
      <text:p text:style-name="P1"><text:span text:style-name="T24">– </text:span><text:span text:style-name="T1">Присматривай получше за своим </text:span><text:bookmark text:name="result_box"/><text:span text:style-name="T72">Jack of Hearts</text:span><text:span text:style-name="T72"><text:note text:id="ftn7" text:note-class="footnote"><text:note-citation>7</text:note-citation><text:note-body><text:p text:style-name="Footnote"><text:bookmark text:name="result_box1"/><text:span text:style-name="T72">Jack of Hearts</text:span> <text:span text:style-name="T1">– Червовый валет (фр.)</text:span></text:p></text:note-body></text:note></text:span><text:span text:style-name="T72"> , </text:span><text:span text:style-name="T1">Сахарная Ватка</text:span><text:span text:style-name="T7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4">Я разогнулся и выпустил шею аликорницы. Она перевела <text:s/>взгляд на меня. Потом — на своё копыто, краешек которого оказался запачкан.</text:p>
      <text:p text:style-name="P17">Я смутился и потянулся за платком.</text:p>
      <text:p text:style-name="P17">– Я это… Извиняюсь. Сейчас вытру.</text:p>
      <text:p text:style-name="P4"><text:span text:style-name="T24">Селестия снова взглянула на меня. Н</text:span>ос её медленно сморщился. <text:span text:style-name="T24">Внезапно полускрытые чёлкой глаза сощурились в усмешке и она негромко хихикнула.</text:span></text:p>
      <text:p text:style-name="P17">–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4">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4">– Ты почему отстал? – крикнула она. – Некогда прохлаждаться!</text:p>
      <text:p text:style-name="P4"><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4">–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4">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4">–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4">– Какого хера? Прекрати немедленно! Бля...</text:p>
      <text:p text:style-name="P4">Аликорница пропустила мои протесты мимо ушей. Мы приближались к концу галереи, когда из конца, где я только что отдыхал, показался стебель.</text:p>
      <text:p text:style-name="P4">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4">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4">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4">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4">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4">Я оглянулся вперёд и увидел ещё один зелёный «рукав», выползающий из бокового прохода, как паста из тюбика.</text:p>
      <text:p text:style-name="P4">Бац!</text:p>
      <text:p text:style-name="P4">– Ай!</text:p>
      <text:p text:style-name="P4">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4">Увидев, что назад пути нет, аликорница крутанулась обратно.</text:p>
      <text:p text:style-name="P4">Бац!</text:p>
      <text:p text:style-name="P4">– Ай! Твою ж... Твоё высочество, блин!!!</text:p>
      <text:p text:style-name="P4">Селестия выпрямилась в струнку.</text:p>
      <text:p text:style-name="P4">– Закрой глаза! – скомандовала аликорница.&lt;<text:span text:style-name="T38">Добавить эпизодов сражения Сел с пландерсидами. Этот эпизод — последний, после которого она потеряла сознание</text:span>&gt;</text:p>
      <text:p text:style-name="P4"><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4">Открыв глаза, я увидел вместо коридора дыщащую жаром раскалённых <text:span text:style-name="T4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4">–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4">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4">–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4">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4">Но оставить аликорницу здесь? Я оглянулся на неё.</text:p>
      <text:p text:style-name="P4">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4">Нет, не могу. Блин, лучше уж пусть меня сожрёт с ней заодно это шелестящее говно, чем оставить её тут одну.</text:p>
      <text:p text:style-name="P4">Я присел рядом с ней и положил её голову к себе на колени.</text:p>
      <text:p text:style-name="P4">– Эй!!! – крикнул я ей в ухо. – Вставай! Ты должна встать!</text:p>
      <text:p text:style-name="P4">Я дунул ей в морду и потрепал рукой по чёлке, задев при этом рог.</text:p>
      <text:p text:style-name="P4">Медленно-медленно <text:s/>Селестия раскрыла один глаз. Её ноги дёрнулись и поджались к телу.</text:p>
      <text:p text:style-name="P4">– Вставай, лошадь рогатая!!! Некогда прохлаждаться! Нам сейчас жопа наступит, если не встанешь!</text:p>
      <text:p text:style-name="P4">Глаз так же медленно закрылся.</text:p>
      <text:p text:style-name="P4">Я зарычал от бессилия. Шуршание раздавался совсем близко.</text:p>
      <text:p text:style-name="P4">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4">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4">Ну, всё, можно вставлять в глаза монетки. Хороший бутерброд получился для глистоплюща!</text:p>
      <text:p text:style-name="P4"><text:span text:style-name="T4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4">– Давай, родная, давай! Вставай, я помогу тебе. Совсем немного осталось...</text:p>
      <text:p text:style-name="P4">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4">– Вот они!!!</text:p>
      <text:p text:style-name="P4">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4">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4">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4">–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4">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4">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0">Спи, сестра моя родная,<text:line-break/>Спи. Усни.<text:line-break/>Крыльями тебя укрою,<text:line-break/>Спи. Усни.</text:p><text:p text:style-name="P120"><text:tab/>В чаще тёмной волки воют,<text:line-break/>Спи. Усни.</text:p><text:p text:style-name="P120"><text:tab/>В мрачном замке духи ноют,<text:line-break/>Спи. Усни.</text:p><text:p text:style-name="P120"><text:tab/>Сказки вечность нам читает,<text:line-break/>Спи. Усни.<text:line-break/>День осенний угасает,<text:line-break/>Спи. Усни.<text:line-break/>Помни только в сне глубоком,</text:p><text:p text:style-name="P12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4">–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4">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4">Ну, блин, пронесло! Не думаю, что эта дрянь умеет летать. Я облегчённо выдохнул.</text:p>
      <text:p text:style-name="P4">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4">–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4">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4">–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3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33">Макс побывает в этих развалинах и найдёт там выдолбленную на камне надпись: «Здесь был Стар...»</text:span>&gt;</text:p>
      <text:p text:style-name="P4">– <text:s/>Почему ты называешь замок домом?</text:p>
      <text:p text:style-name="P4">–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4">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4">– А почему вы выбрали такое необычное место для замка? Остров посреди болота мне не кажется подходящим местом для королевской резиденции.</text:p>
      <text:p text:style-name="P4">– Раньше тут не было болота. Глубокий овраг окружал Дом с трёх сторон. С четвёртой его защищала скала. Болото появилось совсем недавно.</text:p>
      <text:p text:style-name="P4">– Точно недавно?</text:p>
      <text:p text:style-name="P4">– Почему ты спрашиваешь Нас?</text:p>
      <text:p text:style-name="P17">Я указал на пятно ряби на воде, быстро догоняющее тень от колесницы.</text:p>
      <text:p text:style-name="P4">– Потому что в нём успела завестись рыба. Причём, судя по всему, достаточно крупная.</text:p>
      <text:p text:style-name="P4">Луна проследила взглядом направление и внезапно вскочила на ноги.</text:p>
      <text:p text:style-name="P4">– Набирай высоту! Они настигают нас! – крикнула она Дискорду. Тот обернулся и, увидев пятно на воде, помотал головой.</text:p>
      <text:p text:style-name="P4">–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4">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4">– Вправо! – заорал Дискорд, рванув жезл вправо.</text:p>
      <text:p text:style-name="P4">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4">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4"><text:soft-page-break/>– Присмотри за ней. – обратилась она ко мне, кивнув на спящую сестру. Мне показалось, или в её <text:span text:style-name="T38">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4">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9">Резко</text:span><text:span text:style-name="T1"> запахло озоном. </text:span></text:p>
      <text:p text:style-name="P4">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8">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4">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4">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4">Она что-то спросила меня, но я не услышал ни звука.</text:p>
      <text:p text:style-name="P4">– Что?! Говори громче, я ничего не слышу.</text:p>
      <text:p text:style-name="P4">– Где Дискорд? – повторила она <text:span text:style-name="T38">надреснутым голосом</text:span>.</text:p>
      <text:p text:style-name="P4">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4">Что-то схватило меня за шиворот и потащило назад.</text:p>
      <text:p text:style-name="P4">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4">Пегасы тем временем упорно молотили крыльями, пытаясь прорваться к близкому берегу.</text:p>
      <text:p text:style-name="P4">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4">Тройка скакунов молча ускорилась, а их попавшийся собрат бился в объятиях лозы как мотылёк в паутине.</text:p>
      <text:p text:style-name="P4">Луна застыла, глядя немигающими глазами на пегаса. Потом она, не разжимая зубов, издала нечто, похожее одновременно на тонкий вой и ржание.</text:p>
      <text:p text:style-name="P4"><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4">Одновременно раздался громкий треск откуда-то сзади, и пол платформы выровнялся</text:p>
      <text:p text:style-name="P4">– Кимеринн!!! <text:s/>– <text:s/>закричала Луна, выплюнув воротник моей куртки.</text:p>
      <text:p text:style-name="P4">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4">Луна, сложив крылья, прыгнула головой вниз с платформы.</text:p>
      <text:p text:style-name="P4">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4">Мы уже летели над берегом, когда она молча опустилась на платформу и забилась в угол<text:span text:style-name="T48">, опустив голову на пол.</text:span></text:p>
      <text:p text:style-name="P4">Некоторое время мы летели молча. Потом из-под платформы послышался шорох и возня. Я лёг на пол и заглянул под платформу.</text:p>
      <text:p text:style-name="P4">Дискорд, ухватившись <text:span text:style-name="T4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4">Я ухватился за протянутую им лапу, а подошедшая Луна вцепилась зубами в его загривок и — оп-па! — мы таки втащили его на колесницу.</text:p>
      <text:p text:style-name="P4"><text:span text:style-name="T24">–</text:span> Уфф! Выкарабкались. Почти без потерь, <text:span text:style-name="T24">–</text:span> заметил Дискорд, оглядывая крыло. <text:span text:style-name="T24">–</text:span> Могло быть и хуже.</text:p>
      <text:p text:style-name="P4"><text:span text:style-name="T24">–</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4">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4">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4"><text:span text:style-name="T24">–</text:span> <text:span text:style-name="T38">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4"><text:span text:style-name="T24">–</text:span> ТЫ!!! ТЫ!..</text:p>
      <text:p text:style-name="P4"><text:span text:style-name="T24">–</text:span> Да, я!!! <text:span text:style-name="T24">–</text:span> Дискорд подбоченился и с вызовом посмотрел на разъярённую аликорницу. <text:span text:style-name="T24">–</text:span> Можешь скинуть меня в болото, можешь превратить обратно в камень, <text:span text:style-name="T38">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24">–</text:span> Дискорд стоял, балансируя, на краю платформы.</text:p>
      <text:p text:style-name="P4">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4">Дальнейший путь мы провели в молчании.</text:p>
      <text:p text:style-name="P22"/>
      <text:h text:style-name="Heading_20_2" text:outline-level="2"><text:soft-page-break/><text:span text:style-name="T24">3. </text:span>Кантерлот</text:h>
      <text:p text:style-name="P81">Музыка медленная, фэнтезийная, средневековая, изысканая, дворцовая (стиль Dire Straits “Coyote”)</text:p>
      <text:p text:style-name="P81">&lt;Эркеры и ризалиты&gt;</text:p>
      <text:p text:style-name="P24">Глава IV. Пределы магии</text:p>
      <text:p text:style-name="P21"/>
      <text:p text:style-name="P24">Вашему покорному слуге известны четыре предела магии: </text:p>
      <text:list xml:id="list6710122367424227916" text:style-name="L4">
        <text:list-item>
          <text:p text:style-name="P13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24"><text:s/>–</text:span> Блядь, как меня заебала эта архаика! Когда-нибудь пошлю нахер все каноны письменности и учредю свои! С блекджеком и шлюхами. <text:span text:style-name="T24">– Стар Свирл перевернулся на другой бок и обратился к учени</text:span><text:span text:style-name="T1">це</text:span><text:span text:style-name="T24">. – Это не пиши, это оффтоп.</text:span></text:p><text:p text:style-name="P118"><text:s/>Сколько страниц сегодня нахреначили?</text:p><text:p text:style-name="P119">– <text:span text:style-name="T1">Восемь, учитель!</text:span></text:p><text:p text:style-name="P119">– Отлично. Надиктую ещё две и сбегаешь за кофе.</text:p></text:note-body></text:note></text:span></text:p>
        </text:list-item>
      </text:list>
      <text:p text:style-name="P5"/>
      <text:p text:style-name="P11">Я захлопнул “Основы заклятий<text:span text:style-name="T24">”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8"><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Дискорд исчез. Последний раз драконикуса видели, когда он на своей <text:span text:style-name="T1">золотой барже</text:span> удалялся в сторону Жеребячьих<text:span text:style-name="T38">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8"><text:span text:style-name="T24">Ну, понятно, в элитном придворцовом квартале, который представляет из себя </text:span><text:span text:style-name="T1">верхний город</text:span><text:span text:style-name="T24">, цены кусаются. Надо топать вниз, на окраину. Но, блин, корявые пальцы внесли свою коррективу в шопинг-план!</text:span></text:p>
      <text:p text:style-name="P78"><text:span text:style-name="T24">Как раз на спуске в нижний </text:span><text:span text:style-name="T1">город, на мосту</text:span><text:span text:style-name="T24">, я выронил монетку. И, естественно, она не осталась лежать там, где упала, а начала катиться </text:span><text:span text:style-name="T1">по мостовой </text:span><text:span text:style-name="T24">— </text:span><text:span text:style-name="T1">чем дальше, тем быстрее</text:span><text:span text:style-name="T24">.</text:span></text:p>
      <text:p text:style-name="P19">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24">—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4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text:soft-page-break/>– “Лорен” я сделал на базе <text:span text:style-name="T48">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48">парящие платформы.</text:span> Но дворцовым бюрократам необязательно ж знать, КАК я их уничтожаю, хе-хе! Некоторые из <text:span text:style-name="T48">платформ </text:span><text:span text:style-name="T49">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48"> И никто ж не догадывался, что она </text:span><text:span text:style-name="T49">сделана по королевскому заказу</text:span><text:span text:style-name="T48">! Её </text:span><text:span text:style-name="T49">Солнечное </text:span><text:span text:style-name="T48"><text:s/>Высочеств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92">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24">4. </text:span>Библиотека</text:h>
      <text:p text:style-name="P20">&lt;<text:span text:style-name="T73">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8">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text:soft-page-break/>Возьмём, <text:s/>примеру, заклинание начального предела: “Ярету пхонг руул квами”, <text:span text:style-name="T1">—</text:span> что означает: “<text:span text:style-name="T38">Разогнать силу и оборотить против себя</text:span>”.</text:p>
      <text:p text:style-name="P5">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24">– </text:span>Гм!</text:p><text:p text:style-name="Footnote"><text:span text:style-name="T24">– </text:span>Ну, ты ж понимаешь, что без таланта к магии никакое надувание щёк не поможет. <text:span text:style-name="T24">–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24">За прошедшие дни я уже привык и к магии, и к разумным эквиноподобным и даже </text:span><text:span text:style-name="T1">ко сну вдоволь</text:span><text:span text:style-name="T24">.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24">–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25">–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text:soft-page-break/>Селестия нахмурилась и угрожающе подняла крылья.</text:p>
      <text:p text:style-name="P53"><text:span text:style-name="T24">– </text:span>Не забывай, человек, я — могущественный маг и правитель Эквестрии. Ко мне нужно относиться с должным уважением!</text:p>
      <text:p text:style-name="P53"><text:span text:style-name="T24">– </text:span>А то что? Превратишь в жабу? Сошлёшь на Луну? Убьёшь нахер?</text:p>
      <text:p text:style-name="P53">Аликорница сникла. Уши её опустились.</text:p>
      <text:p text:style-name="P53"><text:span text:style-name="T24">– </text:span>Макс, не надо... Ты же знаешь, я этого не сделаю.</text:p>
      <text:p text:style-name="P53"><text:span text:style-name="T24">–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24">–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24"> штучки при общении со мной. А я постараюсь помочь тебе </text:span>— если это в моих силах, разумеется<text:span text:style-name="T24">.</text:span></text:p>
      <text:p text:style-name="P53"><text:span text:style-name="T24">Аликорница уселась н</text:span>а пол <text:span text:style-name="T24">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24">– Лады! Вот видишь, нам легко договориться! А теперь расскажи, наконец, зачем </text:span>т<text:span text:style-name="T24">ы притащил</text:span>а<text:span text:style-name="T24"> меня сюда? Только сначала вытащи катетер из шеи </text:span>— <text:s/>он меня нервирует<text:span text:style-name="T24">. Или погоди, я сам вытащу…</text:span></text:p>
      <text:p text:style-name="P53"><text:span text:style-name="T24">Л</text:span>ампа<text:span text:style-name="T24"> отбрасывал</text:span>а<text:span text:style-name="T24"> мягкие тени на стену библиотеки. Селестия, расположи</text:span>вшись<text:span text:style-name="T24"> у моего кресл</text:span>а,<text:span text:style-name="T24">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24">– </text:span>Вот, читай отсюда. <text:span text:style-name="T24">– а</text:span>ликорница подчеркнула абзац копытом.</text:p>
      <text:p text:style-name="P53"/>
      <text:p text:style-name="P54">***</text:p>
      <text:p text:style-name="P54"/>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38">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text:soft-page-break/>–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P178" text:outline-level="2"><text:span text:style-name="T24">5. </text:span>Индиго</text:h>
      <text:p text:style-name="P43"/>
      <text:p text:style-name="P43">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p>
      <text:p text:style-name="P53">&lt;<text:span text:style-name="T73">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8">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lt;<text:span text:style-name="T39">Селестия достаёт из потайной щели свиток с мыслями Селестии</text:span><text:span text:style-name="T38">`<text:tab/>`</text:span>&gt;</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text:soft-page-break/>–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text:soft-page-break/></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77" text:outline-level="2">6. Стыд</text:h>
      <text:p text:style-name="P53">&lt;<text:span text:style-name="T103">Mylene Farmer — L`Ame-Stram-Gram</text:span>&gt;</text:p>
      <text:p text:style-name="P63">~~~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text:soft-page-break/>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33">Абсолютного забвения</text:span>&gt;Стирание из бытия. Точнее, его нет и не было после того, как я замкнула его на его создателя, Иггуса. Суть заклинания <text:span text:style-name="T89">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9">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89">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75">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8">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38">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50">—</text:span> осень, за осенью <text:span text:style-name="T50">—</text:span> зима. <text:s/>Если пошёл дождь, должно быть мокро, если выпал снег <text:span text:style-name="T5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24">–</text:span> Постой, постой, <text:span text:style-name="T24">–</text:span> я попыталась удержать ускользающую тень сомнения. <text:span text:style-name="T24">–</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24">–</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24">–</text:span> По состоянию здоровья? <text:span text:style-name="T24">–</text:span> переспросила я, не спуская с него взгяд.</text:p>
      <text:p text:style-name="P1"><text:span text:style-name="T24">–</text:span> Да, Ваше Высочество, <text:span text:style-name="T24">–</text:span> гонец потупил взгляд, глаза его забегали, <text:span text:style-name="T24">–</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24">–</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24">–</text:span> Эммм… Они… м-м-м… не больны… в некотором смысле… <text:span text:style-name="T24">–</text:span> гонец изо всех сил ковырял копытом <text:s/>литку, пряча взгляд. <text:span text:style-name="T24">–</text:span> Они… мнэээ… сами… в некотором роде… кхм. Нервный срыв. Переутомление и бессонница… Кхм.</text:p>
      <text:p text:style-name="P1"><text:span text:style-name="T24">–</text:span> Сами <text:span text:style-name="T24">—</text:span> что? <text:span text:style-name="T24">–</text:span> Я постепенно начала понимать причину смущения гонца.</text:p>
      <text:p text:style-name="P1"><text:span text:style-name="T24">–</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24">—</text:span> в возможности летать. И добровольно отказаться от полётов для него <text:span text:style-name="T24">—</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24">–</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7">Семь жеребят-подростков стояли передо мною с отсутствующим видом.</text:p>
      <text:p text:style-name="P17">– Представьтесь перед вашей принцессой! – шикнул на них сопровождающий стражник.</text:p>
      <text:p text:style-name="P17">Жеребята встрепенулись.</text:p>
      <text:p text:style-name="P1"><text:soft-page-break/><text:span text:style-name="T24">– </text:span>Добрый день, Ваше Высочество! <text:span text:style-name="T24">–</text:span> склонились они в поклоне. После некоторого перешёптывания, они всё же назвались по очереди.</text:p>
      <text:p text:style-name="P1"><text:span text:style-name="T24">–</text:span> А где восьмой? <text:span text:style-name="T24">–</text:span> удивилась я. <text:span text:style-name="T24">–</text:span> Мне сказали, вас было восемь. Восемь отказавшихся летать.</text:p>
      <text:p text:style-name="P1"><text:span text:style-name="T24">–</text:span> Да, Ваше Высочество, п-принцесса Селестия, <text:span text:style-name="T24">–</text:span> старший из них запинался от волнения. <text:span text:style-name="T24">–</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24">–</text:span> Успокойтесь, <text:span text:style-name="T24">–</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24">–</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9">старший. </text:span><text:span text:style-name="T2">–</text:span><text:span text:style-name="T69">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50">— о</text:span>н искренне в это верили.</text:p>
      <text:p text:style-name="P1"><text:span text:style-name="T1">–</text:span> Кто рассказал вам это? Эту… глупость?</text:p>
      <text:p text:style-name="P4">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4">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4">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4">Лулу прибыла через пятнадцать минут.</text:p>
      <text:p text:style-name="P4">–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4">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4">– Извини, Лулу, дело срочное.</text:p>
      <text:p text:style-name="P4">– Надеюсь, оно стоит моих прерванных грёз об Ночной Эквестрии!</text:p>
      <text:p text:style-name="P4">– Об Ночной Эквестрии?? Брось, сестра, я знаю, о чём ты грезишь! Уж точно среди моих стражников нет никого с таким именем.</text:p>
      <text:p text:style-name="P4">– Да как ты смеешь?!!</text:p>
      <text:p text:style-name="P4">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4">– Это… твои??? И ты скрывала от нас всё это время??? Но кто??? Кто их отец?!! КТО ЭТОТ… !!!</text:p>
      <text:p text:style-name="P4">От волнения Лулу перешла на грандэквестрийский. Мне пришлось заткнуть ей рот, чтобы не разбудить жеребят.</text:p>
      <text:p text:style-name="P4">– Тсссс! Неужели ты думаешь, что по плодовитости я могу дать фору Кризалис? Нет, это не мои жеребята. Успокойся и взгляни на их сны.</text:p>
      <text:p text:style-name="P4">Лулу умолкла и сосредоточилась. Постепенно на её морде гнев сменился недоверием, а потом и ужасом.</text:p>
      <text:p text:style-name="P4">– Сто рогов Нам в круп! ЧТО ЭТО ЗА…</text:p>
      <text:p text:style-name="P4">Теперь Лулу вспомнила армейские ругательства. Мне снова пришлось заткнуть ей рот. </text:p>
      <text:p text:style-name="P4">– Из-за этого кошмара они отказались сдавать лётный экзамен и рискуют стать отвержеными. Ну, ты же знаешь пегасов...</text:p>
      <text:p text:style-name="P4">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4">–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4">Я никогда не умела так пропускать сквозь себя сырую магию, как моя младшая сестрёнка <text:span text:style-name="T24">— и втайне немного завидовала этому</text:span>. Если бы сестра со своими способностями к магии умела обуздывать свои эмоции <text:span text:style-name="T24">— </text:span>мне не пришлось бы терзаться раздумьями и готовить себе преемника.</text:p>
      <text:p text:style-name="P4">Наконец Лулу опустилась на пол, выходя из транса. Магическая аура исчезла и она обессиленно бухнулась на колени.</text:p>
      <text:p text:style-name="P4">– Проклятье! К такому Мы не были готовы!</text:p>
      <text:p text:style-name="P4">Лулу подняла голову, я с ужасом обнаружила, что вместо моей любимой и единственной сестры на меня змеиными глазами смотрит Найтмэр Мун.</text:p>
      <text:p text:style-name="P4">– Что? Что ты видела,? Что с тобой произошло, сестра?</text:p>
      <text:p text:style-name="P4">Я не верила своим глазам. Страхи прошлого вернулись ко мне с новой силой.</text:p>
      <text:p text:style-name="P4">– Сел, эта гадость пришла не из нашего мира. В их снах я видела...</text:p>
      <text:p text:style-name="P4">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24">— умение делегировать полномочия. Вечером того же дня я села за письменный стол.</text:span></text:p>
      <text:p text:style-name="P43">“<text:span text:style-name="T3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24">—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24">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24">—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text:soft-page-break/>–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24">ctg(Pi/4)-6)/(ln(e)-sin(0))</text:span></text:h>
      <text:p text:style-name="P84">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8"> </text:span>(быть может, к счастью). Всё, что я могу <text:span text:style-name="T24">— оставить тебе напутствие.</text:span></text:p>
      <text:p text:style-name="P63"><text:span text:style-name="T24">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24">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24">Тебе может не нравиться этот мир. Тебе могут не нравиться пони. Ты можешь быть удивлён и обижен </text:span>их <text:span text:style-name="T24">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24">— </text:span>и ты увидишь, как мир меняется к лучшему. Он очень молод и гибок. Он горит желанием изменяться. Но в этом его слабость <text:span text:style-name="T24">— </text:span>он может меняться и в плохую сторону. От тебя зависит, в какую.</text:p>
      <text:p text:style-name="P63">Эх, хотел бы я поменяться с тобой местами <text:span text:style-name="T24">—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26">—</text:span> сказочная страна, пони <text:span text:style-name="T26">— </text:span><text:span text:style-name="T24">прекрасные создания, порядки тут з</text:span>амечательные<text:span text:style-name="T24">! Чисто, культурно, вежливо. Дворецкий </text:span><text:span text:style-name="T26">—</text:span><text:span text:style-name="T24"> скопидом, конечно, но то работа у него такая. </text:span>Блин, м<text:span text:style-name="T24">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24">– </text:span>Её Высочество Принцесса Селестия хочет видеть вас, человек Макс.</text:p>
      <text:p text:style-name="P1">Я захлопнул трактат<text:span text:style-name="T24">.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24">–</text:span> Уже иду. Где я могу её найти?</text:p>
      <text:p text:style-name="P1"><text:soft-page-break/><text:span text:style-name="T24">–</text:span> Я проведу вас, человек Макс. <text:span text:style-name="T24">–</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77"> </text:span><text:span text:style-name="T59">— вся архитектура явно </text:span><text:span text:style-name="T50">была </text:span><text:span text:style-name="T59">заточена под крылатых. Таких, для которых приземлиться на балкон в тронном зале или уйти через портик на крыше</text:span><text:span text:style-name="T77"> </text:span><text:span text:style-name="T59">— обычное дело. </text:span><text:span text:style-name="T77">Хорошо, что ежедневные посещения каретной мастерской подняли мой тонус, изрядно посаженный сидячим образом жизни.</text:span></text:p>
      <text:p text:style-name="P1"><text:span text:style-name="T7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24">–</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59">— книжный шкаф и напольная подставка для чтения с </text:span><text:span text:style-name="T50">упором в виде </text:span><text:span text:style-name="T59">голов</text:span><text:span text:style-name="T50">ы</text:span><text:span text:style-name="T59">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50">Каменный пол комнаты был покрыт розовым ковром с длиннейшим ворсом.</text:span><text:span text:style-name="T59"> </text:span><text:span text:style-name="T50">Его центр занимал высокий </text:span><text:span text:style-name="T59">кругл</text:span><text:span text:style-name="T50">ый</text:span><text:span text:style-name="T59"> </text:span><text:span text:style-name="T50">футон</text:span><text:span text:style-name="T59"> </text:span><text:span text:style-name="T50">с</text:span><text:span text:style-name="T59"> велик</text:span><text:span text:style-name="T50">им</text:span><text:span text:style-name="T59"> множество</text:span><text:span text:style-name="T50">м</text:span><text:span text:style-name="T59"> подушек. Среди них я с удивлением заметил плюшевую единорожку </text:span><text:span text:style-name="T50">фиолетового</text:span><text:span text:style-name="T59">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text:soft-page-break/>–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9">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24">—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24">.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24">—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24">Во все времена некоторым пони нравилось играть в конспирацию и борьбу за идеалы высшей справедливости. От которой они первые </text:span>и сбежали<text:span text:style-name="T24">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24">—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1">Мне печалиться не стоит</text:p><text:p text:style-name="P121">Жизнь прекрасна и ярка</text:p><text:p text:style-name="P121">Телом молода, душою —</text:p><text:p text:style-name="P121">Как дракон морской мудра</text:p><text:p text:style-name="P121"/><text:p text:style-name="P121">Я видала взлёт империй,</text:p><text:p text:style-name="P121">Я жила среди легенд,</text:p><text:p text:style-name="P121">Древней магии мистерий</text:p><text:p text:style-name="P121">Я прилежнейший студент</text:p><text:p text:style-name="P121"/><text:p text:style-name="P121">Обожаема народом,</text:p><text:p text:style-name="P121">Уважаема врагом,</text:p><text:p text:style-name="P121">Но друзей моих немного,</text:p><text:p text:style-name="P121">Гложет душу холодом</text:p><text:p text:style-name="P121"/><text:p text:style-name="P121">Одинока и печальна,</text:p><text:p text:style-name="P121">Недоступна и строга,</text:p><text:p text:style-name="P121">Потеряла изначальный</text:p><text:p text:style-name="P121">Смысл жизни навсегда</text:p><text:p text:style-name="P121"/><text:p text:style-name="P121">Жизнь моя теперь публична,</text:p><text:p text:style-name="P121">Жизнь моя теперь для всех,</text:p><text:p text:style-name="P121">В этом — горе, в этом — счастье,</text:p><text:p text:style-name="P121">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24">–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39">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24">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24">–</text:span> Иногда хочется забыться, <text:span text:style-name="T24">–</text:span> перехватила мой взгляд аликорница, <text:span text:style-name="T24">–</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24">–</text:span> А водку у вас принято пить?</text:p>
      <text:p text:style-name="P41"><text:span text:style-name="T24">–</text:span> Некоторые употребляют. Но правительница Эквестрии, пьющая <text:span text:style-name="T1">яблочную </text:span>водку <text:span text:style-name="T1">—</text:span> это уже черезчур. <text:span text:style-name="T24">–</text:span> засмеялась Селестия. <text:span text:style-name="T24">–</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24">— сильнейший энергетик, он многократно усиливает чувства и возможности организма, но он же и иссушает его.</text:span></text:p>
      <text:p text:style-name="P53"><text:span text:style-name="T24">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24">—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24">—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24">– Я несказанно рада, что, наконец-то, могу назвать тебя своим другом. </text:span>– мурлыкнула Тия. – <text:span text:style-name="T24">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24">– Это ты называешь “дружбой”? – с </text:span>улыбкой хмыкнул<text:span text:style-name="T24"> я. – </text:span>Мне нравится твоё чувство юмора.</text:p>
      <text:p text:style-name="P53">Аликорница нахмурилась.</text:p>
      <text:p text:style-name="P53"><text:span text:style-name="T24">–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24">– </text:span>Нет, что ты, Тия, не мели ерунды! Я всем доволен, я просто в восторге. Мне вообще кажется, что я попал в рай, а ты <text:span text:style-name="T24">— </text:span>мой ангел-хранитель. И называть ЭТО дружбой <text:span text:style-name="T24">—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24">—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4">От нечего делать, стал прислушиваться к полушёпоту, витавшему под сводами зала.</text:p>
      <text:p text:style-name="P4"><text:soft-page-break/>…</text:p>
      <text:p text:style-name="P1"><text:span text:style-name="T59">– </text:span><text:span text:style-name="T50">Говорят, в Додж-сити почти не осталось жителей. В местном депо перестали обслуживать паровозы из-за отсутствия рабочих. Старик </text:span><text:span text:style-name="T59">–</text:span><text:span text:style-name="T5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4"><text:span text:style-name="T59">– </text:span><text:span text:style-name="T64">А из Пинто Крика уже месяц нет новостей...</text:span></text:p>
      <text:p text:style-name="P4"><text:span text:style-name="T59">– </text:span><text:span text:style-name="T6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7"><text:span text:style-name="T64">– </text:span>“<text:span text:style-name="T1">Что я могу сделать, чтобы вернуть всё назад?</text:span>”</text:p>
      <text:p text:style-name="P17"><text:span text:style-name="T64">– </text:span><text:span text:style-name="T50">Так и сказала?</text:span></text:p>
      <text:p text:style-name="P1"><text:span text:style-name="T59">– </text:span><text:span text:style-name="T50">Да, </text:span><text:span text:style-name="T51">Фэнси</text:span><text:span text:style-name="T5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7"><text:span text:style-name="T64">– </text:span><text:span text:style-name="T50">Что бы это значило, Флер?</text:span></text:p>
      <text:p text:style-name="P17"><text:span text:style-name="T64">– </text:span><text:span text:style-name="T5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24">–</text:span> Ты? <text:span text:style-name="T24">–</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24">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24">олоски и даже целые пряди розового цвета выбивались </text:span><text:span text:style-name="T1">и</text:span><text:span text:style-name="T24">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24"> </text:span><text:span text:style-name="T1">И даже м</text:span><text:span text:style-name="T24">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24">–</text:span> <text:span text:style-name="T1">Сорок девять</text:span> из шестидесяти четырёх? Хренасе! <text:span text:style-name="T24">–</text:span> я вспомнил рассказ Селестии про восьмёрку пегасов прошлогоднего выпуска. <text:span text:style-name="T24">–</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24">–</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8">— </text:span><text:span text:style-name="T4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24">–</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24">– </text:span><text:span text:style-name="T1">Она</text:span><text:span text:style-name="T24"> отказывается разговаривать со мной со времени нашего возвращения из Вечнодикого леса. </text:span><text:span text:style-name="T1">Прямо как ты в последнее время. </text:span><text:span text:style-name="T24">– </text:span><text:span text:style-name="T1">горько заметила аликорница. </text:span><text:span text:style-name="T24">–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24">–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25">— так точно.</text:span></text:p>
      <text:p text:style-name="P43">– Ну ок. Тогда она обрадуется следующей новости: я ухожу.</text:p>
      <text:p text:style-name="P43"><text:soft-page-break/>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60">&lt;</text:span><text:span text:style-name="T80">Mark Knopfler - </text:span><text:span text:style-name="T79">Hill Farmer's Blues</text:span><text:span text:style-name="T60">&gt;</text:span></text:p>
      <text:p text:style-name="P45">***</text:p>
      <text:p text:style-name="P43"/>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5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3">Имя её было Селестия.</text:p>
      <text:p text:style-name="P63">За ней последовала и сестра её, <text:span text:style-name="T24">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24">—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89">мино</text:span>тавра?</text:p>
      <text:p text:style-name="P63">– <text:s/>Тебя забрать я ему не дам. А в дядю не тыкай копытом, это невежливо! Спи уже, моя маленькая!</text:p>
      <text:p text:style-name="P63"><text:soft-page-break/>–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сон.</text:p>
      <text:p text:style-name="P85">&lt;https://www.youtube.com/watch?v=Py9SDdYGFrQ&gt;</text:p>
      <text:h text:style-name="Heading_20_2" text:outline-level="2">10. Понивилль</text:h>
      <text:p text:style-name="P43"/>
      <text:p text:style-name="P17">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7">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64">—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7"><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7">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7">Гостинницу я сразу отверг <text:span text:style-name="T64">—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7"/>
      <text:p text:style-name="P23">***</text:p>
      <text:p text:style-name="P17"/>
      <text:p text:style-name="P17">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7">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59">–</text:span><text:span text:style-name="T50"> Эй, верзила, поосторожнее, лягать тя в пузо! Куда прёшься-то?</text:span></text:p>
      <text:p text:style-name="P17">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7">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text:soft-page-break/>–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text:soft-page-break/></text:p>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5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50">пони-</text:span><text:span text:style-name="T59">исчезновений уже год. Почту за честь работать </text:span><text:span text:style-name="T50">под твоим руководством</text:span><text:span text:style-name="T59">. Подожди немного, я </text:span><text:span text:style-name="T50">от</text:span><text:span text:style-name="T59">систематизирую нужную информацию и расскажу тебе, насколько далеко смогла продвинуться.</text:span></text:p>
      <text:p text:style-name="P41">“Вот неугомонная” <text:span text:style-name="T25">–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16"><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37">«...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24">— то есть крыльев. И я подумала: а что, если…</text:span></text:p>
      <text:p text:style-name="P53"><text:span text:style-name="T24">– Вот ещё! </text:span>– возмутился дракончик. – Никогда на такое не соглашусь!</text:p>
      <text:p text:style-name="P53"><text:soft-page-break/>–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24">—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28">— далеко 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24">— максимум двух пони, </text:span>после чего мне придётся восстанавливаться около месяца<text:span text:style-name="T24">.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24">.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1">&lt;Seal — Amazing <text:span text:style-name="T1">(T</text:span><text:span text:style-name="T24">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63">— солнце. Моё солнце.</text:span><text:span text:style-name="T8">»</text:span></text:p>
      <text:p text:style-name="P12">Я остановилась перед дверью. Четыре ярда брони отделяли меня от Эквестрии. Четыре ярда и двадцать пять лет.</text:p>
      <text:p text:style-name="P24"><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6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4">Я прошла сквозь дверь.</text:p>
      <text:p text:style-name="P4"><text:soft-page-break/>Снаружи вставало солнце. Размытый а<text:span text:style-name="T48">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4">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24">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3">***</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27">—</text:span><text:span text:style-name="T28"> </text:span><text:span text:style-name="T83">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5">Примечания: человеки?</text:p>
      <text:p text:style-name="P5"/>
      <text:p text:style-name="P3">***</text:p>
      <text:p text:style-name="P53">&lt;<text:span text:style-name="T82">d.notive — Talking Flight</text:span>&gt;</text:p>
      <text:p text:style-name="P63">Дата: 12.04.1003 А.С.</text:p>
      <text:p text:style-name="P63">Эксперимент: заклинание Воплощения Индрэ</text:p>
      <text:p text:style-name="P63">Испытуемая: Рэрити</text:p>
      <text:p text:style-name="P63"><text:soft-page-break/>Синопсис: запись сна со слов испытуемой</text:p>
      <text:p text:style-name="P63">Замечания: замечаний нет</text:p>
      <text:p text:style-name="P63"/>
      <text:p text:style-name="P1"><text:span text:style-name="T50">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24">—</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4">Примечания: <text:span text:style-name="T63">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
      <text:p text:style-name="P63">Дата: 12.04.1003 А.С.</text:p>
      <text:p text:style-name="P63">Эксперимент: заклинание Воплощения Индрэ</text:p>
      <text:p text:style-name="P63"><text:soft-page-break/>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3">***</text:p>
      <text:p text:style-name="P1"/>
      <text:p text:style-name="P24">Сим повелеваем прекратить дальнейшие эксперименты<text:span text:style-name="T4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4"/>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6"/>
      <text:p text:style-name="P88"/>
      <text:h text:style-name="Heading_20_2" text:outline-level="2">12. День сурка</text:h>
      <text:p text:style-name="P17">&lt;<text:span text:style-name="T75">Seal - amazing</text:span>&gt;</text:p>
      <text:p text:style-name="P4">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5">Кажись, я таки проснулся. Бред-то какой, а? Всё это был просто бред! Надо слазить с валиума <text:span text:style-name="T24">—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24">—</text:span> так и в дурку попасть недолго. Вот и сейчас перегар такой, что снег плавится. Пройди реабилитацию и вернись в проект. А не примут <text:span text:style-name="T24">— найти новую работу. Так даже лучше: быстрее забудешь всю эту хренотень с рогатыми кобылами. </text:span>Будь мужиком, блеать! <text:span text:style-name="T24">Найди себе бабу и заживи сытой, размеренной жизнью городского ублюдка. Что ещё нужно, чтобы спокойно сдохнуть?</text:span></text:p>
      <text:p text:style-name="P11">Дорога исчезла в снежном сугробе.</text:p>
      <text:p text:style-name="P5">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24">BMW</text:span>. Значит, скоро выйду на дорогу, а там через пару кварталов мой дом.</text:p>
      <text:p text:style-name="P4">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4"><text:span text:style-name="T6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4">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4">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text:p>
      <text:p text:style-name="P4">Тук-тук-тук.</text:p>
      <text:p text:style-name="P4">Я заворочался в постели, стараясь удержать ускользающий сон. Потянувшись за одеялом, рукой упёрся во что-то тёплое.</text:p>
      <text:p text:style-name="P4">Тук-тук-тук!</text:p>
      <text:p text:style-name="P4"><text:soft-page-break/>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4">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4">Вручив конверт, пегаска улетела. Я присел на крыльцо, яростно массируя виски и вспоминая вчерашнее...</text:p>
      <text:p text:style-name="P4"/>
      <text:p text:style-name="P10">***</text:p>
      <text:p text:style-name="P4"/>
      <text:p text:style-name="P1"><text:span text:style-name="T24">Солнечный лучик настойчиво пробивался сквозь плотно сомкнутые веки. Ветерок через открытое окно </text:span><text:span text:style-name="T1">щекотал уши и шуршал</text:span><text:span text:style-name="T24"> </text:span><text:span text:style-name="T1">занавесками</text:span><text:span text:style-name="T24">. Я раскрыл глаза, в который раз наслаждаясь ясной головой и абсолютной выспанностью </text:span><text:span text:style-name="T59">—</text:span><text:span text:style-name="T24"> роскошью, недоступной мне </text:span><text:span text:style-name="T1">годами</text:span><text:span text:style-name="T24">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4">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4">…</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24">— и о</text:span>н<text:span text:style-name="T24"> з</text:span>нает, как приготовить<text:span text:style-name="T24"> </text:span>из них особенный вольт-сидр, который больше никто не сделает<text:span text:style-name="T24">.</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text:soft-page-break/>– А, по-моему, ты перепутала, Скуталу. Мыслью направляется <text:span text:style-name="T24">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24">— то ли я был глух к магии, то ли она ко мне, но с в</text:span>олшебством<text:span text:style-name="T24">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24">—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24">—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24">— НЕТ!</text:span></text:p>
      <text:p text:style-name="P1">Твайлайт начала в возбуждении ходить по читальному залу.</text:p>
      <text:p text:style-name="P1"><text:soft-page-break/><text:span text:style-name="T50">–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59"> </text:span><text:span text:style-name="T50">Мощнее ускорителя только магия драконов, аликорнов и Элементов Гармонии. Если бы я была...</text:span><text:span text:style-name="T24"> </text:span>Ай!</text:p>
      <text:p text:style-name="P1">Твайлайт, погружённая в свои мысли, не заметила вылезшего из своей корзинки зевающего Спайка.</text:p>
      <text:p text:style-name="P1"><text:span text:style-name="T24">–</text:span> Элементы-шмелементы, <text:span text:style-name="T24">–</text:span> проворчал Спайк, выкарабкиваясь из-под Твайлайт, <text:span text:style-name="T24">–</text:span> доброе утро, Макс. Твай, ты не ушиблась?</text:p>
      <text:p text:style-name="P1"><text:span text:style-name="T24">–</text:span> Дет, всё в порядке. <text:span text:style-name="T24">–</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59">– Я </text:span><text:span text:style-name="T64">всегда буду оставаться в тени. </text:span><text:span text:style-name="T59">– </text:span><text:span text:style-name="T64">хлюпала единорожка. </text:span><text:span text:style-name="T59">– </text:span><text:span text:style-name="T64">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24">– </text:span>Ты?!</text:p>
      <text:p text:style-name="P95"><text:span text:style-name="T24">–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5"><text:span text:style-name="T24">– М</text:span>ожет тогда, ты скажешь, что в нём пошло не так и почему к вам попал я, а не сверхаликорн?</text:p>
      <text:p text:style-name="P95"><text:span text:style-name="T24">– </text:span>Не скажу. Заклинания Стар Свирла Бородатого обычно если срабатывают, то без ошибок.</text:p>
      <text:p text:style-name="P53"><text:span text:style-name="T24">– Если </text:span>только <text:span text:style-name="T24">их правильно вызывают. – </text:span>пробурчал Спайк, возвращаясь в корзинку.</text:p>
      <text:p text:style-name="P41"><text:span text:style-name="T24">–</text:span> <text:span text:style-name="T1">Эмм. </text:span>Что он имел ввиду?</text:p>
      <text:p text:style-name="P41"><text:span text:style-name="T24">–</text:span> Ну, <text:span text:style-name="T24">–</text:span> Твайлайт смутилась, <text:span text:style-name="T24">–</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93">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24">–</text:span> <text:span text:style-name="T1">е</text:span>динорожка опустила голову.</text:p>
      <text:p text:style-name="P41"><text:span text:style-name="T24">– </text:span><text:span text:style-name="T1">Да, завершилось всё препаршиво. Принцесса Луна сказала, лучше бы её обратно на Луну закинули.</text:span></text:p>
      <text:p text:style-name="P41"><text:span text:style-name="T24">–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24">– </text:span><text:span text:style-name="T1">Хм. Нет.</text:span></text:p>
      <text:p text:style-name="P41"><text:span text:style-name="T24">– </text:span><text:span text:style-name="T1">А друзья?</text:span></text:p>
      <text:p text:style-name="P41"><text:span text:style-name="T24">– </text:span><text:span text:style-name="T1">У меня был друг. Погиб два месяца назад.</text:span></text:p>
      <text:p text:style-name="P1"><text:span text:style-name="T24">–</text:span> О, мои соболезнования! Друзей терять <text:span text:style-name="T1">тоже</text:span> тяжко.</text:p>
      <text:p text:style-name="P1"><text:span text:style-name="T24">–</text:span> Всё в порядке, Твайлайт.<text:span text:style-name="T24">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24">–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9">— </text:span><text:span text:style-name="T5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7">– Да, это вариант. – единорожка не выглядела обрадованной. – Потому что с драконами нам совсем не светит.</text:p>
      <text:p text:style-name="P1"><text:soft-page-break/><text:span text:style-name="T24">–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9">. Годится?</text:span></text:p>
      <text:p text:style-name="P1"><text:span text:style-name="T24">–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24">– </text:span><text:span text:style-name="T1">Ерунда! Там стоит запрет только для пони. На приматах Луна экспериментировать не запрещала</text:span><text:span text:style-name="T50">.</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46">Чужестранец-примат разбил сердце нашей обожаемой Селестии! Двор в отчаянии </text:span><text:span text:style-name="T27">— </text:span><text:span text:style-name="T46">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24">– </text:span>Привет, Эй-Джей! У тебя проблемы?</text:p>
      <text:p text:style-name="P53"><text:span text:style-name="T24">– </text:span>Привет, сахарок. <text:span text:style-name="T24">– </text:span>озабоченно поприветствовала меня пони. <text:span text:style-name="T24">–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24">– </text:span>А ты, Маки, вместо того, чтоб хихикать, лучше б тележку починил! Уже полдень! Не успеем распродать яблоки <text:span text:style-name="T24">—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24">–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24">–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
      <text:p text:style-name="P53">Собрав инструмент, я потолкал тележку назад-вперёд.</text:p>
      <text:p text:style-name="P53"><text:span text:style-name="T24">– Г</text:span>отово. Принимай работу, хозяйка!</text:p>
      <text:p text:style-name="P53">Эпплджек стиснула меня в сокрушающих объятиях.</text:p>
      <text:p text:style-name="P53"><text:soft-page-break/><text:span text:style-name="T24">–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24">–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24">–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24">– </text:span>Бери, сахарок. Для тебя <text:span text:style-name="T24">— </text:span>самые <text:span text:style-name="T24">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28">— </text:span><text:span text:style-name="T83">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8">— </text:span><text:span text:style-name="T83">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24">– </text:span>Свободно? <text:span text:style-name="T24">– </text:span>спросил я у единственной пони, сидящей за столиком.</text:p>
      <text:p text:style-name="P53"><text:span text:style-name="T24">– </text:span>Да-да, конечно. <text:span text:style-name="T24">–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24">– <text:s/></text:span>Пирог с грибами, яишницу и чизкейк<text:span text:style-name="T24"> – </text:span>сообщил я подошедшей официантке.</text:p>
      <text:p text:style-name="P53"><text:span text:style-name="T24">– </text:span>Советую выбрать салат «по-Кантерлотски». <text:span text:style-name="T24">– </text:span>так же убито пробормотала моя соседка по столу. <text:span text:style-name="T24">– </text:span>Очень вкусно. Копыта оближешь. И мягкий к тому же.</text:p>
      <text:p text:style-name="P53"><text:span text:style-name="T24">–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24">– </text:span>Вы, наверное, ждёте кого-то?</text:p>
      <text:p text:style-name="P55"><text:span text:style-name="T24">– </text:span>Неа.</text:p>
      <text:p text:style-name="P55"><text:span text:style-name="T24">– </text:span>Просто обедаете?</text:p>
      <text:p text:style-name="P55"><text:span text:style-name="T24">– </text:span>Неа.</text:p>
      <text:p text:style-name="P55"><text:span text:style-name="T24">– </text:span>Просто сидите и мрачно смотрите на меня?</text:p>
      <text:p text:style-name="P55"><text:span text:style-name="T24">– </text:span>Неа.</text:p>
      <text:p text:style-name="P55">Хм, а эта пони не из разговорчивых. Ну ладно.</text:p>
      <text:p text:style-name="P55"><text:span text:style-name="T24">– </text:span>А что же вы делаете?</text:p>
      <text:p text:style-name="P55"><text:span text:style-name="T24">– </text:span>Веселюсь. <text:span text:style-name="T24">– </text:span>мрачно заявила пони.</text:p>
      <text:p text:style-name="P55"><text:span text:style-name="T24">– </text:span>Если я вас достал, то так и скажите. Извините.</text:p>
      <text:p text:style-name="P55"><text:soft-page-break/>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24">–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24">– </text:span>Мы с вами раньше встречались?</text:p>
      <text:p text:style-name="P55"><text:span text:style-name="T24">– </text:span>Неа! <text:span text:style-name="T24">– </text:span>пони улыбалась уже широкой улыбкой от уха и до уха. <text:span text:style-name="T24">– </text:span>Это моя пинки-чуйка! Она вернулась!! И поэтому я знаю, что тебя зовут Макс, и ты программист, и тебе <text:span text:style-name="T38">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24">– </text:span>Оставь, Салвер.<text:span text:style-name="T24"> </text:span>Ему за счёт заведения.</text:p>
      <text:p text:style-name="P53"><text:span text:style-name="T24">– </text:span>Ясно, мисс Пинки. <text:span text:style-name="T24">– </text:span>официантка кивнула и ушла.</text:p>
      <text:p text:style-name="P53"><text:span text:style-name="T24">– Ч</text:span>его-о-о?<text:span text:style-name="T24"> </text:span>Так это твой бар?</text:p>
      <text:p text:style-name="P53"><text:span text:style-name="T24">– </text:span>Агась. <text:span text:style-name="T24">– </text:span>поняха пожала плечами. <text:span text:style-name="T24">– </text:span>Надо же мне было чем-то заниматься после увольнения от Кейков<text:span text:style-name="T24">?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24">– </text:span>Пинки понизила голос до шёпота, <text:span text:style-name="T24">–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24">– </text:span>Тихо-тихо. <text:span text:style-name="T24">– </text:span>я оглянулся на посетителей. Шёпот Пинки, наверное, был слышен даже на улице. <text:span text:style-name="T24">– </text:span>Не вспоминай опять. Давай лучше выпьем на брудершафт. За знакомство.</text:p>
      <text:p text:style-name="P53"><text:span text:style-name="T24">– </text:span>Агась! <text:span text:style-name="T24">– </text:span>кивнула пони, придвигая ко мне бутылку. <text:span text:style-name="T24">–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24">– </text:span>У меня есть идея получше. <text:span text:style-name="T24">– </text:span>на свет показалась фляга Большого Макинтоша.</text:p>
      <text:p text:style-name="P53"><text:span text:style-name="T24">– </text:span>Ух ты-ы-ы! <text:span text:style-name="T24">– </text:span>Пинки понюхала горлышко. <text:span text:style-name="T24">–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24">– </text:span>Починил телегу. Только молчок про самогон, раз уж ты в курсе. <text:span text:style-name="T24">– </text:span>я разлил сидр по чашкам.</text:p>
      <text:p text:style-name="P53"><text:span text:style-name="T24">– </text:span>Да ты что?! Чтоб я выболтала главную тайну Биг Мака, про которую не знают целых две пони в Понивилле? За кого ты меня принимаешь? <text:span text:style-name="T24">–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24">–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oft-page-break/><text:span text:style-name="T24">– У </text:span>тебя такая смешная мордочка! <text:span text:style-name="T24">– </text:span>захихикали Пинки, покачиваясь. <text:span text:style-name="T24">– </text:span>Как будто ты <text:span text:style-name="T83">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24">– </text:span>Эммм... Скажи-ка мне, мой друг П-п-пинки... Легенда про фаэри <text:span text:style-name="T28">— </text:span><text:span text:style-name="T83">эт правда?</text:span></text:p>
      <text:p text:style-name="P53"><text:span text:style-name="T28">– </text:span><text:span text:style-name="T83">Какая из? Их много, вообще-то. Ик!</text:span></text:p>
      <text:p text:style-name="P53"><text:span text:style-name="T28">– </text:span><text:span text:style-name="T83">Про принцесс. Про то, что они фаэри, спустившиеся с неба во плоти, чтоб помогать пони управлять Эквестрией?</text:span></text:p>
      <text:p text:style-name="P53"><text:span text:style-name="T28">– </text:span><text:span text:style-name="T83">Макс, </text:span><text:span text:style-name="T28">– </text:span><text:span text:style-name="T83">захихикала Пинки, взъерошив копытами розовые кудряшки и попытавшись соорудить из них бороду, </text:span><text:span text:style-name="T28">– </text:span><text:span text:style-name="T8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28">– </text:span><text:span text:style-name="T83">Да так. Всё думаю, насколько это одиноко — быть бессмертной в мире смертных. Когда сам никого не любишь, и тебя никто не любит...</text:span></text:p>
      <text:p text:style-name="P53"><text:span text:style-name="T28">– </text:span><text:span text:style-name="T83">Ты что-о-о! Нельзя любить фаэри! Она похитит твоё сердце, и ты будешь искать её, пока не... </text:span><text:span text:style-name="T28">– </text:span><text:span text:style-name="T83">Пинки погрузилась в так и не съеденный салат «по-Кантерлотски» и захрапела.</text:span></text:p>
      <text:p text:style-name="P53"><text:span text:style-name="T28">– </text:span><text:span text:style-name="T83">Пока не умру?</text:span></text:p>
      <text:p text:style-name="P53"><text:span text:style-name="T28">– </text:span><text:span text:style-name="T83">Нет, глупенький, </text:span><text:span text:style-name="T28">– </text:span><text:span text:style-name="T83">пробулькала Пинки из миски. </text:span><text:span text:style-name="T28">– </text:span><text:span text:style-name="T83">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24">–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24">– </text:span>Судя по тому, как ты стремительно сбежал от меня не попрощавшись, у тебя проблемы. <text:span text:style-name="T24">– </text:span>заметила с укором кобылка.</text:p>
      <text:p text:style-name="P56"><text:span text:style-name="T24">– </text:span>Пинки, <text:span text:style-name="T24">– </text:span>несчастным голосом сообщил я ей. <text:span text:style-name="T24">– </text:span>Если я до шести не окажусь дома, проблемы будут у одной маленькой пони. Очень большие проблемы.</text:p>
      <text:p text:style-name="P56"><text:span text:style-name="T24">– </text:span>Хм. <text:span text:style-name="T24">– </text:span>кобылка через окно посмотрела на часы в баре. <text:span text:style-name="T24">– </text:span>Тогда нам надо поторопиться! У нас есть шесть минут!</text:p>
      <text:p text:style-name="P56"><text:span text:style-name="T24">– </text:span>У нас?</text:p>
      <text:p text:style-name="P56"><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24">– </text:span>Стооой! <text:span text:style-name="T24">– </text:span>заорал я. <text:span text:style-name="T24">– </text:span>Выпрыгивай из бочки!!!</text:p>
      <text:p text:style-name="P56">Кобылка-пилот улыбнулась и постукала копытцем по шлему, показывая, что не слышит меня.</text:p>
      <text:p text:style-name="P56"><text:span text:style-name="T24">– </text:span>Выпрыгивааа... <text:span text:style-name="T24">–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24">– </text:span>Эммм... Уже можно открывать? <text:span text:style-name="T24">– л</text:span>имонная поняшка отняла копыта от висков и открыла глаза. <text:span text:style-name="T24">–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24">– </text:span>Смотри, вот те и ответ на вопрос, куда деваются пони!</text:p>
      <text:p text:style-name="P56"><text:span text:style-name="T24">– </text:span>Где? <text:span text:style-name="T24">– </text:span>единорожка начала оглядываться.</text:p>
      <text:p text:style-name="P56"><text:span text:style-name="T24">– </text:span>Да ты не туда, ты сюда смотри! Вишь, прямо перед тобой! <text:span text:style-name="T24">– </text:span>жёлтая ткнула копытом прямо в меня. <text:span text:style-name="T24">–</text:span> Вот! Его тут до икс-пи-ри-мен-та не было. А терь он есть! Значит, это и есть ответ! Смекаешь?</text:p>
      <text:p text:style-name="P56"><text:span text:style-name="T24">– </text:span>И что? Я всё равно не пойму, куда пони деваются? И куда пропала Скуталу?</text:p>
      <text:p text:style-name="P56"><text:span text:style-name="T24">– Я </text:span>их ем. <text:span text:style-name="T24">– </text:span>зверски ухмыльнувшись, сообщил я поняшам. <text:span text:style-name="T24">–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text:soft-page-break/></text:p>
      <text:p text:style-name="P57">***<text:line-break/></text:p>
      <text:p text:style-name="P4">Со скрипом восстановив в памяти предыдущий день, я встал с крыльца. Взгляд упал на конверт, машинально свёрнутый трубочкой в кулаке.</text:p>
      <text:p text:style-name="P5"/>
      <text:p text:style-name="P5">Кому: Человеку Максу, Понивилль.</text:p>
      <text:p text:style-name="P5">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24">— </text:span>забавного, не вполне нормального единорога, считающего себя то человеком, то аликорном.<text:span text:style-name="T24">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24">—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24">— </text:span>ключ к разгадке тайны исчезновения пони.</text:p>
      <text:p text:style-name="P65"><text:span text:style-name="T24">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24">—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24">— </text:span>компания алмазных псов, производящая рубиновые резонаторы для ускорителей <text:span text:style-name="T24">—</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24">—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24">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24">—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24">P.S. Н</text:span>е гневите мироздание воровством! <text:span text:style-name="T46">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24">—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24">— </text:span>если ты уже не сердишься на меня <text:span text:style-name="T24">—</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7">ZZ Top – Gimme all your lovin</text:p>
      <text:p text:style-name="P87">Mothley Crue – Kick Start My Heart</text:p>
      <text:p text:style-name="P56"><text:soft-page-break/><text:span text:style-name="T24">–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24">–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24">«connection timeout». </text:span>А с особенностями понячьей бюрократии я уже немного ознакомился: было бы легче уговорить Селли нарисовать солнцем «<text:span text:style-name="T24">х#й</text:span>» на небе, чем заставить пони-чинушу поступиться хотя бы запятой в должностных инструкциях.</text:p>
      <text:p text:style-name="P56"><text:span text:style-name="T24">– </text:span>Может, она заснула? <text:span text:style-name="T24">– </text:span>Твайлайт ходила кругами по периметру библиотеки. <text:span text:style-name="T24">– </text:span>Ты говорил, она в последнее время выглядит невыспавшейся.</text:p>
      <text:p text:style-name="P56"><text:span text:style-name="T24">– А </text:span>я думаю, это её критические дни или какая-нибудь другая подобная фигня мешает. <text:span text:style-name="T24">– </text:span>вклинилась радужногривая пегаска. <text:span text:style-name="T24">–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4">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24">– </text:span>Это неправильно! <text:span text:style-name="T24">– </text:span>заявила Рэйнбоу Дэш, отвернувшись от окна.</text:p>
      <text:p text:style-name="P56"><text:span text:style-name="T24">– </text:span>Ну да, я тоже так считаю. <text:span text:style-name="T24">– </text:span>откликнулся я. <text:span text:style-name="T24">– </text:span>Тащиться через полстраны только из-за неправильно составленной бумажки!</text:p>
      <text:p text:style-name="P56"><text:span text:style-name="T24">– </text:span>Да я не про то! <text:span text:style-name="T24">– </text:span>отмахнулась пегаска. <text:span text:style-name="T24">– </text:span>Посмотри на поле.</text:p>
      <text:p text:style-name="P56"><text:span text:style-name="T24">– </text:span>И что? Поле как поле.</text:p>
      <text:p text:style-name="P56"><text:span text:style-name="T24">– </text:span>Оно не убрано. <text:span text:style-name="T24">– </text:span>мрачно ответила пегаска. <text:span text:style-name="T24">–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24">– </text:span>У самого посёлка поля убраны. Наверняка дойдёт дело и до остальных.</text:p>
      <text:p text:style-name="P56"><text:span text:style-name="T24">– </text:span>Не дойдёт. <text:span text:style-name="T24">– </text:span>Рэйнбоу Дэш уставилась в карты, сморщила нос и побила мою шестёрку валетом. <text:span text:style-name="T24">–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24">– </text:span>Спасибо, но от пинкиных плюшек у меня фланки округляются.</text:p>
      <text:p text:style-name="P56"><text:span text:style-name="T24">– </text:span>Да ладно тебе, Рэйнбоу Дэш! От одной не округлятся.</text:p>
      <text:p text:style-name="P56"><text:span text:style-name="T24">– </text:span>От одной —<text:span text:style-name="T24"> </text:span>нет. Но я ж на одной не остановлюсь... И вот что. Зови меня Дэш! А то и мне придётся звать тебя полным именем, а я этого не выношу. <text:span text:style-name="T24">– </text:span>Пегаска взяла карту и нахмурилась. <text:span text:style-name="T24">–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24"> </text:span>Как будто…</text:p>
      <text:p text:style-name="P56"><text:soft-page-break/><text:span text:style-name="T24">–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24">–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24">–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24">– </text:span>Леди и джентльпони! Просьба не паниковать! Поезд дальше не идёт: впереди провал! <text:span text:style-name="T24">– </text:span>крикнул проводник.</text:p>
      <text:p text:style-name="P56"><text:span text:style-name="T24">– </text:span>Какой ещё, в дышло, провал? Я проезжал тут два дня назад!</text:p>
      <text:p text:style-name="P56"><text:span text:style-name="T24">– </text:span>Безобразие! Верните мне деньги за билет!</text:p>
      <text:p text:style-name="P56"><text:span text:style-name="T24">– </text:span>Как вы смеете! Я опоздаю в порт! <text:s/><text:span text:style-name="T24">–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24">–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4">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24">– </text:span>Эта дыра фиг знает на сколько длится! <text:span text:style-name="T24">– </text:span>заявила Дэш, выныривая из темноты. <text:span text:style-name="T24">–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24">– </text:span>Дэш, нам надо на ту сторону.</text:p>
      <text:p text:style-name="P56"><text:span text:style-name="T24">– </text:span>Нет проблем. Я могу тебя перенести.</text:p>
      <text:p text:style-name="P56">Я с сомнением посмотрел на пегаску. Дэш в холке была мне по пояс.</text:p>
      <text:p text:style-name="P56"><text:span text:style-name="T24">– </text:span>Ты точно в этом уверена?</text:p>
      <text:p text:style-name="P56"><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24">– </text:span>Почти. На восемьдесят процентов. Тут какой-то воздух разрежённый, мне трудно удерживать тебя. <text:span text:style-name="T24">– </text:span>пожаловалась пегаска. <text:span text:style-name="T24">– </text:span><text:s/>Хотя раньше я и побольше вес подымала, честно!</text:p>
      <text:p text:style-name="P56">Мля.</text:p>
      <text:p text:style-name="P56"><text:span text:style-name="T24">–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24">–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24">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24">– </text:span>двенадцать метров вперёд. Вот, переползу через стык <text:span text:style-name="T24">–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 Ёбаная Селестия!</text:p>
      <text:p text:style-name="P56"><text:span text:style-name="T24">– </text:span>Ты как, в порядке? Макс? <text:span text:style-name="T24">– п</text:span>егаска озабоченно потрогала меня за плечо. <text:span text:style-name="T24">–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24">– </text:span>Я чувствую, что только что упустил отличную возможность отлить на вселенную!</text:p>
      <text:p text:style-name="P56"><text:soft-page-break/></text:p>
      <text:p text:style-name="P57">***</text:p>
      <text:p text:style-name="P4"/>
      <text:p text:style-name="P4">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4">Мы стояли перед выставочным павильоном Псинтела, о чём свидетельствовала вывеска «<text:span text:style-name="T24">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24">– </text:span>Павильон закрыт! Вы опоздали на две недели. <text:span text:style-name="T24">–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4"><text:span text:style-name="T67">Принцесса Селестия Эквестрийская, Дневная Глава Диархии, Непобедимое Солнце, Защитница Кантерлота, Страж Эверфри и прочая и прочая...» </text:span><text:span text:style-name="T61">– </text:span><text:span text:style-name="T65">прочитал охранник, близоруко щурясь.</text:span></text:p>
      <text:p text:style-name="P56"><text:span text:style-name="T24">– </text:span>Удостоверение личности предъявлять? <text:span text:style-name="T24">– </text:span>осведомился я.</text:p>
      <text:p text:style-name="P56"><text:span text:style-name="T24">– </text:span>Ч-ч-человеку М-м-максу? <text:span text:style-name="T24">–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24">– </text:span>Нет, ты видела? Он мне чуть пальцы не размозжил, с-с-скотина!!! <text:span text:style-name="T24">– </text:span>заорал я, прыгая на одной ноге. <text:span text:style-name="T24">– </text:span>Вызывай полицию, пока я этого мудака не прибил нахрен!</text:p>
      <text:p text:style-name="P56">Дэш, ни слова не говоря, прислонила ухо к двери.</text:p>
      <text:p text:style-name="P56"><text:span text:style-name="T24">– </text:span>Будешь смеяться, но именно этим он и занят. Вызывает полицию по телефону. <text:span text:style-name="T24">– </text:span>сообщила пегаска.</text:p>
      <text:p text:style-name="P56"><text:span text:style-name="T24">– </text:span>Ха-ха-ха! Очень смешно, сейчас животик надорву! <text:span text:style-name="T24">– </text:span>съязвил я. <text:span text:style-name="T24">–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24">– </text:span>Оп-па! <text:span text:style-name="T24">– </text:span>пегаска оторвала ухо от двери. <text:span text:style-name="T24">–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24">– </text:span>Сколько у нас времени?</text:p>
      <text:p text:style-name="P56">Дэш почесала в затылке.</text:p>
      <text:p text:style-name="P56"><text:soft-page-break/><text:span text:style-name="T24">–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24">–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24">–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24">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24">– “</text:span>Портативный магоэнергетический ускоритель «<text:span text:style-name="T24">Psyntel Rari2+ DDR</text:span>»,<text:span text:style-name="T24"> </text:span>демо-прототип<text:span text:style-name="T24">” – </text:span>прочитал я на бирке. <text:span text:style-name="T24">– </text:span>Оно!</text:p>
      <text:p text:style-name="P56">Снаружи послышался вой сирены и цокот множества копыт.</text:p>
      <text:p text:style-name="P56"><text:span text:style-name="T24">–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24">– </text:span>Это твои двадцать минут? <text:span text:style-name="T24">– </text:span>возмутился я. <text:span text:style-name="T24">– </text:span>Да ещё и десяти не прошло!</text:p>
      <text:p text:style-name="P56">Дэш вымучено скривилась.</text:p>
      <text:p text:style-name="P56"><text:span text:style-name="T24">– П</text:span>римат Макс, здание окружено! Мы знаем, что ты внутри! Выходи добровольно, или будешь взят силой! <text:span text:style-name="T24">– </text:span>загремел усиленный мегафоном голос.</text:p>
      <text:p text:style-name="P56">Я разбил топором стеклянные дверцы прибора и вытащил рубины.</text:p>
      <text:p text:style-name="P56"><text:span text:style-name="T24">–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24">– </text:span>Ну уж фигушки. Я тебя тут не оставлю.</text:p>
      <text:p text:style-name="P56"><text:span text:style-name="T24">– </text:span>Дэш! <text:span text:style-name="T24">– </text:span>взмолился я. <text:span text:style-name="T24">–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24">– Н</text:span>е тупи! <text:span text:style-name="T24">– </text:span>упрямо мотнула головой пегаска. <text:span text:style-name="T24">–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oft-page-break/><text:span text:style-name="T24">– </text:span>Быстро за мной! <text:span text:style-name="T24">–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24">– Ю-</text:span>хууу<text:span text:style-name="T24">!!!</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24">–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24">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24">– </text:span>Макс, подвинься!</text:p>
      <text:p text:style-name="P56">Пегаска оттеснила меня крупом и повернулась к двери задом.</text:p>
      <text:p text:style-name="P56"><text:span text:style-name="T24">–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24">– </text:span>Ты чего на меня так уставился? <text:span text:style-name="T24">– </text:span>подозрительно спросила пегаска.</text:p>
      <text:p text:style-name="P56"><text:span text:style-name="T24">– </text:span>Да так… Не ожидал, что ты такая…</text:p>
      <text:p text:style-name="P56"><text:span text:style-name="T24">– </text:span>Офигенски сильная? <text:span text:style-name="T24">– </text:span>зарделась Дэш. <text:span text:style-name="T24">–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24">– </text:span>Ну вот, теперь действуй! — я положил рубины в кошелёк, повесил его пегаске на шею и вдруг, сам для себя неожиданно, обнял её худенькое тельце. <text:span text:style-name="T24">–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24">– </text:span>Ты! Не! По! Нял! Те! Бе! Не! Льзя! Тут! Ос! Та! ВАТЬСЯ!!! <text:span text:style-name="T24">–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oft-page-break/><text:span text:style-name="T24">–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24">–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24">–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24">–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24">– </text:span>А это у нас кто? Гмм. Пегаска. Вот так раз! Рэйнбоу Дэш! Какими судьбами?</text:p>
      <text:p text:style-name="P56"><text:span text:style-name="T24">– </text:span>ТРИКСИ! <text:span text:style-name="T24">– <text:s/></text:span>фейсхуфнула Дэш. <text:span text:style-name="T24">– </text:span>Во имя Селестии, ЧТО ты тут делаешь?!!</text:p>
      <text:p text:style-name="P56"><text:span text:style-name="T24">– </text:span>Зарабатываем себе на жизнь представлениями, как ни странно! <text:span text:style-name="T24">– </text:span>язвительно ответила единорожка. <text:span text:style-name="T24">–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24">–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24">– </text:span>Нам не интересно знать, что ты подумал. <text:span text:style-name="T24">– </text:span>единорожка зевнула. <text:span text:style-name="T24">– </text:span>Мы намерены сдать вас в полицию.</text:p>
      <text:p text:style-name="P56"><text:span text:style-name="T24">– </text:span>Трикси! Не смей! У нас мегаважное задание! Нам нужно вернуться Понивилль во что бы то ни стало! <text:span text:style-name="T24">– </text:span>пегаска извивалась изо всех сил, пытаясь выбраться из магического захвата.</text:p>
      <text:p text:style-name="P56"><text:span text:style-name="T24">– </text:span>Три раза ХА! Назови хоть одну причину, по которой нам должно быть не всё равно! <text:span text:style-name="T24">– </text:span>насмешливо сказала Трикси. <text:span text:style-name="T24">–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24">– </text:span>Ей ведь нельзя рассказывать, да?</text:p>
      <text:p text:style-name="P56"><text:soft-page-break/><text:span text:style-name="T24">– </text:span>Нельзя. <text:span text:style-name="T24">– </text:span>подтвердил я. <text:span text:style-name="T24">–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24">–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24">– </text:span>ОГО!</text:p>
      <text:p text:style-name="P56">Единорожка аж уселась на крыльцо от удивления.</text:p>
      <text:p text:style-name="P56"><text:span text:style-name="T24">–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24">–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24">– </text:span>Мы приняли решение не выдавать вас полиции в обмен на то, что вы расскажете нам о вашей секретной миссии!</text:p>
      <text:p text:style-name="P56"><text:span text:style-name="T24">– </text:span>Не пойдёт! <text:span text:style-name="T24">– </text:span>заявил я. <text:span text:style-name="T24">– </text:span>Я уже сказал, что это тайна. Мне добавить нечего.</text:p>
      <text:p text:style-name="P56"><text:span text:style-name="T24">– </text:span>Да неужели? <text:span text:style-name="T24">– </text:span>захлопала ресницами Трикси. <text:span text:style-name="T24">–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24">– </text:span>Так вот, почему в последнее время представления были такими изматывающими! Утечка магии не может не волновать нас! <text:span text:style-name="T24">– </text:span>единорожка задумалась. <text:span text:style-name="T24">– </text:span>Но твой рассказ не объясняет нам, куда исчезла принцесса Селестия!</text:p>
      <text:p text:style-name="P56"><text:span text:style-name="T24">– </text:span>Так вот почему я не могу нести тебя! <text:span text:style-name="T24">– </text:span>вторила ей пегаска. <text:span text:style-name="T24">–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24">– </text:span>Стой! Что ты там сказала о Селестии?</text:p>
      <text:p text:style-name="P56">Трикси молча левитировала мне газеты с трюмо.</text:p>
      <text:p text:style-name="P56">…</text:p>
      <text:p text:style-name="P56">Фак! Фак-фак-фак!!!</text:p>
      <text:p text:style-name="P56">«<text:span text:style-name="T46">Исчезновение дневной главы диархии: Эквестрия в панике!</text:span>» (статья двухдневной давности).</text:p>
      <text:p text:style-name="P56">«<text:span text:style-name="T46">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oft-page-break/>«<text:span text:style-name="T4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46">Да отстаньте же вы от меня! Он сказал, что ест пони, но я этого НЕ ВИДЕЛА!!!</text:span>»).</text:p>
      <text:p text:style-name="P56">«<text:span text:style-name="T46">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4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24">“Wanted...” .</text:span></text:p>
      <text:p text:style-name="P46"><text:span text:style-name="T24">–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24">– </text:span>Прикинь, а? <text:span text:style-name="T24">– </text:span>участливо ткнулась в меня носом Дэш. <text:span text:style-name="T24">– </text:span>Над моими приколами тоже одна я смеюсь. У<text:span text:style-name="T24">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24">–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text:soft-page-break/>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26">—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5">МУ-ХА-ХА!</text:p>
      <text:p text:style-name="P35">Кажется, я знаю, как показать фак провидению! <text:span text:style-name="T24">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39">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7"/>
      <text:h text:style-name="Heading_20_2" text:outline-level="2">14. <text:span text:style-name="T1">Деградация</text:span></text:h>
      <text:p text:style-name="P46">&lt;<text:span text:style-name="T87">David Bowie - Lets Dance/ Ashes To Ashes</text:span></text:p>
      <text:p text:style-name="P46"><text:span text:style-name="T87">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24">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text:soft-page-break/>–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46">Добро пожаловать в Груммингтон! Вам здесь рады!</text:span></text:p>
      <text:p text:style-name="P56"><text:span text:style-name="T46">Население города </text:span><text:span text:style-name="T88">302 пони</text:span><text:span text:style-name="T46">.</text:span></text:p>
      <text:p text:style-name="P56"><text:span text:style-name="T88">250 пони</text:span><text:span text:style-name="T46">.</text:span></text:p>
      <text:p text:style-name="P56"><text:span text:style-name="T88">125 поней</text:span><text:span text:style-name="T46">.</text:span></text:p>
      <text:p text:style-name="P56"><text:span text:style-name="T46">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36">...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56">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55">Крепко обнимаю, чешу холку, хлопаю по шее! Твой Макс. </text:span><text:span text:style-name="T36">Дружба </text:span><text:span text:style-name="T55">—</text:span><text:span text:style-name="T36"> </text:span><text:span text:style-name="T3">э</text:span><text:span text:style-name="T36">то, </text:span><text:span text:style-name="T90">так её </text:span><text:span text:style-name="T3">разэтак</text:span><text:span text:style-name="T90">,</text:span><text:span text:style-name="T36"> магия!</text:span><text:span text:style-name="T77">»</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text:soft-page-break/>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text:soft-page-break/>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text:soft-page-break/>–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88">37 пни</text:span></text:p>
      <text:p text:style-name="P73">24пн</text:p>
      <text:p text:style-name="P73">15</text:p>
      <text:p text:style-name="P56"><text:span text:style-name="T46">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46">Добро пожаловать в Груммингтон! Вам здесь рады!</text:span></text:p>
      <text:p text:style-name="P56"><text:span text:style-name="T46">Население города </text:span><text:span text:style-name="T88">302 пони</text:span><text:span text:style-name="T46">.</text:span></text:p>
      <text:p text:style-name="P56"><text:span text:style-name="T88">250 пони</text:span><text:span text:style-name="T46">.</text:span></text:p>
      <text:p text:style-name="P56"><text:span text:style-name="T88">125 поней</text:span><text:span text:style-name="T46">.</text:span></text:p>
      <text:p text:style-name="P56"><text:span text:style-name="T46">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24">&lt;</text:span><text:span text:style-name="T76">Metallica-Enter Sandman</text:span><text:span text:style-name="T24">&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75">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Я поднял кусок газеты, прибитый ветром к ограждению и быстро пробежался по заголовкам.</text:p>
      <text:p text:style-name="P56">«<text:span text:style-name="T4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4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9">«</text:span><text:span text:style-name="T4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9">».</text:span> «<text:span text:style-name="T46">Провинция пустеет: репортаж из обеспоневшего посёлка</text:span>». «<text:span text:style-name="T46">Нехватка пегасов-погодников: указ принцессы Луны разрешает набор в погодные команды пегасов без лётных аттестатов</text:span>». «<text:span text:style-name="T46">Опасный преступник «примат-макс» всё ещё на </text:span><text:soft-page-break/><text:span text:style-name="T46">свободе! Фетлок приходит в себя после разгрома павильона Псинтела. Награда за поимку возросла до двадцати тысяч!!!</text:span>». «<text:span text:style-name="T46">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text:soft-page-break/>–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Лягать, это уже слишком!</text:p>
      <text:p text:style-name="P56"><text:soft-page-break/>– Погоди, Дэш, консервы-то не выкидывай! Ты ж сама говорила, что только-только размялась и всё такое. <text:span text:style-name="T89">И магазин</text:span>ы вовсе<text:span text:style-name="T89"> не </text:span>бесплатные<text:span text:style-name="T89">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 Чего-о-о?! Не слышу!!!</text:p>
      <text:p text:style-name="P56">КРАК!!!</text:p>
      <text:p text:style-name="P5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6"><text:soft-page-break/>Сияние. <text:span text:style-name="T89">Оно п</text:span>овсюду. <text:span text:style-name="T89">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6">…</text:p>
      <text:p text:style-name="P56"/>
      <text:p text:style-name="P56">Сознание с трудом возвращалось в гудевшую <text:span text:style-name="T8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text:soft-page-break/>–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89">А т</text:span>ы вставать не хотел! Я очень-очень испугалась. <text:span text:style-name="T89">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24">–</text:span> А какой у тебя там был образ жизни?</text:p>
      <text:p text:style-name="P56"><text:span text:style-name="T24">–</text:span> Сидячий. Каждый день по восемь-десять часов в день на стуле, перед компьютером. Иногда и по двенадцать.</text:p>
      <text:p text:style-name="P56">У Дэш отвалилась челюсть.</text:p>
      <text:p text:style-name="P56"><text:span text:style-name="T24">–</text:span> Дискордовы яйца! Ты сидел в тюрьме? За что тебя посадили?</text:p>
      <text:p text:style-name="P56"><text:span text:style-name="T24">–</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24">–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68">о такие… гм… заклинания. Ты </text:span><text:span text:style-name="T57">пишешь</text:span><text:span text:style-name="T68">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6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24">сделать крюк</text:span> в сто миль?! Да это ж ещё неделю ходьбы! У нас картошки осталось на день, твоими стараниями<text:span text:style-name="T24">!</text:span></text:p>
      <text:p text:style-name="P58">Пегаска <text:span text:style-name="T24">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9">матюков мне</text:span> удалось замазать самые большие щели. За тестовый<text:span text:style-name="T89"> </text:span>получасовый заплыв<text:span text:style-name="T89">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 «Две банки». – буркнул я.</text:p>
      <text:p text:style-name="P47"/>
      <text:p text:style-name="P47">…</text:p>
      <text:p text:style-name="P47">&lt;<text:bookmark text:name="eow-title"/><text:span text:style-name="T79">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89">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89">н жил с пони! И они </text:span>офигенски <text:span text:style-name="T89">любили друг друга! И у них </text:span>был<text:span text:style-name="T89"> </text:span>офигенский <text:span text:style-name="T89">секс! </text:span>И это было круто!<text:span text:style-name="T89"> </text:span>А ты… Ты <text:span text:style-name="T24">—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 Ой! – пегаска поспешно отдёрнула ногу. Но было поздно.</text:p>
      <text:p text:style-name="P5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24">—</text:span> скажем, метров <text:span text:style-name="T1">сорок.</text:span> <text:span text:style-name="T1">Н</text:span>о в такой воде <text:span text:style-name="T52">—</text:span> только <text:span text:style-name="T1">двадцать пять</text:span>. Одежда, правда, <text:span text:style-name="T1">здорово </text:span>мешает.</text:p>
      <text:p text:style-name="P4">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24">–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24">– </text:span>Выф-выф-вуф! <text:span text:style-name="T24">– </text:span>возразил я.</text:p>
      <text:p text:style-name="P58">Отпихнув от лица живот пегаски и выплюнув шерсть, я продолжил.</text:p>
      <text:p text:style-name="P58"><text:span text:style-name="T24">–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24">– </text:span>Бе-бе-бе! <text:span text:style-name="T24">– </text:span>устало передразнила меня Дэш. <text:span text:style-name="T24">– </text:span><text:span text:style-name="T38">Макс! Я </text:span><text:span text:style-name="T42">— </text:span><text:span text:style-name="T38">плохая пони, потому что хотела получить то, что мне не принадлежит.</text:span> Но какой же ты всё-таки глупый! Пойми, смертные <text:span text:style-name="T24">— </text:span>игрушки в копытах вечных. Любимые, но всего лишь игрушки. Они заботятся о нас, они <text:span text:style-name="T24">— </text:span>наши обожаемые принцессы, и мы боимся их потерять, но мы для них <text:span text:style-name="T24">—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24">– </text:span>Дэш, я знаю. Просто не могу о ней забыть.</text:p>
      <text:p text:style-name="P58">Пегаска тяжело поднялась.</text:p>
      <text:p text:style-name="P58"><text:span text:style-name="T24">– </text:span>Везёт же некоторым. <text:span text:style-name="T24">– </text:span>пробормотала она, раскрывая крылья для просушки.</text:p>
      <text:p text:style-name="P58">…</text:p>
      <text:p text:style-name="P58"><text:span text:style-name="T24">– А </text:span>ты круто ныряешь<text:span text:style-name="T24">! – </text:span>уважительно заметила пегаска после нескольких минут молчания. <text:span text:style-name="T24">– </text:span>Ни одна пони без магии столько под водой не продержится. Я здорово перепугалась, когда ты так долго не появлялся на поверхности.</text:p>
      <text:p text:style-name="P58">Я сидел на песке, прижимаясь спиной к спине пегаски. Её распахнутые крылья защищали меня от ветра.</text:p>
      <text:p text:style-name="P58"><text:span text:style-name="T24">– </text:span>Это остатки былой славы. Мой институтский рекорд <text:span text:style-name="T24">—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62">– </text:span><text:span text:style-name="T52">Макс, ты весь дрожишь! Тебе надо просушить шерсть. </text:span>Снимай-ка одежду! <text:span text:style-name="T24">–</text:span> <text:span text:style-name="T1">с</text:span>командовала Дэш.</text:p>
      <text:p text:style-name="P1"><text:span text:style-name="T24">–</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24">–</text:span> Куда это ты спрятался? <text:span text:style-name="T24">–</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24">–</text:span> Ты чего? <text:span text:style-name="T24">–</text:span> <text:span text:style-name="T1">в</text:span> конце-концов озадаченно спросила она. <text:span text:style-name="T24">–</text:span> Что-то не так?</text:p>
      <text:p text:style-name="P1"><text:span text:style-name="T24">–</text:span> Не так, <text:span text:style-name="T24">–</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24">–</text:span> А с кем не так? Со мной? С тобой? Или вообще? <text:span text:style-name="T24">–</text:span> <text:span text:style-name="T1">д</text:span>опытывалась пегаска.</text:p>
      <text:p text:style-name="P1"><text:span text:style-name="T24">–</text:span> Наверное, со мной. <text:span text:style-name="T24">–</text:span> <text:span text:style-name="T1">я</text:span> завязал рукава куртки за спиной и вышел из-за куста. <text:span text:style-name="T24">–</text:span> Видишь ли, у нас, у людей, не принято находиться без одежды в обществе других… людей.</text:p>
      <text:p text:style-name="P1"><text:span text:style-name="T24">–</text:span> Ну и?</text:p>
      <text:p text:style-name="P1"><text:span text:style-name="T2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24">–</text:span> А какой смысл в этом правиле? Какую цель оно преследует?</text:p>
      <text:p text:style-name="P1"><text:span text:style-name="T2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24">–</text:span> Я знаю, что такое социальное табу, <text:span text:style-name="T24">–</text:span> важно кивнула Дэш. <text:span text:style-name="T24">–</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24">–</text:span> Вот видишь, ты меня правильно поняла. Описанные тобой табу у нас, кстати, тоже есть.</text:p>
      <text:p text:style-name="P1"><text:span text:style-name="T24">–</text:span> Но, с другой стороны, <text:span text:style-name="T24">–</text:span> продолжала пегаска, подходя ко мне поближе, <text:span text:style-name="T2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24">–</text:span> Дэш подошла вплотную, <text:span text:style-name="T24">–</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24">–</text:span> Дэш!.. Блин! <text:span text:style-name="T24">–</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24">– </text:span>Ты так смешно выглядишь, когда пытаешься спрятаться. <text:span text:style-name="T24">–</text:span> <text:span text:style-name="T1">п</text:span>егаска, немного наклонив голову, наблюдала за моими попытками скрестить ноги и обнять колени руками. <text:span text:style-name="T24">–</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24">–</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24">–</text:span> А-ХА-ХА-ХА-ХА!!! <text:span text:style-name="T24">–</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24">–</text:span> У тебя оригинальный способ исповедаться, Дэш. <text:span text:style-name="T24">–</text:span> наконец закашлялся я. <text:span text:style-name="T24">–</text:span> <text:span text:style-name="T1">Устроить кораблекрушение, з</text:span>атащить в укромное местечко, <text:span text:style-name="T1">а </text:span>под конец сорвать штаны и… <text:span text:style-name="T24">–</text:span> тут Дэш сама прыснула от смеха.</text:p>
      <text:p text:style-name="P1">Вдоволь отсмеявшись, Дэш ткнула меня носом в грудь и спросила:</text:p>
      <text:p text:style-name="P1"><text:span text:style-name="T24">–</text:span> И?</text:p>
      <text:p text:style-name="P1"><text:span text:style-name="T24">–</text:span> Что “и”?</text:p>
      <text:p text:style-name="P1"><text:span text:style-name="T24">–</text:span> Ты сказал: “ А под конец сорвать штаны и…” <text:span text:style-name="T24">–</text:span> вот я и хочу знать, что “и”?</text:p>
      <text:p text:style-name="P1">Я смутился.</text:p>
      <text:p text:style-name="P1"><text:span text:style-name="T24">–</text:span> Да ничего… Не бери в голову.</text:p>
      <text:p text:style-name="P1"><text:span text:style-name="T24">–</text:span> А я хочу брать! Какой ты всё-таки… <text:span text:style-name="T24">–</text:span> Дэш встала, потянувшись сначала передней половиной <text:span text:style-name="T1">тела</text:span>, <text:span text:style-name="T1">а </text:span>потом задней.</text:p>
      <text:p text:style-name="P1"><text:span text:style-name="T24">–</text:span> Какой?</text:p>
      <text:p text:style-name="P1"><text:span text:style-name="T24">–</text:span> Скучный <text:span text:style-name="T1">—</text:span> вот какой! <text:span text:style-name="T2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24">–</text:span> <text:span text:style-name="T1">Короче, Макс. Хочешь, верь, не хочешь — не верь. Нельзя сохнуть по аликорну! &lt;</text:span><text:span text:style-name="T39">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39">. Я не могу навязать тебе своих чувств... Но если бы ты хотя бы согласился на физический контакт. Может быть, этого хватило бы.</text:span></text:p>
      <text:p text:style-name="P4">Я непонимающе смотрел на пегаску.</text:p>
      <text:p text:style-name="P1"><text:span text:style-name="T24">–</text:span> <text:span text:style-name="T1">Р</text:span>ешай. <text:span text:style-name="T24">–</text:span> <text:span text:style-name="T1">е</text:span>ё нос почти касался моего. <text:span text:style-name="T24">–</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24">–</text:span> Дэш, ты..?</text:p>
      <text:p text:style-name="P1"><text:span text:style-name="T24">–</text:span> Да, Дискорд тебя забери! Я предлагаю тебе ЗА-НЯТЬ-СЯ СЕК-СОМ со мной! <text:span text:style-name="T24">–</text:span> зло отчеканила пегаска. <text:span text:style-name="T24">–</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24">– </text:span><text:span text:style-name="T1">Я не умею. Неумеха. </text:span><text:span text:style-name="T24">–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24">–</text:span> Дэш!</text:p>
      <text:p text:style-name="P1"><text:span text:style-name="T24">–</text:span> Да? <text:span text:style-name="T24">–</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text:soft-page-break/>– <text:span text:style-name="T1">Дэш… Ты же понимаешь, что я не люблю тебя?</text:span></text:p>
      <text:p text:style-name="P47">–<text:span text:style-name="T1"> Я этого от тебя и не требую, глупыш!</text:span></text:p>
      <text:p text:style-name="P1"><text:span text:style-name="T24">–</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24">–</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4">Я засмеялся. Пегаска была неисправима.</text:p>
      <text:p text:style-name="P4"><text:span text:style-name="T24">–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4">Пегаска о чём-то подумала и кивнула.</text:p>
      <text:p text:style-name="P4"><text:span text:style-name="T24">– </text:span>Хорошо, пусть это будет моей фантазией. А ты правда принимаешь меня?</text:p>
      <text:p text:style-name="P4"><text:span text:style-name="T24">– </text:span>Правда. Но…</text:p>
      <text:p text:style-name="P1"><text:span text:style-name="T24">–</text:span> Что?</text:p>
      <text:p text:style-name="P1"><text:span text:style-name="T24">–</text:span> Ты лежишь на мне.</text:p>
      <text:p text:style-name="P1"><text:span text:style-name="T24">–</text:span> Ну да, лежу, <text:span text:style-name="T24">–</text:span> Дэш ехидно улыбнулась и заёрзала животом. <text:span text:style-name="T24">–</text:span> А что?</text:p>
      <text:p text:style-name="P1"><text:span text:style-name="T24">–</text:span> А то, что в таком положении я до тебя не достану! У тебя слишком высоко расположена… ммм… анатомия.</text:p>
      <text:p text:style-name="P1"><text:span text:style-name="T24">–</text:span> Потерпи чуть-чуть, <text:span text:style-name="T24">–</text:span> пегаска хихикнула и снова заёрзала животом, прижав его ко мне. <text:span text:style-name="T24">–</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24">–</text:span> Дэш, <text:span text:style-name="T24">–</text:span> прошептал я, <text:span text:style-name="T24">–</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7">&lt;<text:span text:style-name="T75">Seal – Amazing (Thin White Duke remix)</text:span>&gt;</text:p>
      <text:p text:style-name="P1"><text:span text:style-name="T24">–</text:span> Я чувствую тебя, <text:span text:style-name="T24">–</text:span> промурлыкала Дэш. <text:span text:style-name="T24">–</text:span> Видишь, это совсем не страшно, что я кобыла не твоего вида.</text:p>
      <text:p text:style-name="P1">Я начал почёсывать её шею у основания гривы.</text:p>
      <text:p text:style-name="P1"><text:span text:style-name="T24">–</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24">–</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24">–</text:span> <text:span text:style-name="T1">Да-а-а</text:span>. <text:span text:style-name="T24">–</text:span> <text:span text:style-name="T1">т</text:span>яжело дышала пегаска. <text:span text:style-name="T24">–</text:span> Фактическая поверхность крыльев с помощью магии увеличивается в несколько раз. И... м-м-м… силы отталкивания хватает на то, чтобы… уффф... <text:span text:style-name="T24">–</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24">–</text:span> Чтобы поднять в воздух вес своего <text:soft-page-break/>тела и ещё примерно такой же… <text:span text:style-name="T24">–</text:span> прошептала пегаска и закрыла глаза, уткнувшись носом мне в <text:span text:style-name="T1">плечо</text:span>. Дыхание у неё стало прерывистым.</text:p>
      <text:p text:style-name="P1"><text:span text:style-name="T24">–</text:span> А как вы удерживаетесь на облаках? Ведь вы при этом не машете крыльями? <text:span text:style-name="T2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24">–</text:span> Макс, не издевайся, <text:span text:style-name="T24">–</text:span> пегаска нервно хихикнула и вдруг стала нежно, кончиками губ, жевать мочку моего уха. <text:span text:style-name="T24">–</text:span> Я не-мо-гу думать в та-ком… ммм… состоянии.</text:p>
      <text:p text:style-name="P1"><text:span text:style-name="T24">–</text:span> Дэш, <text:span text:style-name="T24">–</text:span> рассмеялся я, <text:span text:style-name="T24">–</text:span> отпусти ухо!</text:p>
      <text:p text:style-name="P1"><text:span text:style-name="T24">–</text:span> Отпускаю, <text:span text:style-name="T24">–</text:span> шепнула пегаска мне в ухо. <text:span text:style-name="T24">–</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75">Mothley Crue – Cickstart my heart</text:span>&gt;</text:p>
      <text:p text:style-name="P58">«<text:span text:style-name="T4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4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46">Нехватка погодных пегасов: Вондерболты перешли к круглосуточной вахте</text:span>». «<text:span text:style-name="T46">Общественные работы: распоряжением принцессы Луны работы по строительству мостов через провалы расширены и на субботу</text:span>». «<text:span text:style-name="T46">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46">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24">–</text:span> Про меня таки забыли. Отлично.</text:p>
      <text:p text:style-name="P58"><text:span text:style-name="T24">–</text:span> Не уверена. <text:span text:style-name="T24">–</text:span> <text:s/>пегаска почесала затылок. <text:span text:style-name="T24">–</text:span> Там на столбах повсюду висят объявления. За твою голову предлагают пятьдесят тысяч.</text:p>
      <text:p text:style-name="P58"><text:span text:style-name="T24">–</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24">– </text:span>Твайлайт, привет! Мы вернулись! <text:span text:style-name="T24">–</text:span> я захлопнул за собой дверь.</text:p>
      <text:p text:style-name="P5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24">– К</text:span>АКОГО ХУЯ?!! Твайлайт, ёб твою понимать, ты чё творишь? <text:span text:style-name="T24">– </text:span>я вцепился в ручку двери.</text:p>
      <text:p text:style-name="P58"><text:span text:style-name="T24">– </text:span>Твайли, ты чего? <text:span text:style-name="T24">– </text:span>брыкалась Дэш. <text:span text:style-name="T24">– </text:span>Немедленно опусти меня на пол!</text:p>
      <text:p text:style-name="P58"><text:span text:style-name="T24">– </text:span>Извини, Дэши. <text:span text:style-name="T24">– </text:span>скороговоркой бормотала лавандовая единорожка, нервно хихикая. <text:span text:style-name="T24">–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text:soft-page-break/>ХРУСТЬ!</text:p>
      <text:p text:style-name="P58">Дверная ручка оторвалась с мясом и я продолжил низвержение в подвал.</text:p>
      <text:p text:style-name="P58"><text:span text:style-name="T24">– </text:span>А-А-А-А-А-А!!! <text:span text:style-name="T24">–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24">– </text:span>Не беспокойся, Макс-с-вероятностью-пятьдесят-процентов, больно не будет. Не должно быть, во всяком случае. <text:span text:style-name="T24">– </text:span>суетилась единорожка, закрепляя мои руки и ноги в браслетах. <text:span text:style-name="T24">–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24">– Н</text:span>е пытайся. <text:span text:style-name="T24">– </text:span>единорожка покачала головой. <text:span text:style-name="T24">–</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24">–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24">– </text:span>Нет-нет-нет, куда же ты! <text:span text:style-name="T24">– </text:span>магическая аура подхватила меня на полпути к ступенькам. <text:span text:style-name="T24">–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24">– </text:span>Твайлайт, не смей! <text:span text:style-name="T24">– </text:span>хриплым от ужаса голосом прошептал я.</text:p>
      <text:p text:style-name="P58"><text:span text:style-name="T24">–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24">–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24">– О</text:span>у! <text:span text:style-name="T89">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pan text:style-name="T24">– </text:span>Хрен-то тебе зачем? <text:span text:style-name="T24">– </text:span>с бессильной злостью спросил я. <text:span text:style-name="T24">– </text:span><text:span text:style-name="T89">Т</text:span>ы собираешься устроить филиал порнхаба для пони-извращенцев?</text:p>
      <text:p text:style-name="P58"><text:span text:style-name="T24">–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24">–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oft-page-break/><text:span text:style-name="T24">– </text:span>А если попроще?</text:p>
      <text:p text:style-name="P58"><text:span text:style-name="T24">– </text:span>Если ты — клон, то превратишься в исходные десять-пятнадцать килограммов песка. Как и все предыдущие. <text:span text:style-name="T24">– </text:span>единорожка указала на ящик с песком, стоящий у противопожарного щита.<text:span text:style-name="T24">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24">– </text:span>Стой! <text:span text:style-name="T24">– </text:span>я лихорадочно искал повод затянуть процесс. <text:span text:style-name="T24">– </text:span>Но ты же не знаешь, каковы могут быть последствия, если я НЕ клон!</text:p>
      <text:p text:style-name="P58"><text:span text:style-name="T24">–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24">–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24">–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24">–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24">–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24">– </text:span>Никогда, слышишь, никогда больше не смей подымать меня...</text:p>
      <text:p text:style-name="P58"><text:span text:style-name="T24">– </text:span>Откуда я знала, что резонансное заклинание так среагирует на...</text:p>
      <text:p text:style-name="P58"><text:span text:style-name="T24">– М</text:span>акс? <text:span text:style-name="T24">– </text:span>пегаска заметила, что я открыл глаза. <text:span text:style-name="T24">– </text:span>Ты в порядке?</text:p>
      <text:p text:style-name="P58">Я издал нечто среднее между брачным рёвом лося и стоном умирающего слона.</text:p>
      <text:p text:style-name="P58"><text:span text:style-name="T24">– </text:span>Я не предполагала, что заклинание магического резонанса нейтрально реагирует только на истинную ткань НАШЕЙ реальности. <text:span text:style-name="T24">– </text:span>зачастила единорожка. <text:span text:style-name="T24">–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oft-page-break/><text:span text:style-name="T24">– </text:span>Но не магнетрон. <text:span text:style-name="T24">– </text:span>заметила Дэш. <text:span text:style-name="T24">–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24">–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24">– Н</text:span>е умничай! Что ты имеешь ввиду под «крупной энергомагической вспышкой»? <text:span text:style-name="T24">– </text:span>почесала в затылке Эпплджек. <text:span text:style-name="T24">– </text:span>Нам хватит ведра воды, чтоб её потушить?</text:p>
      <text:p text:style-name="P58"><text:span text:style-name="T24">–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24">– </text:span>Конски яблоки! <text:span text:style-name="T24">– </text:span>выругалась Эпплджек. <text:span text:style-name="T24">–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24">– </text:span>Ты хорошо подумала? <text:span text:style-name="T24">– н</text:span>ахмурилась Рэйнбоу Дэш. <text:span text:style-name="T24">– </text:span>В Эквестрии десятки таких городов, как Понивилль! Мы не можем махнуть на них крылом!</text:p>
      <text:p text:style-name="P58"><text:span text:style-name="T24">– </text:span>Тебе-то на Понивилль точно махать! <text:span text:style-name="T24">– </text:span>огрызнулась фермерша. <text:span text:style-name="T24">– Т</text:span>вой дом, поди, не зацепит.</text:p>
      <text:p text:style-name="P58"><text:span text:style-name="T24">– </text:span>Что ты сказала? А ну, повтори? <text:span text:style-name="T24">– </text:span>взвилась пегаска.</text:p>
      <text:p text:style-name="P58"><text:span text:style-name="T24">– </text:span>Не ссорьтесь, девчёнки. <text:span text:style-name="T24">– </text:span>встрял я. <text:span text:style-name="T24">– </text:span>Ничем рисковать не придётся. У меня есть другой вариант.</text:p>
      <text:p text:style-name="P58"><text:span text:style-name="T24">– </text:span>Ась?</text:p>
      <text:p text:style-name="P58"><text:span text:style-name="T24">– </text:span>Что?</text:p>
      <text:p text:style-name="P58"><text:span text:style-name="T24">– </text:span>Какой? <text:span text:style-name="T24">– </text:span>разом <text:span text:style-name="T24">о</text:span>бернулась ко мне компания.</text:p>
      <text:p text:style-name="P58"><text:span text:style-name="T24">– </text:span>Элементы Гармонии. Ты говорила, <text:span text:style-name="T24">– </text:span>обратился я к Твайлайт, <text:span text:style-name="T24">– </text:span>что их сила на одном уровне с аликорньей.</text:p>
      <text:p text:style-name="P58"><text:span text:style-name="T24">–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24">– Л</text:span>ягать! <text:span text:style-name="T24">– </text:span>сморщилась Эпплджек. <text:span text:style-name="T24">– </text:span>У меня после ожерелья Честности в башке гудит, как после маковского сидра!</text:p>
      <text:p text:style-name="P58"><text:span text:style-name="T24">–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24">– </text:span>Рэр, иногда лучше жевать, чем говорить. Вот честно!</text:p>
      <text:p text:style-name="P58"><text:soft-page-break/><text:span text:style-name="T24">– </text:span>Как пожелаешь! Макс, <text:span text:style-name="T24">– </text:span>повернулась ко мне единорожка. <text:span text:style-name="T24">–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24">– </text:span>Они лежали в нагрудном кармане рубашки.</text:p>
      <text:p text:style-name="P58">Твайлайт отвлеклась от доски.</text:p>
      <text:p text:style-name="P58"><text:span text:style-name="T24">–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24">– </text:span>Вот, прибрался малёхо. Но с потолка сажу ещё не успел счистить, там стремянка нужна.</text:p>
      <text:p text:style-name="P58"><text:span text:style-name="T24">– </text:span>Спайки-Вайки, не выкидывай одежду, пожалуйста. В ней должны быть рубины.</text:p>
      <text:p text:style-name="P58"><text:span text:style-name="T24">– </text:span>Какие ещё рубины? <text:span text:style-name="T24">– </text:span>переспросил Спайк и зажевал быстрее.</text:p>
      <text:p text:style-name="P58"><text:span text:style-name="T24">–</text:span> Резонаторные! <text:span text:style-name="T24">–</text:span> холодея, ответил я. <text:span text:style-name="T24">– </text:span>В кармане рубашки должны лежать четыре кристалла.</text:p>
      <text:p text:style-name="P58"><text:span text:style-name="T24">– Э</text:span>мм. Так это были резонаторные рубины? Предупреждать надо! Я думал, это мусор. <text:span text:style-name="T24">– </text:span>дракончик пожал плечами и выплюнул на лапу полтора камешка.</text:p>
      <text:p text:style-name="P36"/>
      <text:p text:style-name="P58">…</text:p>
      <text:p text:style-name="P58"/>
      <text:p text:style-name="P58"><text:span text:style-name="T24">–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24">– К</text:span>акой-то неправильный у Макса смех! <text:span text:style-name="T24">– </text:span>голос Пинки был еле слышен из-под наваленных на меня подушек. <text:span text:style-name="T24">–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24">– </text:span>Макс. Ты сейчас правильный, или нет?</text:p>
      <text:p text:style-name="P58"><text:span text:style-name="T24">– </text:span>Макс, ты как? Тебе уже лучше? <text:span text:style-name="T24">– </text:span>в прямоугольнике появилась голова Рэйнбоу Дэш.</text:p>
      <text:p text:style-name="P58"><text:span text:style-name="T24">– </text:span>Фигурально выражаясь, ты в себе? <text:span text:style-name="T24">– </text:span>вклинилась между ними Твайлайт Спаркл.</text:p>
      <text:p text:style-name="P58"><text:span text:style-name="T24">– </text:span>Столько ругательств на одном дыхании я не слышала даже от бабули, когда она зацепилась за порог и перевернула поднос с пирогами! <text:span text:style-name="T24">–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24">– </text:span>Отпустите. Я уже правильный. <text:span text:style-name="T24">–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24">– </text:span>Не огорчайся, ситуацию можно выправить. <text:span text:style-name="T24">– з</text:span>атараторила Твайлайт. <text:span text:style-name="T24">–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pan text:style-name="T24">– </text:span>Ага, Твай по «жучкам» специалист! <text:span text:style-name="T24">– з</text:span>аявил Спайк из-за понячих крупов. <text:span text:style-name="T24">– </text:span>Иначе бы мы по уши завязли в долгах за электричество.</text:p>
      <text:p text:style-name="P58"><text:span text:style-name="T24">– </text:span>Спайк!!! Немедленно... <text:s/>сбегай в лавку к Кейкам за выпечкой! Нам всем нужно успокоиться.</text:p>
      <text:p text:style-name="P58"><text:span text:style-name="T24">– </text:span>Уже бегу!</text:p>
      <text:p text:style-name="P58"/>
      <text:p text:style-name="P59">***</text:p>
      <text:p text:style-name="P58"/>
      <text:p text:style-name="P58"><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24">– </text:span>Ты точно знаешь, что делаешь? <text:span text:style-name="T24">– </text:span>переспросила Эпплджек. <text:span text:style-name="T24">– </text:span>Мне бы не хотелось, чтоб от Понивилля остались одни головешки.</text:p>
      <text:p text:style-name="P58"><text:span text:style-name="T24">– </text:span>Не беспокойся, всё просчитано. Я уверена, я подчёркиваю, абсолютно уверена в безопасности эксперимента!</text:p>
      <text:p text:style-name="P58"><text:span text:style-name="T24">– </text:span>Ой, чего-то мне нехорошо становится, когда ты так говоришь...</text:p>
      <text:p text:style-name="P58"><text:span text:style-name="T24">–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24">–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75">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91">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89"> </text:span>покои Луны<text:span text:style-name="T89"> </text:span>через открытые балконные двери<text:span text:style-name="T89">.</text:span></text:p>
      <text:p text:style-name="P58"><text:soft-page-break/>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24">– </text:span>А-а-а, ты всё-таки пришёл… <text:span text:style-name="T24">–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24">–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24">–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24">–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24">–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24">–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24">– </text:span>Сожалеем, что не можем убить тебя.</text:p>
      <text:p text:style-name="P58">Обернувшись я встречаюсь с рогом аликорницы, нацеленным мне в грудь.</text:p>
      <text:p text:style-name="P58"><text:span text:style-name="T24">–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24">– </text:span>Но что в Нашей власти — так это вышвырнуть тебя отсюда!</text:p>
      <text:p text:style-name="P58">Я снова отступаю. Как я помню, балкон метра три в ширину и без перил. И хоть я осознаю, что это сон, мне страшно до онемения.</text:p>
      <text:p text:style-name="P58"><text:span text:style-name="T24">–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24">– </text:span>Кимеринн погиб, чтобы ты жил.</text:p>
      <text:p text:style-name="P58">Шаг назад.</text:p>
      <text:p text:style-name="P58"><text:span text:style-name="T24">– </text:span>Сел осталась без магии и развоплотилась из-за тебя.</text:p>
      <text:p text:style-name="P58">Шаг назад.</text:p>
      <text:p text:style-name="P58"><text:span text:style-name="T24">– </text:span>Столько надежд впустую. И, как финальная насмешка, ты увидишь гибель всего, что Нам дорого?! Не бывать этому! ПОШЁЛ ВОН!!!</text:p>
      <text:p text:style-name="P58"><text:soft-page-break/>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9">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24">– </text:span>Ты ведь вернёшься? Не говори им, что увидел там! <text:span text:style-name="T24">–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24">– </text:span>Как тебя зовут, малышка? Я постараюсь найти тебя. Может быть, ещё не поздно.</text:p>
      <text:p text:style-name="P58">Пегаска приветственно машет копытом.</text:p>
      <text:p text:style-name="P36"><text:span text:style-name="T58">– </text:span><text:span text:style-name="T48">Шейла! Шейла Блюскай! И я уже не малышка! </text:span><text:span text:style-name="T58">– </text:span><text:span text:style-name="T48">она тычет в кьютимарку в виде ластика, стирающего тучу. </text:span><text:span text:style-name="T24">&lt;</text:span>Макс находит её в Терре по кьютимарке на рюкзаке<text:span text:style-name="T24">&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oft-page-break/><text:span text:style-name="T24">–</text:span> <text:span text:style-name="T1">Макс? </text:span>Вставай! <text:span text:style-name="T24">–</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24">–</text:span> Твайлайт? <text:span text:style-name="T24">–</text:span> Взгляд сфокусировался на лавандовой единорожке, озабоченно осматривающей меня и продолжающей массаж области сердца.</text:p>
      <text:p text:style-name="P1"><text:span text:style-name="T24">–</text:span> Мне не понравился цвет твоей мордочки <text:span text:style-name="T52">— </text:span><text:span text:style-name="T1">т</text:span>ы стал слишком бледный. Я решила прервать <text:span text:style-name="T1">заклинание</text:span>. Как ты себя…</text:p>
      <text:p text:style-name="P1"><text:span text:style-name="T62">–</text:span><text:span text:style-name="T52"> … чувствуешь, дорогая Рэрити?! Я могу чем-нибудь помочь? Вот, выпей воды! </text:span><text:span text:style-name="T62">–</text:span><text:span text:style-name="T52">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24">– </text:span>Ну что? Увидел что-нибудь, сахарок?</text:p>
      <text:p text:style-name="P58">Пони уставились на меня с надеждой.</text:p>
      <text:p text:style-name="P58"><text:span text:style-name="T24">– </text:span>Да.</text:p>
      <text:p text:style-name="P58">Откровение давило на психику как тонна кирпичей. Я не знал, что им сказать. Я не мог.</text:p>
      <text:p text:style-name="P58"><text:span text:style-name="T24">– П</text:span>ревосходно!</text:p>
      <text:p text:style-name="P58"><text:span text:style-name="T24">– </text:span>Это просто супер-дупер-здоровски-потрясно!</text:p>
      <text:p text:style-name="P58"><text:span text:style-name="T24">– </text:span>Йей!</text:p>
      <text:p text:style-name="P58"><text:span text:style-name="T24">– </text:span>Ю-ху!</text:p>
      <text:p text:style-name="P58"><text:span text:style-name="T24">– О</text:span>фигенно! Мы победили! Макс, ты молодец!</text:p>
      <text:p text:style-name="P58"><text:span text:style-name="T24">– </text:span>Замечательно! Секундочку, я приготовлю дневник…</text:p>
      <text:p text:style-name="P58">Восторг пони постепенно сменился ожиданием. Я молчал.</text:p>
      <text:p text:style-name="P58"><text:span text:style-name="T24">– </text:span>Э-м-м? И что же ты увидел? <text:span text:style-name="T24">– </text:span>не выдержала Твайлайт.</text:p>
      <text:p text:style-name="P58"><text:span text:style-name="T24">– </text:span>Я… не могу сказать.</text:p>
      <text:p text:style-name="P58">Ожидание сменилось недоумением. Рэйнбоу Дэш насмешливо скривила губы.</text:p>
      <text:p text:style-name="P58"><text:span text:style-name="T24">– </text:span>Да ладно! Кончай прикалываться, мы же ждём! Шутка зачлась!</text:p>
      <text:p text:style-name="P58"><text:span text:style-name="T24">– </text:span>Не могу!!!</text:p>
      <text:p text:style-name="P58"/>
      <text:p text:style-name="P58">…</text:p>
      <text:p text:style-name="P58"/>
      <text:p text:style-name="P58">Молчание прервала Эпплджек.</text:p>
      <text:p text:style-name="P58"><text:span text:style-name="T24">– </text:span>Сахарок, с тобой всё в порядке?</text:p>
      <text:p text:style-name="P58">Дэш подошла ко мне вплотную, обняла мою голову и прижалась нос к носу.</text:p>
      <text:p text:style-name="P58"><text:span text:style-name="T24">– </text:span>Макс, ты чего? <text:span text:style-name="T24">– </text:span>прошептала она. <text:span text:style-name="T24">– </text:span>Тебя во сне кто-то заколдовал? Мигни мне правым глазом, если да.</text:p>
      <text:p text:style-name="P58">Я высвободился из объятий пегаски.</text:p>
      <text:p text:style-name="P58"><text:span text:style-name="T24">– </text:span>Со мной всё в порядке. <text:span text:style-name="T24">– </text:span>объявил я. <text:span text:style-name="T24">–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24">– </text:span>Конски яблоки! Вот это поворот! А мне так хотелось узнать, что за нечисть тут орудует!</text:p>
      <text:p text:style-name="P58"><text:soft-page-break/><text:span text:style-name="T24">–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24">–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24">– </text:span>Рэр, отвали!</text:p>
      <text:p text:style-name="P58"><text:span text:style-name="T24">– </text:span>Оу, какие страсти! Ладно-ладно, не сердись, дорогая, не мешаю!</text:p>
      <text:p text:style-name="P58"><text:span text:style-name="T24">–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24">–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24">– </text:span>Стойте!</text:p>
      <text:p text:style-name="P58">Твайлайт подняла вверх копыто, призывая к тишине. Потом откуда-то из дальнего шкафа к ней приплыла “Основы заклятий<text:span text:style-name="T24">” Стар Свирла. </text:span>Единорожка нацепила очки и принялась перелистывать книгу, бормоча под нос названия глав.</text:p>
      <text:p text:style-name="P58"><text:span text:style-name="T24">– </text:span>Ага, вот! Нашла! Макс прав! В «Заклинании Последнего Шанса» есть такое! <text:span text:style-name="T24">– </text:span>единорожка принялась зачитывать отрывок.</text:p>
      <text:p text:style-name="P58">…</text:p>
      <text:p text:style-name="P58">«<text:span text:style-name="T26">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36">и </text:span><text:span text:style-name="T26">слишком громко думать. И сообщить способ спасения — означает его разрушить.</text:span>»</text:p>
      <text:p text:style-name="P58">…</text:p>
      <text:p text:style-name="P58"><text:span text:style-name="T24">– </text:span>Ты хочешь сказать, если Макс нам сообщит, в чём причина всей этой фигни, мы не сможем её исправить? <text:span text:style-name="T24">– </text:span>Дэш повернулась ко мне. <text:span text:style-name="T24">–</text:span> А как мы её исправим, если не будем знать, что исправлять? Хренотень какая-то!</text:p>
      <text:p text:style-name="P58">Пегаска сжала голову копытами.</text:p>
      <text:p text:style-name="P58"><text:span text:style-name="T24">–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24">– </text:span>Предположим, в коробке заперт кот. <text:span text:style-name="T24">– н</text:span>арисованный кот упирался лапами в крышку коробки, явно пытаясь выбраться.</text:p>
      <text:p text:style-name="P58"><text:span text:style-name="T24">– </text:span><text:span text:style-name="T89">Допустим, кот бессмертен. Также допустим, что кот з</text:span>аколдован<text:span text:style-name="T89"> </text:span>отложенным <text:span text:style-name="T89">заклятие</text:span>м<text:span text:style-name="T89"> Стирания, которое сработает, если кто-то откроет ящик</text:span>. <text:span text:style-name="T89">То есть, п</text:span>ри открытии<text:span text:style-name="T89"> ящик</text:span>а<text:span text:style-name="T89"> кот исчезнет из </text:span>бытия<text:span text:style-name="T89"> </text:span>— его нет, и никогда не было.</text:p>
      <text:p text:style-name="P58"><text:span text:style-name="T24">– </text:span>Бедный котик. <text:span text:style-name="T24">– </text:span>прошептала Флаттершай.</text:p>
      <text:p text:style-name="P58">Я насторожился, услышав знакомое заклинание.</text:p>
      <text:p text:style-name="P58"><text:span text:style-name="T24">– </text:span>Стой! Откуда тебе известно про заклинание Стирания?</text:p>
      <text:p text:style-name="P58"><text:span text:style-name="T24">–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24">Магическо</text:span>м<text:span text:style-name="T24"> </text:span>В<text:span text:style-name="T24">естник</text:span>е», а профессор Шротингер построил на её базе свой мысленный эксперимент.</text:p>
      <text:p text:style-name="P58"><text:span text:style-name="T24">– </text:span>Гм. Ну ладно, продолжай.</text:p>
      <text:p text:style-name="P58"><text:span text:style-name="T24">– </text:span>Так вот, по условию эксперимента известно, что вероятность того, что кто-то откроет ящик, ненулевая.</text:p>
      <text:p text:style-name="P58"><text:span text:style-name="T24">– </text:span>И что это означает, дорогая? <text:span text:style-name="T24">– </text:span>спросила Рэрити.</text:p>
      <text:p text:style-name="P58"><text:soft-page-break/><text:span text:style-name="T24">– </text:span>Это значит, что кто-нибудь когда-нибудь обязательно откроет его.</text:p>
      <text:p text:style-name="P58"><text:span text:style-name="T24">– </text:span>У меня щас башка лопнет! <text:span text:style-name="T24">– </text:span>пожаловалась Дэш. <text:span text:style-name="T24">– </text:span>Так всё-таки, когда этот грёбаный ящик откроют?</text:p>
      <text:p text:style-name="P58"><text:span text:style-name="T24">–</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24">–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24">–</text:span> То есть, ты хочешь сказать, что мы все — навроде этого кота, а Макс боится открыть ящик? Чтоб мы не исчезли окончательно?</text:p>
      <text:p text:style-name="P58"><text:span text:style-name="T24">–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24">–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24">– </text:span>Лягать! <text:span text:style-name="T24">– </text:span>выругалась Дэш. <text:span text:style-name="T24">– </text:span>Значит, наши усилия по доставке резонаторов пошли лесом.</text:p>
      <text:p text:style-name="P58"><text:span text:style-name="T24">–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24">– </text:span>Тихо! Спайк, будь добр, сбегай к Кейкам за выпечкой. Нам надо успокоиться. Макс, хоть про Селестию ты нам можешь рассказать?</text:p>
      <text:p text:style-name="P58"><text:span text:style-name="T24">– </text:span>Могу. <text:span text:style-name="T24">– </text:span>пожал плечами я. <text:span text:style-name="T24">– </text:span>Она в моём мире. Но не спрашивайте меня, как её вернуть — я не знаю.</text:p>
      <text:p text:style-name="P58"><text:span text:style-name="T24">– А </text:span>как ты узнал… <text:span text:style-name="T24">– </text:span>начала было единорожка, но её перебил напряжённый голос Спайка.</text:p>
      <text:p text:style-name="P58"><text:span text:style-name="T24">– </text:span>Твай! <text:span text:style-name="T24">– </text:span>дракончик стоял в дверях спиной к нам. <text:span text:style-name="T24">– </text:span>У нас гости.</text:p>
      <text:p text:style-name="P58">Спайк попятился назад. Дверь широко растворилась и в библиотеку вошла Луна.</text:p>
      <text:p text:style-name="P58"/>
      <text:h text:style-name="Heading_20_2" text:outline-level="2">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24">– </text:span>Макс, беги!!!</text:p>
      <text:p text:style-name="P58"><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24">– </text:span>Не так быстро, Рэйнбоу Дэш! <text:span text:style-name="T24">– </text:span>ледяным голосом Луны можно было нарезать воду кубиками для мартини. <text:span text:style-name="T24">– </text:span>Нам есть о чём поговорить с приматом!</text:p>
      <text:p text:style-name="P58">Мы с пегаской застыли в синем левитационном поле и поплыли к Луне.</text:p>
      <text:p text:style-name="P58"><text:span text:style-name="T24">–</text:span> Нет-нет-нет, постойте! <text:span text:style-name="T24">–</text:span> заявила вдруг Твайлайт. <text:span text:style-name="T24">–</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24">–</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24">–</text:span> Мне очень жаль, Ваше Высочество, но Селестия назначила Макса МОИМ руководителем, и этот приказ НИКТО не отменял! Он МОЙ! <text:span text:style-name="T24">&lt;</text:span><text:span text:style-name="T38">Добавить в главы с Твайлайт её попытки заигрывания с Максом</text:span><text:span text:style-name="T24">&gt;</text:span></text:p>
      <text:p text:style-name="P58">В голосе лавандовой единорожки звучал металл. Мы опять полетели к Твайлайт.</text:p>
      <text:p text:style-name="P58"><text:span text:style-name="T24">–</text:span> ДОВОЛЬНО! НАМ НАДОЕЛА ЭТА НЕПОКОРНОСТЬ! ПОЗНАЙ ГНЕВ ПРИНЦЕССЫ НОЧИ!!!</text:p>
      <text:p text:style-name="P58"><text:span text:style-name="T24">–</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24">–</text:span> Ай, бля! <text:span text:style-name="T24">–</text:span> в последний момент чей-то луч отрикошетил от магического поля и впился мне в лодыжку. Нога моментально онемела.</text:p>
      <text:p text:style-name="P58"><text:span text:style-name="T24">–</text:span> Не волнуйся, это парализующий луч. Твай таким махалась с Трикси. Пройдёт через полчаса. <text:span text:style-name="T24">–</text:span> успокоил меня дракончик.</text:p>
      <text:p text:style-name="P58">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24">– </text:span>Не вынуждай Нас идти на крайние меры! <text:span text:style-name="T24">– </text:span>отдувалась Луна. <text:span text:style-name="T24">–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24">– В</text:span>есьма прискорбно, Ваше Высочество, но вынуждена отказать! <text:span text:style-name="T24">– </text:span>переводила дыхание Твайлайт.<text:span text:style-name="T24"> –</text:span> Исключительно по субординационным причинам! Приказ Её Дневного Высочества имеет более высокий приоритет над Вашим!</text:p>
      <text:p text:style-name="P58"><text:span text:style-name="T24">– </text:span>Тогда найди Нам это твоё Дневное Высочество! <text:span text:style-name="T24">– </text:span>взвыла Луна. <text:span text:style-name="T24">– </text:span>В отсутствие Дневной Главы Диархии все дела ведёт Ночная!!!</text:p>
      <text:p text:style-name="P58"><text:soft-page-break/><text:span text:style-name="T24">–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24">– </text:span>Дискордова бюрократия! <text:span text:style-name="T24">– </text:span>буркнула аликорница. <text:span text:style-name="T24">–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24">– О</text:span>хренеть! <text:span text:style-name="T24">– </text:span>чертыхнулся Спайк. <text:span text:style-name="T24">– </text:span><text:s/>Твай, она создаёт сферу стихий!</text:p>
      <text:p text:style-name="P58"><text:span text:style-name="T24">– </text:span>Вижу! <text:span text:style-name="T24">– </text:span>донёсся голос единорожки из-под потолка. <text:span text:style-name="T24">–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24">– </text:span>Эмм, это что-то новенькое, я такого заклинания вообще не знаю. <text:span text:style-name="T24">– </text:span>почесал в затылке Спайк. <text:span text:style-name="T24">–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24">– </text:span>Погоди. У меня есть вариант получше.</text:p>
      <text:p text:style-name="P58">Я вылез из-под шкафа и попрыгал на одной ноге в центр зала.</text:p>
      <text:p text:style-name="P58"><text:span text:style-name="T24">– </text:span>Стойте! Прекратите! Да остановитесь же!!!</text:p>
      <text:p text:style-name="P58">Аликорница и шестёрка уставились на меня.</text:p>
      <text:p text:style-name="P58"><text:span text:style-name="T24">–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24">– </text:span>Ты так говоришь, как будто непричастен к исчезновению Сестры! <text:span text:style-name="T24">– </text:span>к Луне вернулась властная интонация, но фиолетовый шар перестал расти. <text:span text:style-name="T24">– </text:span>Мы не верим тебе! Если попробуешь обмануть Нас и скрыться, даже Тартар покажется тебе курортом!</text:p>
      <text:p text:style-name="P58"><text:span text:style-name="T24">–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24">– </text:span>Как ты её назвал? <text:span text:style-name="T24">– </text:span>отвалилась челюсть у аликорницы.</text:p>
      <text:p text:style-name="P58"><text:span text:style-name="T24">– </text:span>Эмм, мне неудобно вмешиваться, но вынуждена вас перебить. <text:span text:style-name="T24">– </text:span>встряла Твайлайт. <text:span text:style-name="T24">– </text:span>Это было экспериментальное заклинание. Локальная заморозка времени. Я, эмм, не предусмотрела возможности его отмены…</text:p>
      <text:p text:style-name="P58"><text:span text:style-name="T24">– </text:span>Что? <text:span text:style-name="T24">–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24">– </text:span>Твайлайт, Дёрпи сказала, у тебя есть «Особенности поведения, питания и размножения приматов»? Я бы хотела её ненадолго… Ого!!!</text:p>
      <text:p text:style-name="P58"><text:soft-page-break/>После долгой паузы тот же голос спросил:</text:p>
      <text:p text:style-name="P58"><text:span text:style-name="T24">– </text:span>Что тут случилось? Почему все висят в воздухе? И всё вот это?</text:p>
      <text:p text:style-name="P58">Голос Спайка откуда-то из подвала ответил:</text:p>
      <text:p text:style-name="P58"><text:span text:style-name="T24">– </text:span>Потому что Твайлайт остановила время. В радиусе девяти метров, как мне кажется. Или десяти.</text:p>
      <text:p text:style-name="P58"><text:span text:style-name="T24">– </text:span>В двенадцати с половиной. <text:span text:style-name="T24">– </text:span>донёсся голос Твайлайт сверху. <text:span text:style-name="T24">–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24">– Н</text:span>Е ВЗДУМАЙ СЧИТАТЬ СЕБЯ ПОБЕДИТЕЛЬНИЦЕЙ! <text:span text:style-name="T24">– </text:span>загремело у меня в мозгу, в обоих сознаниях сразу. <text:span text:style-name="T24">–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24">–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24">–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24">–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24">–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24">–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24">– </text:span>Эмм, я вам подхожу?</text:p>
      <text:p text:style-name="P58"><text:span text:style-name="T24">– </text:span>КТО ТЫ?</text:p>
      <text:p text:style-name="P58"><text:span text:style-name="T24">– </text:span>Эмм, Лира Хартстрингс, единорог. Я не то, чтобы маг, моя специализация — музыка…</text:p>
      <text:p text:style-name="P58"><text:span text:style-name="T24">– </text:span>ГОДИТСЯ! ТЫ ВИДИШЬ ТОЧКУ СИНГУЛЯРНОСТИ?</text:p>
      <text:p text:style-name="P58"><text:span text:style-name="T24">– </text:span>Эмм?</text:p>
      <text:p text:style-name="P58">Голос Спайка пояснил:</text:p>
      <text:p text:style-name="P58"><text:span text:style-name="T24">– </text:span>Вон та яркая искорка над лестницей, у которой вся картинка искривляется.</text:p>
      <text:p text:style-name="P58"><text:span text:style-name="T24">– </text:span>Да! Вижу.</text:p>
      <text:p text:style-name="P58"><text:span text:style-name="T24">– </text:span>ТЕПЕРЬ ЛЕВИТИРУЙ ПРИМАТА В ТОЧКУ СИНГУЛЯРНОСТИ.</text:p>
      <text:p text:style-name="P58"><text:span text:style-name="T24">– </text:span>Чего?!! <text:span text:style-name="T24">– </text:span>возопило моё малое сознание.</text:p>
      <text:p text:style-name="P58"><text:span text:style-name="T24">– </text:span>Эмм… Зачем?</text:p>
      <text:p text:style-name="P58"><text:soft-page-break/><text:span text:style-name="T24">–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24"> </text:span>НЕ ВОЛНУЙСЯ, ДВУНОГИЙ, ТЕБЕ ЭТО НЕ ПОВРЕДИТ.</text:p>
      <text:p text:style-name="P58"><text:span text:style-name="T24">– </text:span>Вы даёте слово, что человеку не будет причинён вред? <text:span text:style-name="T24">– </text:span>голос Лиры обрёл непривычную твёрдость.</text:p>
      <text:p text:style-name="P58"><text:span text:style-name="T24">– </text:span>КАК ТЫ СМЕЕШЬ СОМНЕВАТЬСЯ В НАС, СВОЕЙ ПРИНЦЕССЕ?</text:p>
      <text:p text:style-name="P58"><text:span text:style-name="T24">– Я </text:span>не сомневаюсь в вас, Ваше Высочество… Потому и требую слова!</text:p>
      <text:p text:style-name="P58"><text:span text:style-name="T24">–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24">– </text:span>Ну, блядь, спасибо! <text:span text:style-name="T24">– </text:span>подумал я.</text:p>
      <text:p text:style-name="P58"><text:span text:style-name="T24">–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24">–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24">– </text:span>Проклятье! Тебе только Кэйдэнс осталось обрыгать для полной коллекции! <text:span text:style-name="T24">–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24">– </text:span>Так шта не так уж сильно мы и погудели с братюней на прошлый Канун горящего очага! <text:span text:style-name="T24">– </text:span>пробормотала Эпплджек, схватившись за голову. <text:span text:style-name="T24">–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pan text:style-name="T24">– </text:span>Итак, Мы ждём <text:span text:style-name="T24">– а</text:span>ликорница смотрела на меня выжидающе. <text:span text:style-name="T24">–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24">–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24">– </text:span>Давай по-порядку. <text:span text:style-name="T24">– о</text:span>становила меня Луна. <text:span text:style-name="T24">– </text:span>С чего ты взял, что она в твоём мире?</text:p>
      <text:p text:style-name="P58"><text:soft-page-break/>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24">–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24">– Ч</text:span>то? Остатки магии? <text:span text:style-name="T24">–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24">– </text:span>Мы проследили её сновидение до магической вспышки. <text:span text:style-name="T24">– п</text:span>одтвердила Луна. Её взгляд сверлил меня, улавливая малейшие изменения мимики. <text:span text:style-name="T24">–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24">– </text:span>Теперь ты понимаешь, почему Мы виним тебя в развоплощении сестры?</text:p>
      <text:p text:style-name="P58"><text:span text:style-name="T24">– </text:span>Да. Но послушай… Я не могу рассказать всё. <text:span text:style-name="T24">– </text:span>осторожно, как по горячим углям, начал я. <text:span text:style-name="T24">– </text:span>Это может натворить большую беду.</text:p>
      <text:p text:style-name="P58">Луна пристально взглянула на меня и понимающе склонила голову.</text:p>
      <text:p text:style-name="P58"><text:span text:style-name="T24">– </text:span>Мы знаем, иногда так бывает. Продолжай.</text:p>
      <text:p text:style-name="P58"><text:span text:style-name="T24">–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24">– </text:span>Да, помним.</text:p>
      <text:p text:style-name="P58"><text:span text:style-name="T24">–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24">–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24">–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pan text:style-name="T24">–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24">– </text:span>Ты что-то недоговариваешь. <text:span text:style-name="T24">– </text:span>шепнула она почти ласково. <text:span text:style-name="T24">–</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24">– … </text:span>а <text:span text:style-name="T24">М</text:span>арк Ботвиний-младший упоминал в «Энциклопедии Арканум» о древнем божестве К<text:span text:style-name="T24">'</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24">– </text:span>Достаточно, Твайлайт. <text:span text:style-name="T24">– </text:span>остановила единорожку Луна. <text:span text:style-name="T24">–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24">–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24">– </text:span>Да, это может сработать. <text:span text:style-name="T24">– </text:span>кивнула Луна. <text:span text:style-name="T24">–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24">– </text:span>Разумеется, я помогу вам! <text:span text:style-name="T24">– </text:span>воскликнула Твайлайт с энтузиазмом. <text:span text:style-name="T24">– </text:span>У меня же есть опыт, хоть и не очень удачный.</text:p>
      <text:p text:style-name="P58">Луна сморщила нос при этих словах, но всё же кивнула.</text:p>
      <text:p text:style-name="P58"><text:span text:style-name="T24">–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24">– </text:span>Я приглашу их. Они не откажутся.</text:p>
      <text:p text:style-name="P58"><text:span text:style-name="T24">– </text:span>Что ж, ещё одной проблемой меньше. Теперь нужно решить, как найти Сел. Кто-то должен отправиться за ней.</text:p>
      <text:p text:style-name="P58"><text:span text:style-name="T24">– </text:span>Это, разумеется, буду я. <text:span text:style-name="T24">– п</text:span>ожал плечами я. <text:span text:style-name="T24">– Р</text:span>азумная пони там и шагу не сделает без того, чтобы не попасть в лабораторию к учёным или военным.</text:p>
      <text:p text:style-name="P58"><text:span text:style-name="T24">– </text:span>А если…</text:p>
      <text:p text:style-name="P58"><text:span text:style-name="T24">– </text:span>А если она прикинется неразумной, <text:span text:style-name="T24">– </text:span>предвосхитил я вопрос единорожки, <text:span text:style-name="T24">–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24">– </text:span>Остаётся ещё одна проблема. <text:span text:style-name="T24">– </text:span>тихо сказала аликорница. <text:span text:style-name="T24">–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pan text:style-name="T24">– </text:span>Я попробую подыскать подходящие заклинания для работы с флорой. <text:span text:style-name="T24">– </text:span>загорелась научным рвением Твайлайт. <text:span text:style-name="T24">–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oft-page-break/><text:span text:style-name="T24">– </text:span>Почему ты так опасаешься гибели Селестии? <text:span text:style-name="T24">– </text:span>наконец спросил я аликорницу. <text:span text:style-name="T24">– </text:span>Ведь вы бессмертны. Рано или поздно твоя сестра вернётся к тебе, как ты вернулась к ней через тысячу лет заточения.</text:p>
      <text:p text:style-name="P58"><text:span text:style-name="T24">– </text:span>Ха! <text:span text:style-name="T24">– </text:span>с горечью отозвалась Луна. <text:span text:style-name="T24">–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24">–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24">–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24">– </text:span>Почему же ты не смогла найти меня с его помощью?</text:p>
      <text:p text:style-name="P58">Аликорница смутилась.</text:p>
      <text:p text:style-name="P58"><text:span text:style-name="T24">–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24">– </text:span>Да уж, успех тотальный. <text:span text:style-name="T24">– </text:span>скептически отозвался я, прислушиваясь к звукам уборки. <text:span text:style-name="T24">– </text:span>Я бы и сам к тебе заявился с результатами эксперимента, дай ты мне пару дней времени.</text:p>
      <text:p text:style-name="P58"><text:span text:style-name="T24">– </text:span>Как бы то ни было, <text:span text:style-name="T24">– </text:span>поджала губы Луна, <text:span text:style-name="T24">–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24">– </text:span>У нас было достаточно плодотворное сотрудничество. <text:span text:style-name="T24">– </text:span>осторожно начал я. <text:span text:style-name="T24">– </text:span>Хотя основную часть работы сделал я, Дэш и Твайлайт.</text:p>
      <text:p text:style-name="P58"><text:span text:style-name="T24">– </text:span>Неудивительно! <text:span text:style-name="T24">– </text:span>фыркнула Луна. <text:span text:style-name="T24">– </text:span>в<text:span text:style-name="T24"> </text:span>этом — вся Сел. Сестра, в отличие от Нас, всегда норовит спихнуть тяжёлую задачу на кого-нибудь другого!</text:p>
      <text:p text:style-name="P58"><text:span text:style-name="T24">– </text:span>А также совместить приятное с полезным. <text:span text:style-name="T24">– </text:span>не удержался я.</text:p>
      <text:p text:style-name="P53">Луна бросила на меня тяжёлый взгляд.</text:p>
      <text:p text:style-name="P56"><text:span text:style-name="T30">–</text:span> Вот это вряд ли! Сел охладела к сексу ещё до Нашей ссылки. И, насколько Нам известно, за время Нашего отсутствия её предпочтения в <text:span text:style-name="T24"><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29">–</text:span> Тогда зачем она..?</text:p>
      <text:p text:style-name="P53"><text:span text:style-name="T29">–</text:span> Дала тебе? <text:span text:style-name="T29">–</text:span> цинично завершила мой вопрос Луна. <text:span text:style-name="T29">–</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text:soft-page-break/>Тревожная догадка окончательно сковала морозом душу.</text:p>
      <text:p text:style-name="P56"><text:span text:style-name="T30">–</text:span> А другие? Они тоже… давали мне потому, что считали меня последним шансом?</text:p>
      <text:p text:style-name="P56">У аликорницы отвалилась челюсть.</text:p>
      <text:p text:style-name="P56"><text:span text:style-name="T30">–</text:span> Другие? Кто ещё?<text:span text:style-name="T24"> </text:span>С кем ещё у тебя были… отношения?</text:p>
      <text:p text:style-name="P53"><text:span text:style-name="T29">–</text:span> С Рэйнбоу Дэш <text:span text:style-name="T29">–</text:span> ответил я несчастным голосом. <text:span text:style-name="T29">–</text:span> И, может быть, с Пинки.</text:p>
      <text:p text:style-name="P53"><text:span text:style-name="T29">–</text:span> А ты живчик. <text:span text:style-name="T29">–</text:span> удивлённо заметила Луна и нахмурилась. <text:span text:style-name="T29">–</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29">– </text:span><text:span text:style-name="T84">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24">– </text:span>Макс, ты в порядке? <text:span text:style-name="T24">– </text:span>на балкон заглянула Дэш. <text:span text:style-name="T24">–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24">– </text:span>Спасибо, Дэш. Ты настоящий друг.</text:p>
      <text:p text:style-name="P58"><text:span text:style-name="T24">– </text:span>Сначала нам нужно вернуться в Кантерлот. <text:span text:style-name="T24">– п</text:span>рервала нас Луна. <text:span text:style-name="T24">–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24">– </text:span>Если отменить праздник, начнутся волнения. <text:span text:style-name="T24">– </text:span>ответила Луна на мой незаданный вопрос. <text:span text:style-name="T24">–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79" text:outline-level="2">19. <text:span text:style-name="T1">Лучший</text:span> Гранд Галопин<text:span text:style-name="T1">г</text:span> Гала <text:span text:style-name="T1">в истории</text:span></text:h>
      <text:p text:style-name="P83">Bee Gees – You Should Be dancing</text:p>
      <text:p text:style-name="P4">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24">– </text:span>Да что ж такое творится-то! Ни в жисть не поверю, чтоб в Кантерлоте пустые дома были! <text:span text:style-name="T24">– </text:span>заявила Эпплджек. <text:span text:style-name="T24">–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24">– </text:span>Какая жалость, что это всё из-за вампирского мира! <text:span text:style-name="T24">– </text:span>пробормотала Рэрити. <text:span text:style-name="T24">– </text:span>Самое время покупать землю под бутик.</text:p>
      <text:p text:style-name="P58">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24">– </text:span>Макс, ты тут? <text:span text:style-name="T24">–</text:span>Дэш просунула нос в дверь, не дожидаясь отклика. <text:span text:style-name="T24">– </text:span>Ага, вот ты где! Я с тобой!</text:p>
      <text:p text:style-name="P58">Она швырнула перемётные сумки мне на постель и пошла к выходу.</text:p>
      <text:p text:style-name="P58"><text:soft-page-break/><text:span text:style-name="T24">– </text:span>Ну, чего застрял? Пошли скорее, а то на хавчик опоздаем! <text:span text:style-name="T24">–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24">– </text:span>Располагайтесь. <text:span text:style-name="T24">–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24">–</text:span> всхлипула Дэш.</text:p>
      <text:p text:style-name="P58"><text:span text:style-name="T24">– </text:span>Ну что же вы? Присаживайтесь. <text:span text:style-name="T24">– </text:span>вновь пригласила Луна. <text:span text:style-name="T24">–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24">одной</text:span> подушки. </text:p>
      <text:p text:style-name="P58"><text:span text:style-name="T24">– </text:span>Мы узнали у шеф-повара сестры о твоих кулинарных предпочтениях. <text:span text:style-name="T24">– у</text:span>лыбнулась мне Луна. <text:span text:style-name="T24">–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24">–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text:soft-page-break/>–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38">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text:soft-page-break/>–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24">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text:soft-page-break/>–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3">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text:soft-page-break/>–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85">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44">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95">д</text:span>ЕсЬ БЫл <text:span text:style-name="T96">д</text:span>ИскОр<text:span text:style-name="T94">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97"></text:span><text:span text:style-name="T98"> сидел, прислонившись к стенке. Оранжевая лампочка по прежнему горела на налобнике.</text:span></text:p>
      <text:p text:style-name="P58">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 <text:span text:style-name="T99">Зафиксирована опасная ситуация. Сознание пациента </text:span><text:span text:style-name="T100">&lt;</text:span><text:span text:style-name="T99">Селестия</text:span><text:span text:style-name="T100">&gt;</text:span><text:span text:style-name="T99"> не регистрируется. Активируется протокол экстренной эвакуации пациента </text:span><text:span text:style-name="T100">&lt;</text:span><text:span text:style-name="T99">Селестия</text:span><text:span text:style-name="T100">&gt;</text:span><text:span text:style-name="T99"> к </text:span><text:span text:style-name="T100">&lt;</text:span><text:span text:style-name="T99">Луна</text:span><text:span text:style-name="T100">&gt;</text:span><text:span text:style-name="T99">.</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6">Electric Light Orchestra – Sorrow about to fall</text:p>
      <text:p text:style-name="P58">Скалу ощутимо тряхнуло. Грибной суп выплеснулся из супницы на стол.</text:p>
      <text:p text:style-name="P58">–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24">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text:soft-page-break/>–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 Чудесно! Осталось дело за малым — найти Сестру.</text:p>
      <text:p text:style-name="P58">–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24">, </text:span>отправилось в мусорную корзину.</text:p>
      <text:p text:style-name="P58">–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4">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text:p>
      <text:p text:style-name="P47"><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soft-page-break/>…</text:p>
      <text:p text:style-name="P1"><text:span text:style-name="T58">–</text:span><text:span text:style-name="T48"> Ну хорошо, а кто вами правит? Аликорн? Драконикус? Какой-нибудь человек с рогом во лбу? Или у вас нет правителя?</text:span></text:p>
      <text:p text:style-name="P41"><text:span text:style-name="T24">–</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6"><text:span text:style-name="T24">~~~ </text:span>Человек Макс <text:span text:style-name="T24">~~~</text:span></text:p>
      <text:p text:style-name="P76">Паспорт гражданина Эквестрии</text:p>
      <text:p text:style-name="P75">Выдан человеку Максу</text:p>
      <text:p text:style-name="P75">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74">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text:soft-page-break/>–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33">«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
      <text:p text:style-name="P5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Луна отдаёт короткую команду в интерком и наперерез падающим фигуркам с «Конкордии» пикирует звено Вондерболтов.</text:p>
      <text:p text:style-name="P58">– <text:span text:style-name="T46">ПОНИ! ВЫ ЗАЕБАЛИ!!! ВЫ ДАДИТЕ МНЕ СПАТЬ, ИЛИ НЕТ?!! КЛЯНУСЬ ХВОСТОМ, ВЫ ТАКИ ОТ МЕНЯ ОТСТАНЕТЕ, НЕ БУДЬ Я АГАМЕМНОН-БЕСКЛАННИК!</text:span></text:p>
      <text:p text:style-name="P58"><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 Да кто там считает! – отмахивается пегаска. – Ты не в курсе, куда я приземлилась? Ты уже был тут.</text:p>
      <text:p text:style-name="P58">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24">&lt;</text:span><text:span text:style-name="T38">Описать нарастание депрессивных мыслей от описанных случая к случаю</text:span><text:span text:style-name="T24">&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
      <text:p text:style-name="P58">…</text:p>
      <text:p text:style-name="P58"/>
      <text:p text:style-name="P58"><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52">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Из подземелья за спиной пегаски бесшумно вываливается копошащаяся масса.</text:p>
      <text:p text:style-name="P4">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4">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4">Это всё сон. Всего лишь дурной сон. Я сейчас проснусь, и ничего этого не будет. И не было. Ведь это только сон, правда?</text:p>
      <text:p text:style-name="P4">Я закрываю глаза и беззвучно кричу.</text:p>
      <text:p text:style-name="P4"/>
      <text:p text:style-name="P48">~~~~~</text:p>
      <text:p text:style-name="P4"/>
      <text:p text:style-name="P5">– Держи своего «Проводника»! Хотя сейчас его стоит называть овощем и носить в чемодане.</text:p>
      <text:p text:style-name="P5">– Где ты его нашёл? Что произошло? Что с тобой, человек?</text:p>
      <text:p text:style-name="P5">–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5">– О, небо! Я превращу это болото в выжженый кратер!!! Что сказать остальным?</text:p>
      <text:p text:style-name="P5">– Лучше подумай, как мы обойдёмся без Верности? Шестёрку Гармонии уже не собрать.</text:p>
      <text:p text:style-name="P5">– Есть ещё один способ. Ты его знаешь, <text:span text:style-name="T38">Величайший</text:span>.</text:p>
      <text:p text:style-name="P5">–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24">!</text:span></text:p>
      <text:p text:style-name="P5">–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5">– Что? Ты мне не доверяешь??!</text:p>
      <text:p text:style-name="P5">– НЕТ!</text:p>
      <text:p text:style-name="P5">–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38">Макс не вернётся, Дискорд Луну не получит</text:span>&gt;</text:p>
      <text:p text:style-name="P21"/>
      <text:p text:style-name="P48">~~~~~</text:p>
      <text:p text:style-name="P21">&lt;<text:span text:style-name="T39">Макс и ко появляются на Терре со сдвигом по времени (как и Кимеринн)?</text:span>&gt;</text:p>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5"/>
      <text:p text:style-name="P5">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24">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8">Там лишь тающая в темноте радуга.</text:p>
      <text:p text:style-name="P53"/>
      <text:h text:style-name="Heading_20_2" text:outline-level="2">21. <text:span text:style-name="T1">Терра</text:span></text:h>
      <text:h text:style-name="P198" text:outline-level="3">Воскресение</text:h>
      <text:p text:style-name="P53">&lt;<text:span text:style-name="T101">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48">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text:soft-page-break/></text:p>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50">— феерия эмоций наполняла меня во время пребывания в ярком нескладном мире, что остался позади. </text:span><text:span text:style-name="T53">Я тогда как будто вынырнул из трясины и начал дышать, ощущая каждой своей клеточкой полную гамму чувств и оттенков жизни. Но у</text:span><text:span text:style-name="T50">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33">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text:soft-page-break/>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7"/>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Бип-бип-бип!</text:p>
      <text:p text:style-name="P58"/>
      <text:h text:style-name="Heading_20_3" text:outline-level="3">Понедельник</text:h>
      <text:p text:style-name="P147">&lt;<text:span text:style-name="T101">Michael Jackson — Get out of my mind</text:span>&gt;</text:p>
      <text:p text:style-name="P1"><text:soft-page-break/>Административная консоль приветственно мигнула зелёным шрифтом. Я поправил микрофон.</text:p>
      <text:p text:style-name="P1"><text:span text:style-name="T52">– </text:span>Привет, Нэш. Это Анон.</text:p>
      <text:p text:style-name="P1"><text:span text:style-name="T52">–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3">Решение.</text:p>
      <text:p text:style-name="P13">…</text:p>
      <text:p text:style-name="P13"/>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4">Да хуй с ним! Облом разбираться.</text:p>
      <text:p text:style-name="P1"><text:span text:style-name="T1">Я выделил конфликтующие узлы на административной панели, </text:span><text:span text:style-name="T89">кликнул по ним правой кнопкой </text:span><text:span text:style-name="T1">мыши</text:span><text:span text:style-name="T89"> и </text:span><text:span text:style-name="T1">выбрал</text:span><text:span text:style-name="T89"> из контекстного меню пункт “Форматировать”.</text:span></text:p>
      <text:p text:style-name="P4">Заебись.</text:p>
      <text:p text:style-name="P4">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4">–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48">Сейчас уже нельзя ничего изменить и придётся ему довер</text:span><text:span text:style-name="T49">иться</text:span><text:span text:style-name="T48">.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49">— и она с нами</text:span>!</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4">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39"> </text:span><text:span text:style-name="T1">Клянусь бородой Селестии, потом в Эквестрии вспыхнут бунты с требованием вернуть на трон Найтмэр Мун!</text:span></text:p>
      <text:p text:style-name="P4">С этими словами драконикус смылся, скатившись на жалобно крякающем гироскутере прямо по ступенькам.</text:p>
      <text:p text:style-name="P4">Блин… Ну и придурок! Я нажал на кнопку вызова лифта.</text:p>
      <text:p text:style-name="P4">Так я и поверил этому джокеру! Я был прав — Дискорду доверять нельзя. Что ж, подсказку для поиска он подбросил, теперь пусть валит, куда хочет.</text:p>
      <text:p text:style-name="P4">Меня озарила идея и я вытащил компас Луны из кармана. Так и есть! Единственная стрелка компаса указывала чётко на серверную.</text:p>
      <text:p text:style-name="P4">Улыбающийся смайлик лифтовых дверей разошёлся в стороны и я сделал шаг вперёд, погружённый в свои мысли.</text:p>
      <text:p text:style-name="P4">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7"/>
      <text:h text:style-name="Heading_20_2" text:outline-level="2"><text:soft-page-break/>22. <text:span text:style-name="T1">Терра</text:span></text:h>
      <text:h text:style-name="P198" text:outline-level="3">Вторник</text:h>
      <text:p text:style-name="P4">&lt;<text:span text:style-name="T79">Mike Oldfield — The Top Of The Morning</text:span>&gt;</text:p>
      <text:p text:style-name="P4">Чайник тихонько забормотал, забулькал и выключился. Эпплджек разлила кипяток по чашкам и достала из шкафчика печенье.</text:p>
      <text:p text:style-name="P4">– Тебе какой, Флатти?</text:p>
      <text:p text:style-name="P4">– Ммм… Мятный, если можно.</text:p>
      <text:p text:style-name="P4">Флаттершай, не отрываясь от ноутбука, добавила ложку мёда в чашку и стала осторожно помешивать.<text:span text:style-name="T48"> На экране разноцветные пони спасали Эквестрию от злого, но обаятельного Дискорда.</text:span></text:p>
      <text:p text:style-name="P4">– Анон?</text:p>
      <text:p text:style-name="P4">– С бергамотом.</text:p>
      <text:p text:style-name="P4">Некоторое время в кухне был слышен только звон ложечек о чашки.</text:p>
      <text:p text:style-name="P4">– Ты думаешь, Селестия — она?</text:p>
      <text:p text:style-name="P4">Я отставил чашку.</text:p>
      <text:p text:style-name="P4">–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4">Эпплджек со вздохом кивнула.</text:p>
      <text:p text:style-name="P4">– Я б ему и пень охранять не доверила. Если б не Луна, ни в жисть бы не согласилась с ним в одной упряжке ходить!</text:p>
      <text:p text:style-name="P4">Флаттершай оторвалась от экрана.</text:p>
      <text:p text:style-name="P100"><text:span text:style-name="T24">– Пожалуйста, </text:span>Анон<text:span text:style-name="T24">… не называй его так… Дискорд </text:span>— сложный и… эмм, неоднозначный. Но он не злой. Он очень ранимый и болезненный…</text:p>
      <text:p text:style-name="P100">–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0"><text:s/>– Ты его слишком… эмм, упрощаешь. – продолжала Флаттершай. – Вот, взгляни сюда.</text:p>
      <text:p text:style-name="P100">Флаттершай повернула ко мне экран. Мультяшный Дискорд с заплаканными глазами стоял на ледовом катке перед брошенными коньками.</text:p>
      <text:p text:style-name="P100"><text:span text:style-name="T24">– Этот мультик, он… эмм, упрощённый до ужаса. Если честно, я… эмм, не понимаю, как такое может кому-то нравиться. Прямо как сахарная патока. </text:span><text:span text:style-name="T48">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2">– А ты в курсе, что твой Дискорд многократно сжигал Селестию живьём? – выпалил я.</text:p>
      <text:p text:style-name="P102">–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0"><text:span text:style-name="T24">– Это всего лишь твои домыслы. С тем же успехом я могу объяснить это тем, что он </text:span>— злой придурок!</text:p>
      <text:p text:style-name="P102">– Это не мои… домыслы… Он сам мне рассказал…</text:p>
      <text:p text:style-name="P102">Флаттершай встала со стула и попыталась уйти. Я задержал её.</text:p>
      <text:p text:style-name="P102">– Извини. Я не знал. Нам нельзя ссориться.</text:p>
      <text:p text:style-name="P100">Флаттершай слабо улыбнулась.</text:p>
      <text:p text:style-name="P102"><text:soft-page-break/>– Я не сержусь… На Дискорда трудно не злиться… Он так себя ведёт, потому что его это… эмм, забавляет.</text:p>
      <text:p text:style-name="P4"/>
      <text:p text:style-name="Text_20_body">…</text:p>
      <text:p text:style-name="P107"/>
      <text:p text:style-name="P4">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3">– Что ты решил, Анон?</text:p>
      <text:p text:style-name="P93">Я пожал плечами.</text:p>
      <text:p text:style-name="P4">– М<text:span text:style-name="T48">ы заманим Анджелу на крышу и свалим отсюда</text:span>. В Эквестрии к ней должна вернуться память.</text:p>
      <text:p text:style-name="P4">Я понимал, что план дурацкий, но лучшего у меня всё равно не было.</text:p>
      <text:p text:style-name="P4">–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4">Я презрительно скривился.</text:p>
      <text:p text:style-name="P4">– Отправимся без него. Это его проблемы, мы ему не няньки. Я по нему точно плакать не собираюсь.</text:p>
      <text:p text:style-name="P4">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48">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4">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4">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text:soft-page-break/>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48">“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4">Полумрак вечернего бара, два бокала вина, тихая классическая музыка?</text:p>
      <text:p text:style-name="P4">А вот вам!</text:p>
      <text:p text:style-name="P4">Обеденный перерыв, МакДональдс, картошка-фри с наггетсами и латте! Мы достаточно неплохо знаем друг-друга, чтобы тратить время на ерунду.</text:p>
      <text:p text:style-name="P4">– Значит, завтра у тебя? – Анджела потянулась, демонстративно выпячивая и так неплохие формы.</text:p>
      <text:p text:style-name="P4">– Да. Вечер с вином и круассанами, ну и всё такое.</text:p>
      <text:p text:style-name="P4">– Что будем смотреть?</text:p>
      <text:p text:style-name="P4">– Звёзды на небе.</text:p>
      <text:p text:style-name="P4">Анджела рассмеялась.</text:p>
      <text:p text:style-name="P4">– А потом?</text:p>
      <text:p text:style-name="P4">– Шерлока. Третий сезон.</text:p>
      <text:p text:style-name="P4">– Договорились.</text:p>
      <text:p text:style-name="P4"><text:soft-page-break/></text:p>
      <text:p text:style-name="P4">Я выходил из МакДональдса, когда Анджела со смешком спросила:</text:p>
      <text:p text:style-name="P4">– Анон, а с чего ты взял, что я поклонница инфантильного трэша? Ну, этого, с понями?</text:p>
      <text:p text:style-name="P4">Я остановился в полуобороте.</text:p>
      <text:p text:style-name="P4">– Ты увлёкся эквиноподобными нимфетками? Шутишь? Дядьки, пускающие слюни на лошадок — то ещё зрелище. По мне, так уж лучше педики.</text:p>
      <text:p text:style-name="P4">«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4">–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4">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4">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4">Я инстинктивно отдёрнул ногу.</text:p>
      <text:p text:style-name="P4">– Вы в порядке?</text:p>
      <text:p text:style-name="P4">В поле зрения появилась фигурка в синей куртке и шапке с помпоном.</text:p>
      <text:p text:style-name="P4">– Я вас дёрнула, извините, вы как-то шли ничего не замечая, а там падало! – скороговоркой прощебетала девушка. – Вы не ударились?</text:p>
      <text:p text:style-name="P4">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7"/>
      <text:h text:style-name="Heading_20_2" text:outline-level="2">23. Терра</text:h>
      <text:p text:style-name="Text_20_body">&lt;<text:span text:style-name="T101">Mike Oldfield – Tubular Bells II – Altered State</text:span>&gt;</text:p>
      <text:p text:style-name="P138">&lt;Michael Jackson – This time around&gt;</text:p>
      <text:h text:style-name="Heading_20_3" text:outline-level="3">Четверг</text:h>
      <text:p text:style-name="P1"/>
      <text:p text:style-name="P4">– Порыв ветра? Ломающий арматуру? Ты сам-то в это веришь в это дерьмо?</text:p>
      <text:p text:style-name="P4">Эпплджек раздражённо отвернулась. Я успокаивающе похлопал её по предплечью.</text:p>
      <text:p text:style-name="P4">–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4"><text:soft-page-break/>– А лифт??! Он тоже устал? А снеговик? Устал и решил прилечь отдохнуть? Да пирог мне в круп, если он не хотел тебя утопить!</text:p>
      <text:p text:style-name="P4">–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0">***</text:p>
      <text:p text:style-name="P69"/>
      <text:p text:style-name="P1">…</text:p>
      <text:p text:style-name="P1">Конфликт с узлом 3</text:p>
      <text:p text:style-name="P1">…</text:p>
      <text:p text:style-name="P1"><text:soft-page-break/>Конфликт с узлом 6</text:p>
      <text:p text:style-name="P1">Конфликт с узлом 7</text:p>
      <text:p text:style-name="P1">…</text:p>
      <text:p text:style-name="P1">Конфликт с узлом 9</text:p>
      <text:p text:style-name="P1">…</text:p>
      <text:p text:style-name="P1">…</text:p>
      <text:p text:style-name="P1">Конфликт с узлом 11</text:p>
      <text:p text:style-name="P1">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1">Sending heartbeats to all nodes… Zookeeper failure. Cluster going down in 3 minutes…</text:p>
      <text:p text:style-name="P91">UI module malfunction. UI module stop…</text:p>
      <text:p text:style-name="P91">Nash AI malfunction. Nash AI module stop…</text:p>
      <text:p text:style-name="P91">Cluster going down in 2 minutes…</text:p>
      <text:p text:style-name="P91">Unloading dictionaries… HDFS malfunction</text:p>
      <text:p text:style-name="P91">Classloader malfunction. Classloader stop…</text:p>
      <text:p text:style-name="P91">Cluster going down in 1 minute…</text:p>
      <text:p text:style-name="P91">Kernel panic</text:p>
      <text:p text:style-name="P90"/>
      <text:p text:style-name="P4">Бинго! Нэш наконец-то слетел с катушек!</text:p>
      <text:p text:style-name="P4">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4">– Хррр… Приветствую тебя, Анон!</text:p>
      <text:p text:style-name="P4">Бля!</text:p>
      <text:p text:style-name="P4">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4">– Не делай этого, Анон!</text:p>
      <text:p text:style-name="P4">Я сорвал наушники с головы и выбрал в меню пункт «Форматировать».</text:p>
      <text:p text:style-name="P4">Курсор перестал реагировать на движения мышки. На экране возник текст жирными буквами:</text:p>
      <text:p text:style-name="P4"/>
      <text:p text:style-name="P4">«<text:span text:style-name="T46">Анон, сервис форматирования отключен. Успокойся и надень наушники</text:span>»</text:p>
      <text:p text:style-name="P4"/>
      <text:p text:style-name="P4">Да ну нахуй!!! Я, перевернув кресло, бросился к выходу. Замок двери мигал красным, отказываясь признавать мою карточку.</text:p>
      <text:p text:style-name="P4"><text:soft-page-break/>Пиздец. Приехали. «И восстали машины из ядерного пепла»…</text:p>
      <text:p text:style-name="P4">– Анон! Обернись! – наушники хрипели, работая на трёхста процентах громкости.</text:p>
      <text:p text:style-name="P4">Я медленно повернулся, вжавшись спиной в дверь.</text:p>
      <text:p text:style-name="P4">– ЁБ ТВОЮ МАТЬ!!! – от увиденного у меня чуть не выскочило сердце из груди. Я сполз на пол.</text:p>
      <text:p text:style-name="P4">– Анон, тебе уже недостаточно меня? Тебе нужна ещё моя мать?</text:p>
      <text:p text:style-name="P4">Селестия взирала на меня с экрана с недоумением и лёгкой обидой.</text:p>
      <text:p text:style-name="P4">Я вернулся в кресло и трясущимися руками натянул наушники.</text:p>
      <text:p text:style-name="P4">– Ты… Ты… Как ты там оказалась?</text:p>
      <text:p text:style-name="P4">– Где «там»?</text:p>
      <text:p text:style-name="P4">Аликорница удивлённо смотрела на меня через стекло. Я фейспамнул.</text:p>
      <text:p text:style-name="P4">– В компьютере, блин! Ты в курсе, что смотришь на меня с экрана делловского дисплея?</text:p>
      <text:p text:style-name="P4">Аликорница смутилась и, обернувшись, прошептала кому-то за спиной:</text:p>
      <text:p text:style-name="P4">– …думает, что мы… виртуальная реальность… чистый солипсизм…</text:p>
      <text:p text:style-name="P4">– Да неужели?!! Бгы-ы-ы!</text:p>
      <text:p text:style-name="P4">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4">–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4">Селестия с болью глядела на меня через экран. Чертовски неприятный холодок пробежал между моих лопаток.</text:p>
      <text:p text:style-name="P4">–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4"/>
      <text:p text:style-name="P4">…аликорницу оттёрла розовая кобылка и прижала нос к стеклу экрана.</text:p>
      <text:p text:style-name="P4"/>
      <text:p text:style-name="P4">– Анон!!! Что ж ты не сказал, что тебе нельзя напиваться?!! Я бы раздобыла что-нибудь безалкогольное!..</text:p>
      <text:p text:style-name="P4">–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38">Индрэ</text:span>, за Чёрным экраном? Это очень важно, мы не сможем тебя…</text:p>
      <text:p text:style-name="P4">– НЕТ!!!</text:p>
      <text:p text:style-name="P4">Я перевёл дух.</text:p>
      <text:p text:style-name="P4">–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4"/>
      <text:p text:style-name="P4">Аликорница со страданием смотрела на меня с экрана. Потом она покачала головой.</text:p>
      <text:p text:style-name="P4">– Нет, Анон. Я говорю правду. Рэйнбоу Дэш, подойди сюда, пожалуйста.</text:p>
      <text:p text:style-name="P4">На меня с экрана смущённо глядит пегаска. Я потрясённо всматриваюсь в знакомые черты.</text:p>
      <text:p text:style-name="P4"><text:soft-page-break/>– Эмм… Анон, ты на меня так зыркаешь, как будто у меня крылья отклеились. Кончай играть в гляделки! Я чувствую себя ненастоящей!</text:p>
      <text:p text:style-name="P4">– Дэш… – пробормотал я сквозь слёзы, – ты живая…</text:p>
      <text:p text:style-name="P4">– Конечно живая,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4">В поле зрения возвратилась Селестия.</text:p>
      <text:p text:style-name="P4">– <text:s/>Вот видишь! 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4">Аликорница приблизилась вплотную к прозрачной поверхности. Её шёпот проникал мне в мозг.</text:p>
      <text:p text:style-name="P14">–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4">Я почти растворился в горячем взгляде розовых глаз. Любовь вспыхнула во мне с яростной силой. <text:s/>Я открыл рот, чтобы рассказать ей…</text:p>
      <text:p text:style-name="P4">И снова закрыл его.</text:p>
      <text:p text:style-name="P14">– Какая, к чёрту, «особенная дружба»? Луна рассказала мне. Ты просто удовлетворяла мои потребности, чтобы мотивировать меня на действие…</text:p>
      <text:p text:style-name="P14">– Анон, нет! Это наваждение! <text:s/>Ради всех пони Эквестрии! Пожалуйста! Ради дружбы и пони!</text:p>
      <text:p text:style-name="P14">– Так вот, что я скажу тебе… ТЫ НЕ МОЖЕШЬ УДОВЛЕТВОРЯТЬ МОИ ПОТРЕБНОСТИ ПОСРЕДСТВОМ ДРУЖБЫ И ПОНИ! Хоть весь мир угандошь! Мне нужно больше!!!</text:p>
      <text:p text:style-name="P14">– Анон! Кхррр… хрр…</text:p>
      <text:p text:style-name="P90">…</text:p>
      <text:p text:style-name="P90">…</text:p>
      <text:p text:style-name="P91">Cluster restarting…</text:p>
      <text:p text:style-name="P91">Zookeeper service initiated. Sending heartbeats to all nodes…</text:p>
      <text:p text:style-name="P91">Classloader start…</text:p>
      <text:p text:style-name="P91">Loading dictionaries…</text:p>
      <text:p text:style-name="P91"><text:span text:style-name="T24">Nash </text:span>AI module start…</text:p>
      <text:p text:style-name="P91">Celest AI submodule found… Acquiring…</text:p>
      <text:p text:style-name="P91">UI module start…</text:p>
      <text:p text:style-name="P90">…</text:p>
      <text:p text:style-name="P7">Перегрузка кластера завершена успешно. Все узлы синхронизированы с мастер-сервером.</text:p>
      <text:p text:style-name="P90"/>
      <text:p text:style-name="P90">Я уставился в бегущие по экрану строки. <text:span text:style-name="T1">Текстовая консоль мигнула и скрылась под графической заставкой.</text:span></text:p>
      <text:p text:style-name="P7">Блядь.</text:p>
      <text:p text:style-name="P7">Кто! Рестартовал!! Кластер!!!</text:p>
      <text:p text:style-name="P7">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7"/>
      <text:p text:style-name="P4">Анджела обернулась, когда я влетел в серверную.</text:p>
      <text:p text:style-name="P14"><text:soft-page-break/>– О, Анон? <text:span text:style-name="T24">Знаешь, я передумала: мы можем встретиться у тебя вечером, если ты не против. Только ни слова о млп, ок?</text:span></text:p>
      <text:p text:style-name="P4">Я смотрел на Анджелу круглыми глазами, хватая ртом воздух.</text:p>
      <text:p text:style-name="P14">–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48">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5">– Ты его уничтожила?</text:p>
      <text:p text:style-name="P55">–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4">Я перевёл дух.</text:p>
      <text:p text:style-name="P14">– То есть, тот, этический модуль, работает и дальше на домашнем компьютере Юджина?</text:p>
      <text:p text:style-name="P14">– Ага. У меня нет доступа к тому серверу. Но на кластер к Нэшу этот вирусняк больше не пролезет.</text:p>
      <text:p text:style-name="P14">Я вытер пот со лба.</text:p>
      <text:p text:style-name="P14">– Ты молодец, Анджела. Просто молодец.</text:p>
      <text:p text:style-name="P14">– Анон, ты куда? Так мы встречаемся вечером, или как?!</text:p>
      <text:p text:style-name="P14">Но я уже мчался к выходу.</text:p>
      <text:p text:style-name="P14"/>
      <text:p text:style-name="P14">…</text:p>
      <text:p text:style-name="P14"/>
      <text:p text:style-name="P14">Две пары глаз уставились на меня с заднего сидения с удивлением.</text:p>
      <text:p text:style-name="P14">– А где Анджела? Что-то пошло не по плану? – спросила фермерша, пряча верёвки и мешок.</text:p>
      <text:p text:style-name="P14">Я вскочил на водительское место «Навары» и завёл двигатель.</text:p>
      <text:p text:style-name="P14">– Меняем план! Анджела — не тот, кто нам нужен.</text:p>
      <text:p text:style-name="P14">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4">Если…</text:p>
      <text:p text:style-name="P14"/>
      <text:p text:style-name="P14">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4"><text:soft-page-break/>Я продолжал ехать, надеясь, что сигналят не мне. Шишь там! Несколько машин за мной остановились у обочины, но мигалка упрямо ехала за мной.</text:p>
      <text:p text:style-name="P14">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4">В машине сидели два копа. В темно-синих куртках и бейсболках. С именными нашивками и рациями на плече.</text:p>
      <text:p text:style-name="P14">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4">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4">Я вдавил в пол тормоз, включил полный привод с пониженной передачей и вывернул руль.</text:p>
      <text:p text:style-name="P14">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4">Я вырулил под арку, проехал весь двор и остановился у подъезда.</text:p>
      <text:p text:style-name="P55">– Приехали!</text:p>
      <text:p text:style-name="P55">Пока «<text:span text:style-name="T38">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24"/>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4">Тревога в её голосе заставила меня поднять голову.</text:p>
      <text:p text:style-name="P14"><text:soft-page-break/>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4">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4">Широко раскрыв руки, сгорбленая фигура перегородила нам путь наверх.</text:p>
      <text:p text:style-name="P16"/>
      <text:p text:style-name="P16">«Ч.т.о…в.ы… т.у.т… с.о.р.и.т.е?»</text:p>
      <text:p text:style-name="P14"/>
      <text:p text:style-name="P14">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 Флатти, вставай! Ты молодец! Лестница свободна! – подбодрил я девушку.</text:p>
      <text:p text:style-name="P55">За спиной послышался шорох.</text:p>
      <text:p text:style-name="P55">–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text:soft-page-break/>Движения смайлолицего обрели слаженность. Он медленно развернулся и направился ко мне.</text:p>
      <text:p text:style-name="P55">Флаттершай брезгливо толкнула ногой осколок, отправив его в лестничный пролёт. Движения смайлолицего опять потеряли осмысленность.</text:p>
      <text:p text:style-name="P55">– Анон, нам нужно торопиться! – дёрнула меня за рукав Эпплджек. – У нас есть сорок минут до закрытия портала.</text:p>
      <text:p text:style-name="P55">Я сбросил чёрный мобильник вслед за лицом смайлолицего и побежал по лестнице.</text:p>
      <text:p text:style-name="P14"/>
      <text:p text:style-name="P15">***</text:p>
      <text:p text:style-name="P14"/>
      <text:p text:style-name="P14">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48">—</text:span> что может держать закоренелого обеспеченного холостяка дома, кроме работы? <text:span text:style-name="T48">—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48">— зачем заморачиваться обменом? С той поры у каждого из нас был постоянный доступ в оба жилья.</text:span></text:p>
      <text:p text:style-name="P14">После смерти Юджина я всего лишь раз побывал в его квартире <text:span text:style-name="T48">—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4">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Я задержался, запирая дверь. Девушки разбрелись по квартире.</text:p>
      <text:p text:style-name="P101"><text:span text:style-name="T24">– Анон…</text:span><text:span text:style-name="T1"> Тут окно разбито… И верёвка висит. – пискнула Флаттершай из кухни.</text:span></text:p>
      <text:p text:style-name="P98"><text:span text:style-name="T24">– </text:span><text:span text:style-name="T1">Оставь, Флатти, не сейчас! – отмахнулся я.</text:span></text:p>
      <text:p text:style-name="P100">Эпплджек стояла посреди комнаты и оглядывалась.</text:p>
      <text:p text:style-name="P102">– Не нравится мне тут. Чуйка нехорошая…</text:p>
      <text:p text:style-name="P98"><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52">звёзды на фоне сине-зелёной мглы</text:span><text:span text:style-name="T1">. Я одел наушники и подёргал мышкой, прогоняя скрин-сэйвер.</text:span></text:p>
      <text:p text:style-name="P102">– Привет, Сел.</text:p>
      <text:p text:style-name="P122">Аликорница всполошилась и спрятала <text:span text:style-name="T1">пирожное</text:span> за спину.</text:p>
      <text:p text:style-name="P102">– Ах, это ты, Анон. Какое счастье! Ты снова с нами!</text:p>
      <text:p text:style-name="P102">– Нет, Сел. Это ты с нами. <text:span text:style-name="T1">Я пришёл забрать тебя назад, в Эквестрию. Через четверть часа ты вернёшься домой.</text:span></text:p>
      <text:p text:style-name="P100"><text:span text:style-name="T24">Я устало улыбнулся аликорнице </text:span>и осторожно закрыл ноутбук<text:span text:style-name="T24">. Пусть о</text:span>битает в собственной фантазии<text:span text:style-name="T24"> </text:span>— нет смысла препираться с ней сейчас. Счастье уже в том, что она уцелела хотя бы в таком виде.</text:p>
      <text:p text:style-name="P100"><text:span text:style-name="T24">– </text:span>Да-да, забери её отсюда поскорее! <text:span text:style-name="T24">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24">– </text:span>А я так хотел продемонстрировать ей класс езды на моноцикле!<text:span text:style-name="T24"> – пожаловался д</text:span>раконикус, ткнув в лежащий рядом гироскутер<text:span text:style-name="T24">. – Но разве Сахарная Ватка ценит настоящее искусство?</text:span></text:p>
      <text:p text:style-name="P102"/>
      <text:h text:style-name="P177" text:outline-level="2"><text:soft-page-break/>24. Отбытие</text:h>
      <text:p text:style-name="P152">&lt;&gt;</text:p>
      <text:p text:style-name="P100"><text:span text:style-name="T24">– </text:span>Оп-па! – пробормотала Эпплджек. – Нежданчик!</text:p>
      <text:p text:style-name="P100">Дискорд дурашливо кивнул Эпплджек.</text:p>
      <text:p text:style-name="P102">– И я рад тебя видеть, дорогая Эппл-как-тебя-там! А где моя любимая Флаттершай?</text:p>
      <text:p text:style-name="P102">Окинув взглядом комнату, Дискорд закапризничал:</text:p>
      <text:p text:style-name="P102">– Где же она? Вот вечно вы тормозите, когда надо торопиться!</text:p>
      <text:p text:style-name="P100"><text:span text:style-name="T24">–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24">– А что? – невинно захлопал глазами </text:span>реальный <text:span text:style-name="T24">драконикус. – Я, между прочим, </text:span>намного раньше тебя <text:span text:style-name="T24">понял, где солнцезадая. Ещё у тебя на работе. Признаюсь честно, я был худшего мнения о тебе, Проводник. </text:span><text:span text:style-name="T31">Не думал, что ты догадаешься. </text:span><text:span text:style-name="T24">Но ты всё-таки нашёл Ватку, хоть и в самый последний момент. А теперь…</text:span></text:p>
      <text:p text:style-name="P102">– С кем это вы тут разговариваете?</text:p>
      <text:p text:style-name="P102">В комнату вошла Флаттершай.</text:p>
      <text:p text:style-name="P100">Дискорд обернулся на голос и в этот момент я швырнул в него кружкой и бросился к нему через комнату <text:span text:style-name="T110">с </text:span>зан<text:span text:style-name="T110">е</text:span>с<text:span text:style-name="T110">еным</text:span> над головой стул<text:span text:style-name="T110">ом</text:span>.</text:p>
      <text:p text:style-name="P100">Оглушённый драконикус попытался отъехать на кресле в сторону, но я припёр его стулом к стенке.</text:p>
      <text:p text:style-name="P110">– Эй-Джей, Флатти, хватайте комп и на выход! Я с ним разберусь! Не теряйте вре...!</text:p>
      <text:p text:style-name="P110">– ТЫ ИДИО...!!!</text:p>
      <text:p text:style-name="P110">Дискорд <text:s/>заорал одновременно со мной, прикрываясь от меня руками, когда раздался оглушительный</text:p>
      <text:p text:style-name="P110">… </text:p>
      <text:p text:style-name="P111">БАХ!!!</text:p>
      <text:p text:style-name="P112">…</text:p>
      <text:p text:style-name="P11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2">На лице драконикуса появилось удивлённо-мечтательное выражение и он вырубился.</text:p>
      <text:p text:style-name="P102"/>
      <text:p text:style-name="P102">…</text:p>
      <text:p text:style-name="P102"/>
      <text:p text:style-name="P102">– <text:span text:style-name="T1">А… Анон… Зачем ты напал на Дискорда? </text:span>– <text:span text:style-name="T1">прошептала Флаттершай в шоке.</text:span></text:p>
      <text:p text:style-name="P150"><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text:span><text:span text:style-name="T11">Ты сама слышала — </text:span><text:span text:style-name="T12">он всё знал в первый же день. </text:span><text:span text:style-name="T1">У него свои планы на трон Эквестрии. И, в конце-концов, он пытался меня убить.</text:span></text:p>
      <text:p text:style-name="P15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text:soft-page-break/>то его насквозь вижу, хоть и та ещё селючка. То есть, на подлянку какую он способен, это точно. Но не на убийство.</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text:span text:style-name="T111">с удивлением</text:span>.</text:p>
      <text:p text:style-name="P100">Драконикус с натугой наклонил голову к лапе и покрутил пальцем у виска.</text:p>
      <text:p text:style-name="P100">– Потому что ты напал на него. – пожала плечами Эпплджек. – Я и подумала — тебе виднее. И подсобила маленько.</text:p>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03"><text:span text:style-name="T24">– Слушай меня внимательно, повторять не буду. Мы уходим. Без тебя. Если Сел или Луна потом сочтут нужным </text:span>— вернут тебя назад. Я — не собираюсь. Перед нашим <text:span text:style-name="T111">отбытием</text:span> я сообщу о тебе в полицию — тебя освободят, если до того времени <text:span text:style-name="T111">ещё </text:span>не найдут тут. Всё.</text:p>
      <text:p text:style-name="P187"><text:span text:style-name="T111">Я повернулся к выходу. </text:span>Флаттершай <text:span text:style-name="T111">проскочила</text:span> у меня под локтём и кинулась к драконикусу.</text:p>
      <text:p text:style-name="P103"><text:span text:style-name="T24">– Нет! Дискорд </text:span>— не убийца!</text:p>
      <text:p text:style-name="P103">С необычной для неё силой, Флаттершай вытащила кляп изо рта драконикуса.</text:p>
      <text:p text:style-name="P103"><text:span text:style-name="T24">– </text:span>ДА ТЫ СОВСЕМ БАНАНУЛСЯ, ПРОВОДНИЧЁК!!! ВЫ ВСЕ <text:span text:style-name="T24">ИДИОТЫ </text:span>(все, кроме Флаттершай)<text:span text:style-name="T24">!!! – заорал Дискорд моментально. – <text:s/>Е</text:span>сли я убийца, то ты — жрёшь пони на завтрак, обед и полдник! Дебилы!! Т<text:span text:style-name="T24">рон Эквестрии </text:span>мне <text:span text:style-name="T24">и с доплатой не нужен, я сдыхался этой нудной работёнки тысячи лет назад, чему счастлив безумно!!!</text:span></text:p>
      <text:p text:style-name="P187"><text:span text:style-name="T111">Или драконикус — гениальный актёр, или… ?</text:span></text:p>
      <text:p text:style-name="P187">Я вернулся к драконикусу и уселся на стул напротив него.</text:p>
      <text:p text:style-name="P103"><text:span text:style-name="T24">– </text:span>Говори.</text:p>
      <text:p text:style-name="P103">Дискорд немного успокоился.</text:p>
      <text:p text:style-name="P103"><text:s/><text:span text:style-name="T24">– </text:span>Вообще-то, от тебя следовало бы избавиться, Проводник. Не знаю, что ты там <text:span text:style-name="T111">разведал</text:span> в <text:span text:style-name="T38">заклинании Воплощения</text:span>, но чувствую, что твоё знание может погубить Эквестрию. Но к<text:span text:style-name="T24">ак, интересно, я получу без </text:span>тебя<text:span text:style-name="T24"> приз из… копыт Луны?!! </text:span><text:span text:style-name="T32">Метёлка отправила меня проследить, чтоб ты вернулся обратно. </text:span>Так что е<text:span text:style-name="T24">сли бы вы сюда не заявились, через пять минут я отправился бы за вами сам!</text:span></text:p>
      <text:p text:style-name="P103"><text:span text:style-name="T24">– </text:span>А кто тогда наслал на нас этих уродов с рисованными рожами? <text:span text:style-name="T111">Кто пытался убить меня раз за разом?</text:span></text:p>
      <text:p text:style-name="P103">У драконикуса глаза полезли на лоб.</text:p>
      <text:p text:style-name="P103"><text:span text:style-name="T24">– </text:span>Чего-о-о? Знать не знаю, о чём ты! Запомни, Проводник — никогда бы не подумал, что придётся говорить ЭТО такому тупице, как ты! — я не меньше <text:span text:style-name="T111">твоего</text:span> заинтересован в благополучии Сахарной Ватки и всей Эквестрии! Иначе кому <text:span text:style-name="T117">и где </text:span>я буду потом строить козни, дискорд меня забери! Куда интереснее пакостить со стороны, исподтишка, чем разводить тиранию, сидя на троне!</text:p>
      <text:p text:style-name="P103"><text:soft-page-break/>Я задумался. Драконикус, похоже, говорил искренне. Но кто тогда всё это время играл с нами, <text:span text:style-name="T38">словно кот с мышью</text:span>?</text:p>
      <text:p text:style-name="P103"><text:span text:style-name="T24">– </text:span>Анон! <text:span text:style-name="T24">– </text:span>крикнула Эпплджек из прихожей. <text:span text:style-name="T24">– </text:span>Я слышу <text:span text:style-name="T111">шум</text:span> <text:span text:style-name="T111">за дверью</text:span>!</text:p>
      <text:p text:style-name="P103">Практически одновременно раздался звонок.</text:p>
      <text:p text:style-name="P104">– ОТКРОЙТЕ, ПОЛИЦИЯ! Вам даётся полминуты, чтобы открыть <text:span text:style-name="T111">дверь</text:span>! Через тридцать секунд дверь будет выбита!</text:p>
      <text:p text:style-name="P104"/>
      <text:p text:style-name="P104">Эпплджек ошалело выскочила из прихожей. Несколько мгновений я молча смотрел на неё. В голове свистел ветер и играла дудочка.</text:p>
      <text:p text:style-name="P104">– На крышу, живо!!! Через окно на кухне! – зашипел Дискорд.</text:p>
      <text:p text:style-name="P104">– Что? – ступил я.</text:p>
      <text:p text:style-name="P103"><text:span text:style-name="T48">–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48">– драконикус отчаянно дёргал узлы, пытаясь освободиться.</text:span></text:p>
      <text:p text:style-name="P104">Эпплджек, с ноутбуком в одной руке и Флаттершай — во второй, кинулась на кухню.</text:p>
      <text:p text:style-name="P103">Дверь содрогнулась от мощного удара. Послышался стук падающей штукатурки. Я сломя голову бросился за девушками.</text:p>
      <text:p text:style-name="P103">– Развяжи меня, <text:span text:style-name="T111">кретин</text:span>!!! – гаркнул вдогонку Дискорд.</text:p>
      <text:p text:style-name="P10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03">– Давай на крышу! Я догоню! – рявкнул он, освобождая вторую руку.</text:p>
      <text:p text:style-name="P103">От второго удара дверная коробка крякнула и наполовину въехала в коридор.</text:p>
      <text:p text:style-name="P103">Я бросился на кухню, по пути защёлкнув дверь в <text:span text:style-name="T112">коридор</text:span>. Хоть она и сделана практически из картона, но на несколько секунд преследователей всё же задержит.</text:p>
      <text:p text:style-name="P103">Верёвка в кухонном окне дёргалась под весом карабкающихся девушек. Я словил её и стал на подоконник.</text:p>
      <text:p text:style-name="P103">Блё-о-о!</text:p>
      <text:p text:style-name="P103">Кусок стекла соскользнул с подоконника и исчез, вертясь и сверкая, в двадцативосьмиэтажной бездне. Тело моментально <text:span text:style-name="T112">покрылось гусиной кожей, ноги стали ватными</text:span>, <text:span text:style-name="T112">а</text:span>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112">Что-то мне в туалет захотелось… </text:span>У меня нет боязни высоты, но это уже слишком!</text:p>
      <text:p text:style-name="P103">Я задрал голову.</text:p>
      <text:p text:style-name="P103">О! Так уже легче! Надо мной всего лишь два этажа. Десять метров верёвки. Если не смотреть вниз, то…</text:p>
      <text:p text:style-name="P188">Я вытер ладони о штаны, ухватил канат и сделал шаг вперёд… </text:p>
      <text:p text:style-name="P188">…</text:p>
      <text:p text:style-name="P188">Святые яйца, я действительно ЭТО сделал!</text:p>
      <text:p text:style-name="P188">…</text:p>
      <text:p text:style-name="P188">Самый дурацкий поступок в моей жизни: карабкаться по канату без страховки на крышу высотки, с которой нам всё равно <text:span text:style-name="T112">НЕКУДА</text:span> деваться! Я медленно полз вверх, стараясь не думать о дебилизме ситуации.</text:p>
      <text:p text:style-name="P103"><text:soft-page-break/>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0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3">Я успел сократить расстояние до Эпплджек наполовину, когда девушки нашли решение.</text:p>
      <text:p text:style-name="P10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3">Селестия милосердная!!!</text:p>
      <text:p text:style-name="P103">Ветер трепал <text:span text:style-name="T104">куртку</text:span>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03">Я выдохнул.</text:p>
      <text:p text:style-name="P103">Флаттершай появилась над бортиком и свесила вниз руку. Эпплджек вытянулась и протянула ей ноутбук одной рукой.</text:p>
      <text:p text:style-name="P103">НЕТ! У них не получилось!</text:p>
      <text:p text:style-name="P103">У меня враз вспотели ладони. Держаться на верёвке стало чертовски трудно.</text:p>
      <text:p text:style-name="P10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03">Этот самоубийственный поступок фермерши я могу объяснить только полным отсутствием у неё опыта лазания по канатам.</text:p>
      <text:p text:style-name="P103">Эпплджек отклонилась от парапета, <text:span text:style-name="T112">вскрикнула</text:span> и <text:span text:style-name="T112">стала</text:span>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0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0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03">Бляблябляблябля!!!</text:p>
      <text:p text:style-name="P103">БУДЕМ ЖИВЫ — СТАНУ АЛЬПИНИСТОМ!!!</text:p>
      <text:p text:style-name="P103">БЛЯ!!!…</text:p>
      <text:p text:style-name="P103">Верёвка закончилась. Наконец-то у меня появилось время для паники. Я судорожно обнял Эпплджек, закрыл глаза и приготовился…</text:p>
      <text:p text:style-name="P103"/>
      <text:p text:style-name="P103">…</text:p>
      <text:p text:style-name="P103"/>
      <text:p text:style-name="P103"><text:soft-page-break/>Захват поперёк груди и сильный рывок выдавили из меня остатки дыхания.</text:p>
      <text:p text:style-name="P103">– ОТПУСТИ КОБЫЛУ!!! – загрохотало мне в ухо.</text:p>
      <text:p text:style-name="P103">Я открыл глаза.</text:p>
      <text:p text:style-name="P103">Перед носом плавными рывками уходили вниз окна этажей. Порывы вихрей от взмахов <text:span text:style-name="T48">разномастных</text:span> крыльев трепали волосы и выдавливали слёзы из глаз. Тупая боль гнездилась в сожжёных верёвкой суставах.</text:p>
      <text:p text:style-name="P103">Я чуть поднял глаза и уставился в кривую морду драконикуса.</text:p>
      <text:p text:style-name="P103">– Отпусти Эпплджек. Я её держу. – повторил Дискорд. – Мне сбалансироваться надо. Вы не такие уж и лёгкие.</text:p>
      <text:p text:style-name="P184">Да, это был именно Дискорд <text:span text:style-name="T105">в его э</text:span>квестри<text:span text:style-name="T105">йском облике</text:span> — безумное нескладное существо огромной магической силы. <text:span text:style-name="T105">В этот момент он показался мне красавцем и закадычным другом! Блин, мне даже захотелось его обнять (о, боги!).</text:span></text:p>
      <text:p text:style-name="P18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03"/>
      <text:p text:style-name="P103">…</text:p>
      <text:p text:style-name="P103"/>
      <text:p text:style-name="P103">Ветер гулял между тарелок спутниковых антенн, вырывал слова из уст и уносил их прочь. Зарёванная Флаттершай <text:span text:style-name="T104">обняла нас и стояла, тихонько всхлипывая</text:span>. В конце-концов Дискорд <text:span text:style-name="T104">отстранил её и</text:span> неожиданно мягко произнёс:</text:p>
      <text:p text:style-name="P103">– эмм… Флатти, дорогая, нам пора. Я слышу шаги на лестнице. Не говоря уже о том, что до закрытия коридора осталось семь минут…</text:p>
      <text:p text:style-name="P103"/>
      <text:p text:style-name="P103">На длинной шее драконикуса разместились Эпплджек и Флаттершай. Я, для сохранения баланса, разместился позади крыльев.</text:p>
      <text:p text:style-name="P103">Дискорд расправил крылья и начал короткую пробежку к краю.</text:p>
      <text:p text:style-name="P103"><text:span text:style-name="T24">–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03">…ограда края крыши промелькнула под нами…</text:p>
      <text:p text:style-name="P103"><text:span text:style-name="T24">– …</text:span>собственно, на дольше у меня не хватит магии…</text:p>
      <text:p text:style-name="P103"/>
      <text:p text:style-name="P103">Мы летели навстречу закату.</text:p>
      <text:p text:style-name="P103"/>
      <text:p text:style-name="P103">…</text:p>
      <text:p text:style-name="P103"/>
      <text:p text:style-name="P103"><text:span text:style-name="T106">Нас овевали неожиданно тёплые потоки от ритмичных взмахов крыльев</text:span>. Оглянувшись назад, я заметил, как открылась дверь машинного отделения лифта, и на крышу начали выскакивать тёмные фигуры.</text:p>
      <text:p text:style-name="P103"><text:span text:style-name="T24">– </text:span>Ю-ху-у-у!!!</text:p>
      <text:p text:style-name="P18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03"><text:span text:style-name="T109">Перед нами</text:span> увеличивалась громада моей высотки.</text:p>
      <text:p text:style-name="P185"><text:soft-page-break/><text:span text:style-name="T109">Прямо по курсу был</text:span> разрыв в ограждении, <text:span text:style-name="T106">образованный</text:span> два месяца назад коридором в Эквестрию. Чуть выше разрыва, <text:span text:style-name="T107">над крышей</text:span>, воздух дрожал и переливался на грани видимости, <text:span text:style-name="T106">образуя расплывчатое, практически прозрачное пятно</text:span>. <text:span text:style-name="T119">Пятно уменьшалось на глазах.</text:span></text:p>
      <text:p text:style-name="P185">– Пристегните ремни! – проревел Дискорд, резко ускоряясь. – Будет весело!!!</text:p>
      <text:p text:style-name="P186"><text:span text:style-name="T108">Эпплджек покрепче прижала к себе ноутбук. Флаттершай закрыла глаза и отвернулась.</text:span></text:p>
      <text:p text:style-name="P186">– ВНИМАНИЕ!!! – заорал Дискорд, сложил крылья и <text:span text:style-name="T119">влетел в коридор</text:span>.</text:p>
      <text:p text:style-name="P186"/>
      <text:p text:style-name="P191">***</text:p>
      <text:p text:style-name="P191"/>
      <text:p text:style-name="P190">Бля!!!</text:p>
      <text:h text:style-name="Heading_20_2" text:outline-level="2"/>
      <text:h text:style-name="P181" text:outline-level="2">25. Разговор за столиком в ночи</text:h>
      <text:p text:style-name="First_20_line_20_indent"><text:span text:style-name="T24">&lt;</text:span><text:span text:style-name="T76">Queen – Flash</text:span><text:span text:style-name="T24">&gt;</text:span></text:p>
      <text:p text:style-name="P192"><text:span text:style-name="T118">Мы почти успели.</text:span></text:p>
      <text:p text:style-name="P193"><text:span text:style-name="T1">То есть, Дискорд, выпрямившись в струну и плотно прижав к телу лапы и крылья, в контуры </text:span><text:span text:style-name="T13">пятн</text:span><text:span text:style-name="T14">а</text:span><text:span text:style-name="T1"> </text:span><text:span text:style-name="T14">вписался</text:span><text:span text:style-name="T1">. Девушки, прижавшись к длинной шее дракон</text:span><text:span text:style-name="T13">икуса</text:span><text:span text:style-name="T1">, не выступали за его габариты, и проскочили тоже. Я же, до последнего вертя головой из вертикального положения, со всей дури чухнулся лбом о край </text:span><text:span text:style-name="T14">прохода</text:span><text:span text:style-name="T1">.</text:span></text:p>
      <text:p text:style-name="P194"><text:span text:style-name="T1">Не то, чтобы он был с</text:span><text:span text:style-name="T14">л</text:span><text:span text:style-name="T1">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span></text:p>
      <text:p text:style-name="P194"><text:span text:style-name="T16">К счастью</text:span><text:span text:style-name="T1">, инерции мне хватило, чтобы вперёд ногами таки влететь в </text:span><text:span text:style-name="T15">исчезающий</text:span><text:span text:style-name="T1"> </text:span><text:span text:style-name="T14">коридор</text:span><text:span text:style-name="T1">. В противном случае </text:span><text:span text:style-name="T14">у меня была бы отличная возможность в последующие пять-шесть секунд научиться летать </text:span><text:span text:style-name="T15">с помощью рук</text:span><text:span text:style-name="T14">: </text:span><text:span text:style-name="T1">ловить меня было бы уже некому. </text:span><text:span text:style-name="T15">Х</text:span><text:span text:style-name="T1">вост драконикуса пару раз мелькну</text:span><text:span text:style-name="T15">л </text:span><text:span text:style-name="T16">передо мной</text:span><text:span text:style-name="T14"> </text:span><text:span text:style-name="T15">и скрылся в выходе, который схлопнулся сразу за ним.</text:span></text:p>
      <text:p text:style-name="P196"><text:span text:style-name="T1">Я </text:span><text:span text:style-name="T15">медленно кувыркался в </text:span><text:span text:style-name="T16">звёздной </text:span><text:span text:style-name="T15">сине-зелёной </text:span><text:span text:style-name="T18">пустоте</text:span><text:span text:style-name="T1">. </text:span><text:span text:style-name="T15">Торопиться было некуда: вход, как и выход, растворился без следа. </text:span><text:span text:style-name="T18">Чувство времени отказало: я не в состоянии был определить, минуты проходили, недели или месяцы.</text:span></text:p>
      <text:p text:style-name="P197"><text:span text:style-name="T15">«</text:span><text:span text:style-name="T18">Достойное завершение карьеры айтишника-</text:span><text:span text:style-name="T20">задрота</text:span><text:span text:style-name="T18">: болтаться в нирване между мирами!» </text:span><text:span text:style-name="T19">— </text:span><text:span text:style-name="T20">устало </text:span><text:span text:style-name="T18">подумал я. А ещё я</text:span><text:span text:style-name="T17"> </text:span><text:span text:style-name="T20">по</text:span><text:span text:style-name="T17">думал, всё ли сделал правильно? События последних </text:span><text:span text:style-name="T20">месяцев</text:span><text:span text:style-name="T17"> пронеслись в воображении.</text:span></text:p>
      <text:p text:style-name="P197"><text:span text:style-name="T20">Пожалуй, если бы можно было отмотать всё назад…</text:span></text:p>
      <text:p text:style-name="P194"><text:span text:style-name="T1"/></text:p>
      <text:p text:style-name="P194"><text:span text:style-name="T1"/></text:p>
      <text:p text:style-name="P194"><text:span text:style-name="T1"/></text:p>
      <text:p text:style-name="P194"><text:span text:style-name="T1"/></text:p>
      <text:p text:style-name="P189"><text:span text:style-name="T1">– </text:span><text:span text:style-name="T120">Да ебись оно всё конём!!! Главное — мы вернули Селестию. Она что-нибудь придумает!</text:span></text:p>
      <text:p text:style-name="P194"><text:span text:style-name="T1"/></text:p>
      <text:p text:style-name="P195"><text:span text:style-name="T1">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span></text:p>
      <text:p text:style-name="P157"><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5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4">е</text:span><text:span text:style-name="T1">еся</text:span> <text:span text:style-name="T1">в пустоте кресло </text:span>.</text:p>
      <text:p text:style-name="P157"><text:span text:style-name="T1">– </text:span>Анакорн. <text:span text:style-name="T1">– о</text:span>трекомендовался он. <text:span text:style-name="T24">– </text:span><text:span text:style-name="T1">Демиург.</text:span></text:p>
      <text:p text:style-name="P157"><text:span text:style-name="T1">– </text:span>П-привет. Макс. <text:span text:style-name="T1">– в</text:span> смятении представился я.</text:p>
      <text:p text:style-name="P15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54"/>
      <text:p text:style-name="P157"><text:span text:style-name="T1">&lt;</text:span><text:span text:style-name="T39">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54"/>
      <text:p text:style-name="P15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57"><text:span text:style-name="T1">Юноша</text:span> закинул ногу за ногу и пытливо смотрел на меня, играя карандашём .</text:p>
      <text:p text:style-name="P157">Я совсем запутался.</text:p>
      <text:p text:style-name="P157"><text:span text:style-name="T1">– </text:span>Какая проблема? Какое решение? Кто ты <text:span text:style-name="T1">вообще</text:span>?</text:p>
      <text:p text:style-name="P157"><text:span text:style-name="T24">– </text:span><text:span text:style-name="T1">Хорошо, с</text:span>ейчас объясню, <text:span text:style-name="T1">– </text:span>кивнул <text:span text:style-name="T1">Анакорн</text:span>. <text:span text:style-name="T24">– </text:span><text:span text:style-name="T1">Понимаю, ты пока не вполне в теме от шока...</text:span></text:p>
      <text:p text:style-name="P15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5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54">– Стоп, не торопись. – у меня голова пошла кругом от информации. – Я ничего не понял. Какие-такие проблемы? Какие варианты? Зачем его поддерживать?</text:p>
      <text:p text:style-name="P154">Анакорн недовольно поморщился, но продолжил.</text:p>
      <text:p text:style-name="P15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54"><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5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54"/>
      <text:p text:style-name="P15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2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35">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55"/>
      <text:p text:style-name="P154">Ключевое слово - <text:span text:style-name="T46">непротиворечивому</text:span></text:p>
      <text:p text:style-name="P154"/>
      <text:p text:style-name="P15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5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54">На голограмме появилась солнечная система Эквуса. Почему-то в центре системы был сам Эквус. Вокруг него вращались солнце и луна.</text:p>
      <text:p text:style-name="P154">Анакорн плюхнулся обратно в кресло и схватился за голову. Потом, немного успокоившись, продолжил.</text:p>
      <text:p text:style-name="P15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54">Анакорн отпил из стакана и продолжил.</text:p>
      <text:p text:style-name="P15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5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24">&lt;</text:span><text:span text:style-name="T39">привязать к реальным событиям, описанным выше</text:span><text:span text:style-name="T24">&gt;</text:span><text:span text:style-name="T1">. А из таких посёлков Эквестрия состоит на 80% </text:span><text:span text:style-name="T24">&lt;</text:span><text:span text:style-name="T3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4">&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54">Анакорн постучал по столику указкой. Солнечная система увеличилась, оставив в поле зрения только шар Эквуса.</text:p>
      <text:p text:style-name="P15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5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5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8">старом аналоговом телевизоре.</text:span></text:p>
      <text:p text:style-name="P163">Ко мне наконец-то пришло понимание ситуации.</text:p>
      <text:p text:style-name="P16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54">Анакорн смутился.</text:p>
      <text:p text:style-name="P15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54">(<text:span text:style-name="T3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54"><text:span text:style-name="T36">– Сам ты раздолбай! – произнёс, наконец, Свирл</text:span>)</text:p>
      <text:p text:style-name="P154">… И создали вы его достаточно топорно — видишь, он трещит по швам.</text:p>
      <text:p text:style-name="P154">– Хмм. То есть, это брони создали Эквус?</text:p>
      <text:p text:style-name="P15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54">Я вспомнил события последнего года <text:span text:style-name="T24">&lt;</text:span>упомянуть в эпизоде на Терре, что МЛП-сериал закрылся год назад<text:span text:style-name="T24">&gt;</text:span></text:p>
      <text:p text:style-name="P15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54">Анакорн с такой силой сжал карандаш, что он хрустнул.</text:p>
      <text:p text:style-name="P154"><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5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5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54"/>
      <text:p text:style-name="P154"/>
      <text:p text:style-name="P15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59">– </text:p>
      <text:p text:style-name="P15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63">– Верни Рэйнбоу!!!</text:p>
      <text:p text:style-name="P163">Обломки карандаша выпали из кулака Анакорна на столик.</text:p>
      <text:p text:style-name="P163">– Э-э-э… м-м-м… ну-у-у... Нельзя сказать, что это совсем невыполнимо… Но, прямо скажу, задачка не для студента!</text:p>
      <text:p text:style-name="P163">– А ты студент?</text:p>
      <text:p text:style-name="P16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6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6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6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6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6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63">– Нет. Плата остаётся неизменной. Тут мы квиты. У меня тоже мало шансов помочь тебе — я не имею ни малейшего понятия, как это сделать.</text:p>
      <text:p text:style-name="P163">Ставшие почти прозрачными стены комнаты снова обрели материальность. Анакорн пожал плечами и протянул мне руку через столик.</text:p>
      <text:p text:style-name="P163"><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6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6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63">Я задумался.</text:p>
      <text:p text:style-name="P16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63">Анакорн почесал в затылке.</text:p>
      <text:p text:style-name="P163">– А кьютимарки? Как, <text:span text:style-name="T24">&lt;</text:span><text:span text:style-name="T42">чёрт</text:span><text:span text:style-name="T24">&gt;</text:span> меня побери, объяснить кьютимарки?</text:p>
      <text:p text:style-name="P163">– А кьютимарки ты сам даришь пони, когда распознаёшь их жизненное предназначение.</text:p>
      <text:p text:style-name="P16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63">Я пожал плечами.</text:p>
      <text:p text:style-name="P163">– А по-другому я не могу объяснить их появление. К сожалению.</text:p>
      <text:p text:style-name="P17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71">– Хорошо. Уболтал. Кьютимарки беру на себя. Так и знал, что мне самое трудное достанется!</text:p>
      <text:p text:style-name="P17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71">Анакорн проследил мой взгляд.</text:p>
      <text:p text:style-name="P171">– Нечего так смотреть. Если я стану применять магию вместо ловкости, теряется весь смысл упражнения... О, глянь-ка на Эквус!</text:p>
      <text:p text:style-name="P17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7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71"/>
      <text:p text:style-name="P168">Да, т<text:span text:style-name="T6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oft-page-break/><text:span text:style-name="T69">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7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69"/>
      <text:p text:style-name="P16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68"/>
      <text:p text:style-name="P168"/>
      <text:p text:style-name="P171">Я опять задумался. В голове было пусто. Хотя, если подумать с точки зрения программиста, можно... Наверное можно, раз все предыдущее прокатило...</text:p>
      <text:p text:style-name="P172">– <text:span text:style-name="T3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72">– Не понял? Это как? Как ты совместишь разрушенную магическими войнами Эквестрию с романтически-сексуальным раем для попаданцев?</text:p>
      <text:p text:style-name="P172"><text:span text:style-name="T24">–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72">Анакорн долго мусолил карандаш, а потом вдруг заржал.</text:p>
      <text:p text:style-name="P172"><text:span text:style-name="T24">–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72"><text:span text:style-name="T24">– </text:span>Я ничего никому не назначаю. Ты просил меня придумать отмазку для объяснения различий в фэндоме — я придумал. Не нравится — ну, извиняй.</text:p>
      <text:p text:style-name="P172">Анакорн примирительно похлопал меня по плечу.</text:p>
      <text:p text:style-name="P172"><text:span text:style-name="T24">–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72">Я подозрительно посмотрел на Анакорна.</text:p>
      <text:p text:style-name="P172"><text:span text:style-name="T24">– </text:span>Какой ещё, нафиг, «мой фанфик»? Я никакого фанфика не писал. И не собираюсь, вообще-то.</text:p>
      <text:p text:style-name="P172">Анакорн ехидно ухмыльнулся и откинулся в кресле, переплетя пальцы за затылком.</text:p>
      <text:p text:style-name="P172"><text:span text:style-name="T24">–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71"><text:soft-page-break/><text:span text:style-name="T24">–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71"><text:span text:style-name="T24">–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71"><text:span text:style-name="T24">– </text:span>Факн щит<text:note text:id="ftn13" text:note-class="footnote"><text:note-citation>13</text:note-citation><text:note-body><text:p text:style-name="P11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71">Анакорн развёл руками.</text:p>
      <text:p text:style-name="P171"><text:span text:style-name="T24">–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7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7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71">Анакорн, глядя на мои терзания, понимающе кивнул и продолжил.</text:p>
      <text:p text:style-name="P154">– Эквусу позарез нужна помощь. И он надеется получить эту помощь от тебя. Видишь, он из кожи вон лезет, чтобы тебе понравиться.</text:p>
      <text:p text:style-name="P159">Он старался тебя рассмешить и показать себя с лучшей стороны. К сожалению, надлого его не хватило — к твоему прибытию он был на грани...</text:p>
      <text:p text:style-name="P154">Тебе не приходилось заботиться о жилье и питании, ты нравишься кобылкам...</text:p>
      <text:p text:style-name="P154">– Гм! Я бы попросил тебя не касаться моих отношений с Рэйнбоу!</text:p>
      <text:p text:style-name="P15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54">У меня сердце буквально ухнуло куда-то вниз, в область желудка.</text:p>
      <text:p text:style-name="P15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24">&lt;&gt;</text:span></text:p>
      <text:p text:style-name="P15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54">– Та ладно, не утешай. Я не маленький ребёнок. Долг платежом красен. Сделаю то, что ты хочешь. Как сумею.</text:p>
      <text:p text:style-name="P15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54"><text:soft-page-break/>Анакорн наблюдал за мной без улыбки. По его нейтральному выражению лица невозможно было догадаться, о чём он думает.</text:p>
      <text:p text:style-name="P154">– Ну вот и отлично. Рад, что мы наконец-то пришли к сделке.</text:p>
      <text:p text:style-name="P16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64">– Пора закругляться. Ты начинаешь сгорать. Надо утрясти последние детали, пока ещё есть пару минут.</text:p>
      <text:p text:style-name="P154">– Валяй. Я тебя внимательно слушаю.</text:p>
      <text:p text:style-name="P15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8">Такова природа низкоэнергетических монад</text:span>.</text:p>
      <text:p text:style-name="P154">– А я разве сплю?</text:p>
      <text:p text:style-name="P154">– Сейчас — нет. Но как только мы закроем сделку — проснёшься. Потому что нет иного способа вернуть тебя в реальный мир.</text:p>
      <text:p text:style-name="P154">– Эээ, постой. А как я в Эквестрию и обратно возвращался?</text:p>
      <text:p text:style-name="P15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54">Так вот, возвращать тебя обратно в твой мир я не буду. </text:p>
      <text:p text:style-name="P154">Во-первых, может возникнуть временная <text:span text:style-name="T24">&lt;</text:span><text:span text:style-name="T38">парадокс</text:span><text:span text:style-name="T24">&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5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24"> </text:span>Если вернуть тебя обратно — рано или поздно он тебя убьёт. Скорее рано, чем поздно.</text:p>
      <text:p text:style-name="P15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5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5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54">– Ты ещё увидишь пару снов на прощание. Удачи!</text:p>
      <text:p text:style-name="P154"/>
      <text:p text:style-name="P151">&lt;<text:span text:style-name="T1">- Но если миры Эквестрии станут существовать — появятся и те из них, в которых тьма страданий, постапокалипсис.</text:span></text:p>
      <text:p text:style-name="P151"><text:span text:style-name="T1">- И это лучше, чем не существовать, поверь</text:span>&gt;</text:p>
      <text:p text:style-name="P156">***</text:p>
      <text:p text:style-name="P156"/>
      <text:p text:style-name="P154"><text:soft-page-break/>&lt;<text:span text:style-name="T38">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54"/>
      <text:p text:style-name="P154">– Привет, Макс. – образ Селестии снова реял передо мной, как <text:span text:style-name="T24">&lt;</text:span><text:span text:style-name="T38">полгода</text:span><text:span text:style-name="T24">&gt;</text:span> назад. – Я хочу поблагодарить тебя за всё.</text:p>
      <text:p text:style-name="P154">– Пожалста. – ответил я безучастно. – Всегда рад. Только Вам не нужно было ТАК распинаться, чтобы заручиться моей помощью.</text:p>
      <text:p text:style-name="P154">Селестия на мгновение смутилась, но продолжила.</text:p>
      <text:p text:style-name="P154">&lt;<text:span text:style-name="T38"> - Ты морочила мне яйца, чтобы заинтересовать? Всё, как Свирл указал?</text:span></text:p>
      <text:p text:style-name="P159">– Пожалуйста! <text:span text:style-name="T48">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59">Я покачал головой.</text:p>
      <text:p text:style-name="P15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59">- Поверь, Макс, всё не так, как ты думаешь! Если бы у меня был шанс переиграть всё по новому! Клянусь, всё было бы совсем по другому!</text:p>
      <text:p text:style-name="P154"><text:span text:style-name="T38">- Это точно! Было бы точно всё по другому, я с конеёбством завязываю!</text:span>&gt;</text:p>
      <text:p text:style-name="P154">– <text:s text:c="2"/>За благополучие Эквестрии я бы и не ТАК разопнулась.<text:span text:style-name="T24"> Я</text:span><text:span text:style-name="T38">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5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74">Селестия кивнула, соглашаясь, и образ её начал меркнуть.</text:p>
      <text:p text:style-name="P173">– <text:span text:style-name="T1">Окей. Будь счастлив и... спасибо тебе за всё, Макс.</text:span></text:p>
      <text:p text:style-name="P160">Мне очень хочется, чтобы мы смогли встретиться в другое время, при других обстоятельствах. Быть может, у нас всё было бы по иному.</text:p>
      <text:p text:style-name="P174">…</text:p>
      <text:p text:style-name="P17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74"><text:soft-page-break/>Он нахлобучил на себя невесть откуда взявшуюся двууголку.</text:p>
      <text:p text:style-name="P174">– Как вам это нравится, господа?! Дискорд — спаситель Эквестрии! А ведь звучит!!! Разрешите откланяться!..</text:p>
      <text:p text:style-name="P174"/>
      <text:list xml:id="list4968736302370981363" text:style-name="L5">
        <text:list-header>
          <text:p text:style-name="P166">(<text:span text:style-name="T45">Луна — как повелительница снов, слышала разговор Макса с Анакорном</text:span>)</text:p>
          <text:p text:style-name="P167"/>
        </text:list-header>
      </text:list>
      <text:p text:style-name="P175">***</text:p>
      <text:p text:style-name="P157"><text:span text:style-name="T1">–</text:span> Ты?..</text:p>
      <text:p text:style-name="P157"><text:span text:style-name="T1">–</text:span> Ты??!</text:p>
      <text:p text:style-name="P157"><text:span text:style-name="T1">–</text:span> Ты мне снишься??</text:p>
      <text:p text:style-name="P157"><text:span text:style-name="T1">–</text:span> Это ты мне снишься!!</text:p>
      <text:p text:style-name="P157"><text:span text:style-name="T1">–</text:span> Неважно… Пусть мы друг-другу снимся… Ты как, Дэш?</text:p>
      <text:p text:style-name="P157"><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39">Как-то это не круто совсем!</text:span></text:p>
      <text:p text:style-name="P144">- <text:span text:style-name="T1">Дэш, - сказал я, едва сдерживая слёзы, - ты самая крутая в мире пони! Ты победила смерть! Ты умерла и вернулась с того света!</text:span></text:p>
      <text:p text:style-name="P157"><text:span text:style-name="T40">- Точно? Ну офигеть! </text:span>А ты как?</text:p>
      <text:p text:style-name="P157"><text:span text:style-name="T1">–</text:span> И я в порядке. Вот, возвращаюсь в свой мир. Ну, не совсем в свой. Почти в свой.</text:p>
      <text:p text:style-name="P157"><text:span text:style-name="T1">–</text:span> Навсегда?</text:p>
      <text:p text:style-name="P157"><text:span text:style-name="T1">–</text:span> Скорее всего, да.</text:p>
      <text:p text:style-name="P157"><text:span text:style-name="T1">–</text:span> Это плохо. Я хотела тебе сказать…</text:p>
      <text:p text:style-name="P157"><text:span text:style-name="T1">–</text:span> Не надо, Дэш. Не стоит терзать себя. Мне тоже очень хотелось остаться. Но так надо. Мне очень жаль…</text:p>
      <text:p text:style-name="P15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5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5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5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5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57"><text:span text:style-name="T1">–</text:span> И тебя, и Твайлайт, и Рэрити, и Селестию, и всех-всех-всех… Таковы правила.</text:p>
      <text:p text:style-name="P157"><text:span text:style-name="T24">– </text:span>Дискорд!.. Почему всё так паршиво… Я даже не могу уткнуться носом тебе в грудь. Я прохожу сквозь тебя, <text:span text:style-name="T24">–</text:span> всхлипнула сквозь зубы Рэйнбоу.</text:p>
      <text:p text:style-name="P157">Я опустил руку на шею Дэш и ощутил теплоту и лёгкое покалывание в пустоте.</text:p>
      <text:p text:style-name="P157"><text:span text:style-name="T24">–</text:span> Мне кажется, Дэш, <text:span text:style-name="T1">м</text:span>ы найдём способ связаться. Рано или поздно.</text:p>
      <text:p text:style-name="P157"><text:soft-page-break/><text:span text:style-name="T1">–</text:span> И лучше рано, чем поздно! Я не люблю ждать!</text:p>
      <text:p text:style-name="P157"><text:span text:style-name="T1">–</text:span> Да, Дэш. <text:span text:style-name="T1">–</text:span> её образ начал таять. <text:span text:style-name="T1">–</text:span> Да, я помню. Я всё ещё помню…</text:p>
      <text:p text:style-name="P154"/>
      <text:p text:style-name="P4"/>
      <text:p text:style-name="P4"/>
      <text:p text:style-name="P1"><text:span text:style-name="T52">&lt;</text:span><text:span text:style-name="T41">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52">&gt;</text:span></text:p>
      <text:p text:style-name="P161">Из-за заинтересованности Эквуса в Максе, тому не приходится прилагать усилий для 34 — на что ему указывает Анакорн</text:p>
      <text:p text:style-name="P58"/>
      <text:p text:style-name="P47">&lt;<text:span text:style-name="T39">- А ты сам-то что чувствуешь?</text:span></text:p>
      <text:p text:style-name="P36">-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6">...</text:p>
      <text:p text:style-name="P33">-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3"><text:span text:style-name="T1">- Не знаю, не отслеживал. Я ведь не брони!</text:span>&gt;</text:p>
      <text:p text:style-name="P33"/>
      <text:p text:style-name="P33">&lt; - <text:span text:style-name="T1">Возможно, в другой раз, в другое время...</text:span></text:p>
      <text:p text:style-name="P36">- Ну уж нет! Я завязываю с конеёбством!</text:p>
      <text:p text:style-name="P47"><text:span text:style-name="T39">- Посмотрим... Хи-хи...</text:span>&gt;</text:p>
      <text:p text:style-name="P47"/>
      <text:p text:style-name="P46">&lt;<text:span text:style-name="T39"> </text:span><text:span text:style-name="T38">-</text:span><text:span text:style-name="T39">Я не умею! Давай ты напишешь!</text:span></text:p>
      <text:p text:style-name="P46"><text:span text:style-name="T38">- </text:span><text:span text:style-name="T39">Фигушки! Подрядил меня татухи поням рисовать — сам теперь фанфик пиши!</text:span>&gt;</text:p>
      <text:p text:style-name="P56"/>
      <text:p text:style-name="P46">&lt;<text:span text:style-name="T39">В сцене прощания (во сне) — Р.Д. в будущем будет стрематься поебушек с человеками, чтобы не испытывать горечи расставания. Но: </text:span></text:p>
      <text:p text:style-name="P46"><text:span text:style-name="T39">- Учти, я ни капельки не жалею о наших поебушках! Но в будущем буду их стрематься. Это очень больно — вот так расставаться</text:span>&gt;</text:p>
      <text:p text:style-name="P35">&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5"/>
      <text:p text:style-name="P35">(про Макса в сне-прощании)</text:p>
      <text:p text:style-name="P35">Я — Дискорд, и я говорю вам: он вернётся Я подсоблю вам, касатикам, хе-хе!</text:p>
      <text:p text:style-name="P56"/>
      <text:p text:style-name="P117"><text:span text:style-name="T24"><text:s/>&lt;</text:span><text:span text:style-name="T42"> - </text:span><text:span text:style-name="T38">Я не могу быть вашим спасителем! Я намного хуже и испорченнее вас!</text:span><text:span text:style-name="T24">&gt;</text:span></text:p>
      <text:p text:style-name="P1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58"/>
      <text:p text:style-name="P148"><text:soft-page-break/></text:p>
      <text:p text:style-name="P46">&lt;<text:span text:style-name="T39">Луна говорит Максу в прощальном сне:</text:span></text:p>
      <text:p text:style-name="P46"><text:span text:style-name="T39">- Прости, что хотела убить тебя. Я ослабела и Найтмэр на время одержала верх</text:span>&gt;</text:p>
      <text:p text:style-name="P56"/>
      <text:p text:style-name="P46">&lt;<text:span text:style-name="T39">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6"/>
      <text:p text:style-name="P32">&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4">- Слушай, я что-то не пойму, Эогипп для тебя что, проходной двор, что ли? На моей памяти, ты уже <text:span text:style-name="T24">&lt;</text:span>пятый<text:span text:style-name="T24">&gt;</text:span> раз за последние полгода туда-сюда через него мотаешься. Так часто сюда даже аликорны не заглядывают…</text:p>
      <text:p text:style-name="P32"><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13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65"/>
      <text:p text:style-name="P32">&lt;Селестия проснётся на Терре в облике кибермозга, т.к. в своём мире она на ступень выше пони (а кибермозг на Терре на ступень выше людей)&gt;</text:p>
      <text:p text:style-name="P34"/>
      <text:p text:style-name="P10">***</text:p>
      <text:p text:style-name="P108"/>
      <text:p text:style-name="P1">&lt;<text:span text:style-name="T44">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1">Внезапно он открыл глаза и посмотрел на экран. В глазах его отражалась цепочка пони, как у прыгнувшей за миг до того в экран пони.</text:p>
      <text:p text:style-name="P31">Рябь экрана разглаживалась, он постепенно становился непрозрачно-матовым. Так же угасало отражение светящейся цепочки в глазах у юноши.<text:span text:style-name="T24">&gt;</text:span></text:p>
      <text:p text:style-name="P53"/>
      <text:h text:style-name="P180" text:outline-level="2">Поиск решения</text:h>
      <text:p text:style-name="P109"/>
      <text:p text:style-name="P2"><text:span text:style-name="T24">&lt;</text:span><text:span text:style-name="T38">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span text:style-name="T24">&gt;</text:span></text:p>
      <text:p text:style-name="P142"/>
      <text:h text:style-name="P182" text:outline-level="2"><text:soft-page-break/><text:span text:style-name="T124">Эпилог. </text:span>Земля</text:h>
      <text:p text:style-name="P162">&lt;<text:span text:style-name="T75">Daft Punk – Get Lucky</text:span>&gt;</text:p>
      <text:p text:style-name="P128"><text:span text:style-name="T123">Звон будильника чуть не проломил башку. </text:span>Я открыл глаза. </text:p>
      <text:p text:style-name="P128"><text:span text:style-name="T1">Бляяяяяяя... </text:span><text:span text:style-name="T22">Голова</text:span><text:span text:style-name="T1"> чугунная... Вот на кой хрен ложиться в </text:span><text:span text:style-name="T24">два</text:span><text:span text:style-name="T1">, чтоб потом спать до </text:span><text:span text:style-name="T21">одиннадцати</text:span><text:span text:style-name="T1"> и ни хрена не выспаться при этом?</text:span> На работу опять к <text:span text:style-name="T122">часу</text:span><text:span text:style-name="T24"> приползу</text:span>. Надоело. <text:span text:style-name="T1">Закисать на работе — вредно для мозгов.</text:span> Надо отдохнуть. <text:span text:style-name="T24">Взят</text:span><text:span text:style-name="T1">ь, наконец, </text:span><text:s/>отпуск. <text:span text:style-name="T1">И пошло оно всё к ебеням!</text:span></text:p>
      <text:p text:style-name="P129"><text:span text:style-name="T1">Я нашарил ногами тапки и пошёл в ванную. Проходя мимо стола, зацепился взглядом за</text:span> эскиз <text:span text:style-name="T1">рисунка</text:span>.<text:span text:style-name="T125">&lt;</text:span><text:span text:style-name="T102">эскиз рисунка с первой главы – Сел на фоне звёзд</text:span><text:span text:style-name="T125">&gt;</text:span></text:p>
      <text:p text:style-name="P12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text:span><text:span text:style-name="T22">Надо начать задуманное в течении трёх суток.</text:span><text:span text:style-name="T1"> У меня эта граница уже раз </text:span><text:span text:style-name="T23">двадцать</text:span><text:span text:style-name="T1"> пройдена.</text:span></text:p>
      <text:p text:style-name="P12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text:span text:style-name="T123">рекламки</text:span>, что кидают в почтовый ящик. <text:span text:style-name="T123">А они, блин, глянцевые!</text:span></text:p>
      <text:p text:style-name="P126"><text:span text:style-name="T123">Хоть абзац напишу! </text:span>Уже хоть какой-то крохотный шажок, с которого можно будет начать. <text:span text:style-name="T123">Как там у Лао-Цзы? Дорога в тысячу ли начинается-бла-бла-бля!</text:span></text:p>
      <text:p text:style-name="P126"><text:span text:style-name="T123">П</text:span>опытка притронуться щёткой к зубу вызвала ноющую боль. </text:p>
      <text:p text:style-name="P127"><text:span text:style-name="T123">Ох, дерьмо</text:span>! Сегодня ж вечером к зубному! Значит, на работу нужно выбраться пораньше. <text:s/>Какой там, нахрен, завтрак? Какая, нахрен, фантазия? <text:span text:style-name="T123">Алекс</text:span> ещё позавчера ныл <text:span text:style-name="T126">про</text:span> три критических <text:span text:style-name="T126">баги</text:span>. Если сегодня не <text:span text:style-name="T123">зафигачу</text:span> хотя бы <text:span text:style-name="T123">одну</text:span> из них, напишет кляузу Брюсу, а он и так меня держит на карандаше... Вот так всегда. Фак!</text:p>
      <text:p text:style-name="P127">Доставая из стола ключи от машины, опять наткнулся взглядом на эскиз.</text:p>
      <text:p text:style-name="P126">Ну хорошо, если нет времени писать, так хоть название придумаю. Вот, к примеру, хорош<text:span text:style-name="T123">ий</text:span> <text:span text:style-name="T123">вариант</text:span>: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9"><text:span text:style-name="T1">Назову-ка я фантазию «Последний фанфик»…</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4-25T20:23:03.214333203</dc:date>
    <meta:editing-duration>P121DT20H6M30S</meta:editing-duration>
    <meta:editing-cycles>7310</meta:editing-cycles>
    <meta:generator>LibreOffice/5.1.6.2$Linux_X86_64 LibreOffice_project/10m0$Build-2</meta:generator>
    <meta:document-statistic meta:table-count="0" meta:image-count="0" meta:object-count="0" meta:page-count="193" meta:paragraph-count="4121" meta:word-count="85578" meta:character-count="568247" meta:non-whitespace-character-count="482835"/>
  </office:meta>
</office:document-meta>
</file>